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normal">
      <style:text-properties fo:language="es" fo:country="AR" officeooo:rsid="001be4d3" officeooo:paragraph-rsid="001f275a"/>
    </style:style>
    <style:style style:name="P2" style:family="paragraph" style:parent-style-name="normal">
      <style:text-properties fo:language="es" fo:country="AR" officeooo:rsid="001f275a" officeooo:paragraph-rsid="001f275a"/>
    </style:style>
    <style:style style:name="P3" style:family="paragraph" style:parent-style-name="normal">
      <style:text-properties fo:language="es" fo:country="AR" officeooo:rsid="0054c5e5" officeooo:paragraph-rsid="0054c5e5"/>
    </style:style>
    <style:style style:name="P4" style:family="paragraph" style:parent-style-name="normal">
      <style:text-properties fo:language="es" fo:country="AR" officeooo:rsid="0021515b" officeooo:paragraph-rsid="0021515b"/>
    </style:style>
    <style:style style:name="P5" style:family="paragraph" style:parent-style-name="normal">
      <style:text-properties fo:language="es" fo:country="AR" officeooo:rsid="001f275a" officeooo:paragraph-rsid="001f275a" fo:background-color="transparent"/>
    </style:style>
    <style:style style:name="P6" style:family="paragraph" style:parent-style-name="normal">
      <style:text-properties fo:language="es" fo:country="AR" officeooo:rsid="008b4ef4" officeooo:paragraph-rsid="001f275a" fo:background-color="transparent"/>
    </style:style>
    <style:style style:name="P7" style:family="paragraph" style:parent-style-name="normal">
      <style:text-properties fo:language="es" fo:country="AR" officeooo:rsid="0021fa78" officeooo:paragraph-rsid="002c9246"/>
    </style:style>
    <style:style style:name="P8" style:family="paragraph" style:parent-style-name="normal">
      <style:text-properties fo:language="es" fo:country="AR" officeooo:rsid="002c9246" officeooo:paragraph-rsid="010eab69"/>
    </style:style>
    <style:style style:name="P9" style:family="paragraph" style:parent-style-name="normal">
      <style:text-properties fo:language="es" fo:country="AR" officeooo:rsid="0023ce0c" officeooo:paragraph-rsid="00247fcd"/>
    </style:style>
    <style:style style:name="P10" style:family="paragraph" style:parent-style-name="normal">
      <style:text-properties fo:language="es" fo:country="AR" officeooo:rsid="002418e3" officeooo:paragraph-rsid="00247fcd"/>
    </style:style>
    <style:style style:name="P11" style:family="paragraph" style:parent-style-name="normal">
      <style:text-properties fo:language="es" fo:country="AR" officeooo:rsid="00247fcd" officeooo:paragraph-rsid="00247fcd"/>
    </style:style>
    <style:style style:name="P12" style:family="paragraph" style:parent-style-name="Heading_20_3">
      <style:text-properties fo:language="es" fo:country="AR"/>
    </style:style>
    <style:style style:name="P13" style:family="paragraph" style:parent-style-name="normal">
      <style:text-properties fo:language="es" fo:country="AR" officeooo:rsid="00264a2e" officeooo:paragraph-rsid="0115491c"/>
    </style:style>
    <style:style style:name="P14" style:family="paragraph" style:parent-style-name="normal">
      <style:text-properties fo:language="es" fo:country="AR" officeooo:rsid="00adfb91" officeooo:paragraph-rsid="00adfb91"/>
    </style:style>
    <style:style style:name="P15" style:family="paragraph" style:parent-style-name="normal">
      <style:text-properties fo:language="es" fo:country="AR" officeooo:rsid="00aefe92" officeooo:paragraph-rsid="00aefe92"/>
    </style:style>
    <style:style style:name="P16" style:family="paragraph" style:parent-style-name="normal">
      <style:text-properties fo:language="es" fo:country="AR" officeooo:rsid="003d281f" officeooo:paragraph-rsid="003d281f"/>
    </style:style>
    <style:style style:name="P17"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8"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9" style:family="paragraph" style:parent-style-name="normal">
      <style:text-properties fo:language="es" fo:country="AR" officeooo:rsid="001f275a" officeooo:paragraph-rsid="001f275a"/>
    </style:style>
    <style:style style:name="P20" style:family="paragraph" style:parent-style-name="normal">
      <style:text-properties fo:language="es" fo:country="AR" officeooo:rsid="0054c5e5" officeooo:paragraph-rsid="0054c5e5"/>
    </style:style>
    <style:style style:name="P21" style:family="paragraph" style:parent-style-name="normal">
      <style:text-properties fo:language="es" fo:country="AR" officeooo:rsid="0021515b" officeooo:paragraph-rsid="0021515b"/>
    </style:style>
    <style:style style:name="P22" style:family="paragraph" style:parent-style-name="normal">
      <style:text-properties fo:language="es" fo:country="AR" officeooo:rsid="0021fa78" officeooo:paragraph-rsid="002c9246"/>
    </style:style>
    <style:style style:name="P23" style:family="paragraph" style:parent-style-name="normal">
      <style:text-properties fo:language="es" fo:country="AR" officeooo:rsid="002c9246" officeooo:paragraph-rsid="010eab69"/>
    </style:style>
    <style:style style:name="P24" style:family="paragraph" style:parent-style-name="normal">
      <style:text-properties fo:language="es" fo:country="AR" officeooo:rsid="0023ce0c" officeooo:paragraph-rsid="00247fcd"/>
    </style:style>
    <style:style style:name="P25" style:family="paragraph" style:parent-style-name="normal">
      <style:text-properties fo:language="es" fo:country="AR" officeooo:rsid="002418e3" officeooo:paragraph-rsid="00247fcd"/>
    </style:style>
    <style:style style:name="P26" style:family="paragraph" style:parent-style-name="normal">
      <style:text-properties fo:language="es" fo:country="AR" officeooo:rsid="00247fcd" officeooo:paragraph-rsid="00247fcd"/>
    </style:style>
    <style:style style:name="P27" style:family="paragraph" style:parent-style-name="normal">
      <style:text-properties fo:language="es" fo:country="AR" officeooo:rsid="00247fcd" officeooo:paragraph-rsid="00adfb91"/>
    </style:style>
    <style:style style:name="P28" style:family="paragraph" style:parent-style-name="normal">
      <style:text-properties fo:language="es" fo:country="AR" officeooo:rsid="00264a2e" officeooo:paragraph-rsid="0115491c"/>
    </style:style>
    <style:style style:name="P29" style:family="paragraph" style:parent-style-name="normal">
      <style:text-properties fo:language="es" fo:country="AR" officeooo:rsid="00adfb91" officeooo:paragraph-rsid="00adfb91"/>
    </style:style>
    <style:style style:name="P30" style:family="paragraph" style:parent-style-name="normal">
      <style:text-properties fo:language="es" fo:country="AR" officeooo:rsid="00aefe92" officeooo:paragraph-rsid="00aefe92"/>
    </style:style>
    <style:style style:name="P31" style:family="paragraph" style:parent-style-name="normal">
      <style:text-properties fo:language="es" fo:country="AR" officeooo:rsid="003d281f" officeooo:paragraph-rsid="003d281f"/>
    </style:style>
    <style:style style:name="P32" style:family="paragraph" style:parent-style-name="normal">
      <style:text-properties fo:language="es" fo:country="AR" officeooo:rsid="0032dc05" officeooo:paragraph-rsid="0019e071"/>
    </style:style>
    <style:style style:name="P33" style:family="paragraph" style:parent-style-name="normal">
      <style:text-properties fo:language="es" fo:country="AR" officeooo:rsid="001ac958" officeooo:paragraph-rsid="001ac958"/>
    </style:style>
    <style:style style:name="P34" style:family="paragraph" style:parent-style-name="normal">
      <style:text-properties fo:language="es" fo:country="AR" officeooo:rsid="001fc7a4" officeooo:paragraph-rsid="001fc7a4"/>
    </style:style>
    <style:style style:name="P35" style:family="paragraph" style:parent-style-name="normal">
      <style:text-properties fo:language="es" fo:country="AR" officeooo:rsid="0023b39b" officeooo:paragraph-rsid="0023b39b"/>
    </style:style>
    <style:style style:name="P36" style:family="paragraph" style:parent-style-name="normal">
      <style:text-properties fo:language="es" fo:country="AR" officeooo:rsid="002e2c2c" officeooo:paragraph-rsid="002e2c2c"/>
    </style:style>
    <style:style style:name="P37" style:family="paragraph" style:parent-style-name="normal">
      <style:text-properties fo:language="es" fo:country="AR" officeooo:rsid="002fb05f" officeooo:paragraph-rsid="002fb05f"/>
    </style:style>
    <style:style style:name="P38" style:family="paragraph" style:parent-style-name="normal">
      <style:text-properties fo:language="es" fo:country="AR" officeooo:rsid="00333e1d" officeooo:paragraph-rsid="00333e1d"/>
    </style:style>
    <style:style style:name="P39" style:family="paragraph" style:parent-style-name="normal">
      <style:text-properties fo:language="es" fo:country="AR" officeooo:rsid="00343826" officeooo:paragraph-rsid="00343826"/>
    </style:style>
    <style:style style:name="P40" style:family="paragraph" style:parent-style-name="normal">
      <style:text-properties fo:language="es" fo:country="AR" officeooo:rsid="00347d7e" officeooo:paragraph-rsid="00347d7e"/>
    </style:style>
    <style:style style:name="P41" style:family="paragraph" style:parent-style-name="normal">
      <style:text-properties fo:language="es" fo:country="AR" officeooo:rsid="0037b7e9" officeooo:paragraph-rsid="0037b7e9"/>
    </style:style>
    <style:style style:name="P42" style:family="paragraph" style:parent-style-name="normal">
      <style:text-properties fo:language="es" fo:country="AR" officeooo:rsid="00958515" officeooo:paragraph-rsid="00958515"/>
    </style:style>
    <style:style style:name="P43" style:family="paragraph" style:parent-style-name="normal">
      <style:text-properties fo:language="es" fo:country="AR" officeooo:rsid="003929ed" officeooo:paragraph-rsid="003929ed"/>
    </style:style>
    <style:style style:name="P44" style:family="paragraph" style:parent-style-name="normal">
      <style:text-properties fo:language="es" fo:country="AR" officeooo:rsid="003d5ae7" officeooo:paragraph-rsid="003d5ae7"/>
    </style:style>
    <style:style style:name="P45" style:family="paragraph" style:parent-style-name="normal">
      <style:text-properties fo:language="es" fo:country="AR" officeooo:rsid="003e65c2" officeooo:paragraph-rsid="003e65c2"/>
    </style:style>
    <style:style style:name="P46" style:family="paragraph" style:parent-style-name="normal">
      <style:text-properties fo:language="es" fo:country="AR" officeooo:rsid="003e65c2" officeooo:paragraph-rsid="004158b5"/>
    </style:style>
    <style:style style:name="P47" style:family="paragraph" style:parent-style-name="normal">
      <style:text-properties fo:language="es" fo:country="AR" officeooo:rsid="00427d73" officeooo:paragraph-rsid="00427d73"/>
    </style:style>
    <style:style style:name="P48" style:family="paragraph" style:parent-style-name="normal">
      <style:text-properties fo:language="es" fo:country="AR" officeooo:rsid="004158b5" officeooo:paragraph-rsid="004158b5"/>
    </style:style>
    <style:style style:name="P49" style:family="paragraph" style:parent-style-name="normal">
      <style:text-properties fo:language="es" fo:country="AR" officeooo:rsid="0046f1e8" officeooo:paragraph-rsid="0046f1e8"/>
    </style:style>
    <style:style style:name="P50" style:family="paragraph" style:parent-style-name="normal">
      <style:text-properties fo:language="es" fo:country="AR" officeooo:rsid="0048eee7" officeooo:paragraph-rsid="0048eee7"/>
    </style:style>
    <style:style style:name="P51" style:family="paragraph" style:parent-style-name="normal">
      <style:text-properties fo:language="es" fo:country="AR" officeooo:rsid="0049af48" officeooo:paragraph-rsid="0049af48"/>
    </style:style>
    <style:style style:name="P52" style:family="paragraph" style:parent-style-name="normal">
      <style:text-properties fo:language="es" fo:country="AR" officeooo:rsid="004b83bd" officeooo:paragraph-rsid="004b83bd"/>
    </style:style>
    <style:style style:name="P53" style:family="paragraph" style:parent-style-name="normal">
      <style:text-properties fo:language="es" fo:country="AR" officeooo:rsid="004dbf72" officeooo:paragraph-rsid="004dbf72"/>
    </style:style>
    <style:style style:name="P54" style:family="paragraph" style:parent-style-name="normal">
      <style:text-properties fo:language="es" fo:country="AR" officeooo:rsid="004f659a" officeooo:paragraph-rsid="004f659a"/>
    </style:style>
    <style:style style:name="P55" style:family="paragraph" style:parent-style-name="normal">
      <style:text-properties fo:language="es" fo:country="AR" officeooo:rsid="005679f6" officeooo:paragraph-rsid="005679f6"/>
    </style:style>
    <style:style style:name="P56" style:family="paragraph" style:parent-style-name="normal">
      <style:text-properties fo:language="es" fo:country="AR" officeooo:rsid="005305ac" officeooo:paragraph-rsid="005305ac"/>
    </style:style>
    <style:style style:name="P57" style:family="paragraph" style:parent-style-name="normal">
      <style:text-properties fo:language="es" fo:country="AR" officeooo:rsid="005452fd" officeooo:paragraph-rsid="005452fd"/>
    </style:style>
    <style:style style:name="P58" style:family="paragraph" style:parent-style-name="normal">
      <style:text-properties fo:language="es" fo:country="AR" officeooo:rsid="00580054" officeooo:paragraph-rsid="00580054"/>
    </style:style>
    <style:style style:name="P59" style:family="paragraph" style:parent-style-name="normal">
      <style:text-properties fo:language="es" fo:country="AR" officeooo:rsid="005a8cdc" officeooo:paragraph-rsid="009043f2"/>
    </style:style>
    <style:style style:name="P60" style:family="paragraph" style:parent-style-name="normal">
      <style:text-properties fo:language="es" fo:country="AR" officeooo:rsid="005a8cdc" officeooo:paragraph-rsid="005a8cdc"/>
    </style:style>
    <style:style style:name="P61" style:family="paragraph" style:parent-style-name="normal">
      <style:text-properties fo:language="es" fo:country="AR" officeooo:rsid="009043f2" officeooo:paragraph-rsid="009043f2"/>
    </style:style>
    <style:style style:name="P62" style:family="paragraph" style:parent-style-name="normal">
      <style:text-properties fo:language="es" fo:country="AR" officeooo:rsid="009043f2" officeooo:paragraph-rsid="00ad114f"/>
    </style:style>
    <style:style style:name="P63" style:family="paragraph" style:parent-style-name="normal">
      <style:text-properties fo:language="es" fo:country="AR" officeooo:rsid="0090772c" officeooo:paragraph-rsid="0090772c"/>
    </style:style>
    <style:style style:name="P64" style:family="paragraph" style:parent-style-name="normal">
      <style:text-properties fo:language="es" fo:country="AR" officeooo:rsid="00927039" officeooo:paragraph-rsid="00927039"/>
    </style:style>
    <style:style style:name="P65" style:family="paragraph" style:parent-style-name="normal">
      <style:text-properties fo:language="es" fo:country="AR" officeooo:rsid="009583ce" officeooo:paragraph-rsid="0096fb5e"/>
    </style:style>
    <style:style style:name="P66" style:family="paragraph" style:parent-style-name="normal">
      <style:text-properties fo:language="es" fo:country="AR" officeooo:rsid="009583ce" officeooo:paragraph-rsid="009583ce"/>
    </style:style>
    <style:style style:name="P67" style:family="paragraph" style:parent-style-name="normal">
      <style:text-properties fo:language="es" fo:country="AR" officeooo:rsid="0096fb5e" officeooo:paragraph-rsid="0096fb5e"/>
    </style:style>
    <style:style style:name="P68" style:family="paragraph" style:parent-style-name="normal">
      <style:text-properties fo:language="es" fo:country="AR" officeooo:rsid="009bfc83" officeooo:paragraph-rsid="009bfc83"/>
    </style:style>
    <style:style style:name="P69" style:family="paragraph" style:parent-style-name="normal">
      <style:text-properties fo:language="es" fo:country="AR" officeooo:rsid="009c00db" officeooo:paragraph-rsid="009c00db"/>
    </style:style>
    <style:style style:name="P70" style:family="paragraph" style:parent-style-name="normal">
      <style:text-properties fo:language="es" fo:country="AR" officeooo:rsid="00a36ecc" officeooo:paragraph-rsid="00a5a02a"/>
    </style:style>
    <style:style style:name="P71" style:family="paragraph" style:parent-style-name="normal">
      <style:text-properties fo:language="es" fo:country="AR" officeooo:rsid="00a43909" officeooo:paragraph-rsid="00a5a02a"/>
    </style:style>
    <style:style style:name="P72" style:family="paragraph" style:parent-style-name="normal">
      <style:text-properties fo:language="es" fo:country="AR" officeooo:rsid="00a43909" officeooo:paragraph-rsid="00a43909"/>
    </style:style>
    <style:style style:name="P73" style:family="paragraph" style:parent-style-name="normal">
      <style:text-properties fo:language="es" fo:country="AR" officeooo:rsid="00a5a02a" officeooo:paragraph-rsid="00a5a02a"/>
    </style:style>
    <style:style style:name="P74" style:family="paragraph" style:parent-style-name="normal">
      <style:text-properties fo:language="es" fo:country="AR" officeooo:rsid="00a76ed8" officeooo:paragraph-rsid="00a76ed8"/>
    </style:style>
    <style:style style:name="P75" style:family="paragraph" style:parent-style-name="normal">
      <style:text-properties fo:language="es" fo:country="AR" officeooo:rsid="00ab93d9" officeooo:paragraph-rsid="00ab93d9"/>
    </style:style>
    <style:style style:name="P76" style:family="paragraph" style:parent-style-name="normal">
      <style:text-properties fo:language="es" fo:country="AR" officeooo:rsid="00ab93d9" officeooo:paragraph-rsid="00ad114f"/>
    </style:style>
    <style:style style:name="P77" style:family="paragraph" style:parent-style-name="normal">
      <style:text-properties fo:language="es" fo:country="AR" officeooo:rsid="00ad114f" officeooo:paragraph-rsid="00ad114f"/>
    </style:style>
    <style:style style:name="P78" style:family="paragraph" style:parent-style-name="normal">
      <style:text-properties fo:language="es" fo:country="AR" officeooo:rsid="00ad114f" officeooo:paragraph-rsid="00b0e84a"/>
    </style:style>
    <style:style style:name="P79" style:family="paragraph" style:parent-style-name="normal">
      <style:text-properties fo:language="es" fo:country="AR" officeooo:rsid="00b44fce" officeooo:paragraph-rsid="00b4ef93"/>
    </style:style>
    <style:style style:name="P80" style:family="paragraph" style:parent-style-name="normal">
      <style:text-properties fo:language="es" fo:country="AR" officeooo:rsid="00b0e84a" officeooo:paragraph-rsid="00b0e84a"/>
    </style:style>
    <style:style style:name="P81" style:family="paragraph" style:parent-style-name="normal">
      <style:text-properties fo:language="es" fo:country="AR" officeooo:rsid="00b2bcf2" officeooo:paragraph-rsid="00b2bcf2"/>
    </style:style>
    <style:style style:name="P82" style:family="paragraph" style:parent-style-name="normal">
      <style:text-properties fo:language="es" fo:country="AR" officeooo:rsid="00b228a4" officeooo:paragraph-rsid="00b228a4"/>
    </style:style>
    <style:style style:name="P83" style:family="paragraph" style:parent-style-name="normal">
      <style:text-properties fo:language="es" fo:country="AR" officeooo:rsid="00b5459b" officeooo:paragraph-rsid="00be4563"/>
    </style:style>
    <style:style style:name="P84" style:family="paragraph" style:parent-style-name="normal">
      <style:text-properties fo:language="es" fo:country="AR" officeooo:rsid="00b5459b" officeooo:paragraph-rsid="00ed2f23"/>
    </style:style>
    <style:style style:name="P85" style:family="paragraph" style:parent-style-name="normal">
      <style:text-properties fo:language="es" fo:country="AR" officeooo:rsid="00c8a149" officeooo:paragraph-rsid="00c8a149"/>
    </style:style>
    <style:style style:name="P86" style:family="paragraph" style:parent-style-name="normal">
      <style:text-properties fo:language="es" fo:country="AR" officeooo:rsid="00ca80e3" officeooo:paragraph-rsid="00ca80e3"/>
    </style:style>
    <style:style style:name="P87" style:family="paragraph" style:parent-style-name="normal">
      <style:text-properties fo:language="es" fo:country="AR" officeooo:rsid="00cfd02b" officeooo:paragraph-rsid="00cfd02b"/>
    </style:style>
    <style:style style:name="P88" style:family="paragraph" style:parent-style-name="normal">
      <style:text-properties fo:language="es" fo:country="AR" officeooo:rsid="00d3c650" officeooo:paragraph-rsid="00d3c650"/>
    </style:style>
    <style:style style:name="P89" style:family="paragraph" style:parent-style-name="normal">
      <style:text-properties fo:language="es" fo:country="AR" officeooo:rsid="00d52881" officeooo:paragraph-rsid="00d52881"/>
    </style:style>
    <style:style style:name="P90" style:family="paragraph" style:parent-style-name="normal">
      <style:text-properties fo:language="es" fo:country="AR" officeooo:rsid="00d7659f" officeooo:paragraph-rsid="00d7659f"/>
    </style:style>
    <style:style style:name="P91" style:family="paragraph" style:parent-style-name="normal">
      <style:text-properties fo:language="es" fo:country="AR" officeooo:rsid="00d89f69" officeooo:paragraph-rsid="00d89f69"/>
    </style:style>
    <style:style style:name="P92" style:family="paragraph" style:parent-style-name="normal">
      <style:text-properties fo:language="es" fo:country="AR" officeooo:rsid="00be01c0" officeooo:paragraph-rsid="00be01c0"/>
    </style:style>
    <style:style style:name="P93" style:family="paragraph" style:parent-style-name="normal">
      <style:text-properties fo:language="es" fo:country="AR" officeooo:rsid="00ed2f23" officeooo:paragraph-rsid="00eda9c2"/>
    </style:style>
    <style:style style:name="P94" style:family="paragraph" style:parent-style-name="normal">
      <style:text-properties fo:language="es" fo:country="AR" officeooo:rsid="00ed2f23" officeooo:paragraph-rsid="00ef8090"/>
    </style:style>
    <style:style style:name="P95" style:family="paragraph" style:parent-style-name="normal">
      <style:text-properties fo:language="es" fo:country="AR" officeooo:rsid="00d52881" officeooo:paragraph-rsid="00d52881" fo:background-color="#ffff00"/>
    </style:style>
    <style:style style:name="P96" style:family="paragraph" style:parent-style-name="normal">
      <style:text-properties fo:language="es" fo:country="AR" officeooo:rsid="00eda9c2" officeooo:paragraph-rsid="00eda9c2"/>
    </style:style>
    <style:style style:name="P97" style:family="paragraph" style:parent-style-name="normal">
      <style:text-properties fo:language="es" fo:country="AR" officeooo:rsid="00fefcca" officeooo:paragraph-rsid="00fefcca"/>
    </style:style>
    <style:style style:name="P98" style:family="paragraph" style:parent-style-name="normal">
      <style:text-properties style:text-line-through-style="solid" style:text-line-through-type="single" fo:language="es" fo:country="AR" officeooo:rsid="001fc7a4" officeooo:paragraph-rsid="001fc7a4"/>
    </style:style>
    <style:style style:name="P99" style:family="paragraph" style:parent-style-name="normal">
      <style:text-properties fo:color="#000000" style:font-name="Times New Roman" fo:font-size="12pt" fo:language="es" fo:country="AR" officeooo:rsid="00580054" officeooo:paragraph-rsid="00580054" style:font-name-asian="Times New Roman1" style:font-size-asian="12pt" style:font-name-complex="Times New Roman1"/>
    </style:style>
    <style:style style:name="P100" style:family="paragraph" style:parent-style-name="normal">
      <style:text-properties officeooo:rsid="00dbbed6" officeooo:paragraph-rsid="00eb45e9"/>
    </style:style>
    <style:style style:name="P101"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02"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03" style:family="paragraph" style:parent-style-name="normal">
      <style:paragraph-properties fo:margin-left="2.223cm" fo:margin-right="0cm" fo:text-indent="0cm" style:auto-text-indent="false"/>
      <style:text-properties fo:language="es" fo:country="AR" style:text-underline-style="none" officeooo:rsid="005a8cdc" officeooo:paragraph-rsid="005a8cdc"/>
    </style:style>
    <style:style style:name="P104" style:family="paragraph" style:parent-style-name="normal">
      <style:paragraph-properties fo:margin-left="2.223cm" fo:margin-right="0cm" fo:text-indent="0cm" style:auto-text-indent="false"/>
      <style:text-properties fo:language="es" fo:country="AR" style:text-underline-style="none" officeooo:rsid="00e76b98" officeooo:paragraph-rsid="00e76b98"/>
    </style:style>
    <style:style style:name="P105" style:family="paragraph" style:parent-style-name="normal">
      <style:paragraph-properties fo:margin-left="2.223cm" fo:margin-right="0cm" fo:text-indent="0cm" style:auto-text-indent="false"/>
      <style:text-properties fo:language="es" fo:country="AR" style:text-underline-style="none" officeooo:rsid="00e87135" officeooo:paragraph-rsid="00e87135"/>
    </style:style>
    <style:style style:name="P106" style:family="paragraph" style:parent-style-name="normal">
      <style:paragraph-properties fo:margin-left="2.223cm" fo:margin-right="0cm" fo:text-indent="0cm" style:auto-text-indent="false"/>
      <style:text-properties fo:language="es" fo:country="AR" officeooo:rsid="0090772c" officeooo:paragraph-rsid="0090772c"/>
    </style:style>
    <style:style style:name="P107" style:family="paragraph" style:parent-style-name="normal">
      <style:paragraph-properties fo:margin-left="2.223cm" fo:margin-right="0cm" fo:text-indent="0cm" style:auto-text-indent="false"/>
      <style:text-properties fo:language="es" fo:country="AR" officeooo:rsid="00be4563" officeooo:paragraph-rsid="00be4563"/>
    </style:style>
    <style:style style:name="P108" style:family="paragraph" style:parent-style-name="normal">
      <style:paragraph-properties fo:margin-left="2.223cm" fo:margin-right="0cm" fo:text-indent="0cm" style:auto-text-indent="false"/>
      <style:text-properties fo:language="es" fo:country="AR" officeooo:rsid="00be4563" officeooo:paragraph-rsid="00be91e5"/>
    </style:style>
    <style:style style:name="P109" style:family="paragraph" style:parent-style-name="normal">
      <style:paragraph-properties fo:margin-left="2.223cm" fo:margin-right="0cm" fo:text-indent="0cm" style:auto-text-indent="false"/>
      <style:text-properties fo:language="es" fo:country="AR" officeooo:rsid="00be91e5" officeooo:paragraph-rsid="00be91e5"/>
    </style:style>
    <style:style style:name="P110" style:family="paragraph" style:parent-style-name="normal">
      <style:paragraph-properties fo:margin-left="2.223cm" fo:margin-right="0cm" fo:text-indent="0cm" style:auto-text-indent="false"/>
      <style:text-properties fo:language="es" fo:country="AR" officeooo:rsid="00be91e5" officeooo:paragraph-rsid="00bef55b"/>
    </style:style>
    <style:style style:name="P111" style:family="paragraph" style:parent-style-name="normal">
      <style:paragraph-properties fo:margin-left="2.223cm" fo:margin-right="0cm" fo:text-indent="0cm" style:auto-text-indent="false"/>
      <style:text-properties fo:language="es" fo:country="AR" officeooo:rsid="00be91e5" officeooo:paragraph-rsid="00c14fef"/>
    </style:style>
    <style:style style:name="P112" style:family="paragraph" style:parent-style-name="normal">
      <style:paragraph-properties fo:margin-left="2.223cm" fo:margin-right="0cm" fo:text-indent="0cm" style:auto-text-indent="false"/>
      <style:text-properties fo:language="es" fo:country="AR" officeooo:rsid="00be91e5" officeooo:paragraph-rsid="00c71ea7"/>
    </style:style>
    <style:style style:name="P113" style:family="paragraph" style:parent-style-name="normal">
      <style:paragraph-properties fo:margin-left="2.223cm" fo:margin-right="0cm" fo:text-indent="0cm" style:auto-text-indent="false"/>
      <style:text-properties fo:language="es" fo:country="AR" officeooo:rsid="00be91e5" officeooo:paragraph-rsid="00d101eb"/>
    </style:style>
    <style:style style:name="P114" style:family="paragraph" style:parent-style-name="normal">
      <style:paragraph-properties fo:margin-left="2.223cm" fo:margin-right="0cm" fo:text-indent="0cm" style:auto-text-indent="false"/>
      <style:text-properties fo:language="es" fo:country="AR" officeooo:rsid="00be91e5" officeooo:paragraph-rsid="00d114a6"/>
    </style:style>
    <style:style style:name="P115" style:family="paragraph" style:parent-style-name="normal">
      <style:paragraph-properties fo:margin-left="2.223cm" fo:margin-right="0cm" fo:text-indent="0cm" style:auto-text-indent="false"/>
      <style:text-properties fo:language="es" fo:country="AR" officeooo:rsid="00bef55b" officeooo:paragraph-rsid="00bef55b"/>
    </style:style>
    <style:style style:name="P116" style:family="paragraph" style:parent-style-name="normal">
      <style:paragraph-properties fo:margin-left="2.223cm" fo:margin-right="0cm" fo:text-indent="0cm" style:auto-text-indent="false"/>
      <style:text-properties fo:language="es" fo:country="AR" officeooo:rsid="00c14fef" officeooo:paragraph-rsid="00c14fef"/>
    </style:style>
    <style:style style:name="P117" style:family="paragraph" style:parent-style-name="normal">
      <style:paragraph-properties fo:margin-left="2.223cm" fo:margin-right="0cm" fo:text-indent="0cm" style:auto-text-indent="false"/>
      <style:text-properties fo:language="es" fo:country="AR" officeooo:rsid="00b5459b" officeooo:paragraph-rsid="00b5459b"/>
    </style:style>
    <style:style style:name="P118" style:family="paragraph" style:parent-style-name="normal">
      <style:paragraph-properties fo:margin-left="2.223cm" fo:margin-right="0cm" fo:text-indent="0cm" style:auto-text-indent="false"/>
      <style:text-properties fo:color="#ff0000" fo:language="es" fo:country="AR" officeooo:rsid="00bef55b" officeooo:paragraph-rsid="00bef55b"/>
    </style:style>
    <style:style style:name="P119" style:family="paragraph" style:parent-style-name="normal">
      <style:paragraph-properties fo:margin-left="2.223cm" fo:margin-right="0cm" fo:text-indent="0cm" style:auto-text-indent="false"/>
      <style:text-properties fo:color="#ff0000" fo:language="es" fo:country="AR" officeooo:rsid="00c14fef" officeooo:paragraph-rsid="00c71ea7"/>
    </style:style>
    <style:style style:name="P120" style:family="paragraph" style:parent-style-name="normal">
      <style:paragraph-properties fo:margin-left="0cm" fo:margin-right="0cm" fo:text-indent="0cm" style:auto-text-indent="false"/>
      <style:text-properties fo:language="es" fo:country="AR" style:text-underline-style="none" officeooo:rsid="00e1fbb7" officeooo:paragraph-rsid="00e1fbb7"/>
    </style:style>
    <style:style style:name="P121" style:family="paragraph" style:parent-style-name="normal">
      <style:paragraph-properties fo:margin-left="0cm" fo:margin-right="0cm" fo:text-indent="0cm" style:auto-text-indent="false"/>
      <style:text-properties fo:language="es" fo:country="AR" style:text-underline-style="none" officeooo:rsid="00e390be" officeooo:paragraph-rsid="00e390be"/>
    </style:style>
    <style:style style:name="P122" style:family="paragraph" style:parent-style-name="normal">
      <style:paragraph-properties fo:margin-left="0cm" fo:margin-right="0cm" fo:text-indent="0cm" style:auto-text-indent="false"/>
      <style:text-properties fo:language="es" fo:country="AR" style:text-underline-style="none" officeooo:rsid="00e43d29" officeooo:paragraph-rsid="00e43d29"/>
    </style:style>
    <style:style style:name="P123" style:family="paragraph" style:parent-style-name="normal">
      <style:paragraph-properties fo:margin-left="0cm" fo:margin-right="0cm" fo:text-indent="0cm" style:auto-text-indent="false"/>
      <style:text-properties fo:language="es" fo:country="AR" style:text-underline-style="none" officeooo:rsid="00e634c6" officeooo:paragraph-rsid="00e634c6"/>
    </style:style>
    <style:style style:name="P124" style:family="paragraph" style:parent-style-name="normal">
      <style:paragraph-properties fo:margin-left="0cm" fo:margin-right="0cm" fo:text-indent="0cm" style:auto-text-indent="false"/>
      <style:text-properties fo:language="es" fo:country="AR" style:text-underline-style="none" officeooo:rsid="00e76b98" officeooo:paragraph-rsid="00e76b98"/>
    </style:style>
    <style:style style:name="P125" style:family="paragraph" style:parent-style-name="normal">
      <style:paragraph-properties fo:margin-left="0cm" fo:margin-right="0cm" fo:text-indent="0cm" style:auto-text-indent="false"/>
      <style:text-properties fo:language="es" fo:country="AR" style:text-underline-style="none" officeooo:rsid="00e87135" officeooo:paragraph-rsid="00e87135"/>
    </style:style>
    <style:style style:name="P126" style:family="paragraph" style:parent-style-name="normal">
      <style:paragraph-properties fo:margin-left="0cm" fo:margin-right="0cm" fo:text-indent="0cm" style:auto-text-indent="false"/>
      <style:text-properties fo:language="es" fo:country="AR" style:text-underline-style="none" officeooo:rsid="00e87135" officeooo:paragraph-rsid="00e87135" fo:background-color="#ffff00"/>
    </style:style>
    <style:style style:name="P127" style:family="paragraph" style:parent-style-name="normal">
      <style:paragraph-properties fo:margin-left="0cm" fo:margin-right="0cm" fo:text-indent="0cm" style:auto-text-indent="false"/>
      <style:text-properties fo:language="es" fo:country="AR" style:text-underline-style="none" officeooo:rsid="00eb45e9" officeooo:paragraph-rsid="00eb45e9"/>
    </style:style>
    <style:style style:name="P128" style:family="paragraph" style:parent-style-name="normal">
      <style:paragraph-properties fo:margin-left="0cm" fo:margin-right="0cm" fo:text-indent="0cm" style:auto-text-indent="false"/>
      <style:text-properties fo:language="es" fo:country="AR" style:text-underline-style="none" officeooo:rsid="00eb45e9" officeooo:paragraph-rsid="00f8107a"/>
    </style:style>
    <style:style style:name="P129" style:family="paragraph" style:parent-style-name="normal">
      <style:paragraph-properties fo:margin-left="0cm" fo:margin-right="0cm" fo:text-indent="0cm" style:auto-text-indent="false"/>
      <style:text-properties fo:language="es" fo:country="AR" style:text-underline-style="none" officeooo:rsid="00dd418c" officeooo:paragraph-rsid="00eb45e9"/>
    </style:style>
    <style:style style:name="P130" style:family="paragraph" style:parent-style-name="normal">
      <style:paragraph-properties fo:margin-left="0cm" fo:margin-right="0cm" fo:text-indent="0cm" style:auto-text-indent="false"/>
      <style:text-properties fo:language="es" fo:country="AR" style:text-underline-style="none" officeooo:rsid="00b5459b" officeooo:paragraph-rsid="00eda9c2"/>
    </style:style>
    <style:style style:name="P131" style:family="paragraph" style:parent-style-name="normal">
      <style:paragraph-properties fo:margin-left="0cm" fo:margin-right="0cm" fo:text-indent="0cm" style:auto-text-indent="false"/>
      <style:text-properties fo:language="es" fo:country="AR" style:text-underline-style="none" officeooo:rsid="00f79c98" officeooo:paragraph-rsid="00f79c98"/>
    </style:style>
    <style:style style:name="P132" style:family="paragraph" style:parent-style-name="normal">
      <style:paragraph-properties fo:margin-left="0cm" fo:margin-right="0cm" fo:text-indent="0cm" style:auto-text-indent="false"/>
      <style:text-properties fo:language="es" fo:country="AR" style:text-underline-style="none" officeooo:rsid="00f7a112" officeooo:paragraph-rsid="00f7a112"/>
    </style:style>
    <style:style style:name="P133" style:family="paragraph" style:parent-style-name="normal">
      <style:paragraph-properties fo:margin-left="0cm" fo:margin-right="0cm" fo:text-indent="0cm" style:auto-text-indent="false"/>
      <style:text-properties fo:language="es" fo:country="AR" style:text-underline-style="none" officeooo:rsid="00f7a112" officeooo:paragraph-rsid="00f8107a"/>
    </style:style>
    <style:style style:name="P134" style:family="paragraph" style:parent-style-name="normal">
      <style:paragraph-properties fo:margin-left="0cm" fo:margin-right="0cm" fo:text-indent="0cm" style:auto-text-indent="false"/>
      <style:text-properties fo:language="es" fo:country="AR" style:text-underline-style="none" officeooo:rsid="00f8107a" officeooo:paragraph-rsid="00f8107a"/>
    </style:style>
    <style:style style:name="P135" style:family="paragraph" style:parent-style-name="normal">
      <style:paragraph-properties fo:margin-left="0cm" fo:margin-right="0cm" fo:text-indent="0cm" style:auto-text-indent="false"/>
      <style:text-properties fo:language="es" fo:country="AR" style:text-underline-style="none" officeooo:rsid="00f8107a" officeooo:paragraph-rsid="00fbf409"/>
    </style:style>
    <style:style style:name="P136" style:family="paragraph" style:parent-style-name="normal">
      <style:paragraph-properties fo:margin-left="0cm" fo:margin-right="0cm" fo:text-indent="0cm" style:auto-text-indent="false"/>
      <style:text-properties fo:language="es" fo:country="AR" style:text-underline-style="none" officeooo:rsid="0104511c" officeooo:paragraph-rsid="0104511c"/>
    </style:style>
    <style:style style:name="P137" style:family="paragraph" style:parent-style-name="normal">
      <style:paragraph-properties fo:margin-left="0cm" fo:margin-right="0cm" fo:text-indent="0cm" style:auto-text-indent="false"/>
      <style:text-properties fo:language="es" fo:country="AR" style:text-underline-style="none" officeooo:rsid="0107a7ab" officeooo:paragraph-rsid="0107a7ab"/>
    </style:style>
    <style:style style:name="P138"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8107a" style:font-style-asian="normal" style:font-style-complex="normal"/>
    </style:style>
    <style:style style:name="P139" style:family="paragraph" style:parent-style-name="normal">
      <style:paragraph-properties fo:margin-left="0cm" fo:margin-right="0cm" fo:text-indent="0cm" style:auto-text-indent="false"/>
      <style:text-properties fo:language="es" fo:country="AR" fo:font-style="normal" style:text-underline-style="none" officeooo:rsid="00f8107a" officeooo:paragraph-rsid="00f7a112" style:font-style-asian="normal" style:font-style-complex="normal"/>
    </style:style>
    <style:style style:name="P140" style:family="paragraph" style:parent-style-name="normal">
      <style:paragraph-properties fo:margin-left="0cm" fo:margin-right="0cm" fo:text-indent="0cm" style:auto-text-indent="false"/>
      <style:text-properties fo:language="es" fo:country="AR" fo:font-style="normal" style:text-underline-style="none" officeooo:rsid="0107a7ab" officeooo:paragraph-rsid="0107a7ab" style:font-style-asian="normal" style:font-style-complex="normal"/>
    </style:style>
    <style:style style:name="P141" style:family="paragraph" style:parent-style-name="normal">
      <style:paragraph-properties fo:margin-left="0cm" fo:margin-right="0cm" fo:text-indent="0cm" style:auto-text-indent="false"/>
      <style:text-properties fo:language="es" fo:country="AR" fo:font-style="normal" style:text-underline-style="none" officeooo:rsid="00eb45e9" officeooo:paragraph-rsid="0107a7ab" style:font-style-asian="normal" style:font-style-complex="normal"/>
    </style:style>
    <style:style style:name="P142"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style:font-style-asian="normal" style:font-style-complex="normal"/>
    </style:style>
    <style:style style:name="P143" style:family="paragraph" style:parent-style-name="normal">
      <style:paragraph-properties fo:margin-left="0cm" fo:margin-right="0cm" fo:text-indent="0cm" style:auto-text-indent="false"/>
      <style:text-properties fo:language="es" fo:country="AR" fo:font-style="normal" style:text-underline-style="none" officeooo:rsid="01132c40" officeooo:paragraph-rsid="01132c40" style:font-style-asian="normal" style:font-style-complex="normal"/>
    </style:style>
    <style:style style:name="P144" style:family="paragraph" style:parent-style-name="normal">
      <style:paragraph-properties fo:margin-left="0cm" fo:margin-right="0cm" fo:text-indent="0cm" style:auto-text-indent="false"/>
      <style:text-properties fo:language="es" fo:country="AR" fo:font-style="normal" style:text-underline-style="none" officeooo:rsid="0108b54a" officeooo:paragraph-rsid="0108b54a" fo:background-color="#ffff00" style:font-style-asian="normal" style:font-style-complex="normal"/>
    </style:style>
    <style:style style:name="P145" style:family="paragraph" style:parent-style-name="normal">
      <style:paragraph-properties fo:margin-left="0cm" fo:margin-right="0cm" fo:text-indent="0cm" style:auto-text-indent="false"/>
      <style:text-properties officeooo:rsid="00dbbed6" officeooo:paragraph-rsid="00eb45e9"/>
    </style:style>
    <style:style style:name="P146"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style:font-name-asian="Times New Roman1" style:font-size-asian="12pt" style:font-name-complex="Times New Roman1"/>
    </style:style>
    <style:style style:name="P147" style:family="paragraph" style:parent-style-name="normal">
      <style:paragraph-properties fo:margin-left="0cm" fo:margin-right="0cm" fo:text-indent="0cm" style:auto-text-indent="false"/>
      <style:text-properties fo:color="#000000" style:font-name="Times New Roman" fo:font-size="12pt" fo:language="es" fo:country="AR" style:text-underline-style="none" officeooo:rsid="00dd418c" officeooo:paragraph-rsid="00eb45e9" fo:background-color="#ffff00" style:font-name-asian="Times New Roman1" style:font-size-asian="12pt" style:font-name-complex="Times New Roman1"/>
    </style:style>
    <style:style style:name="P148" style:family="paragraph" style:parent-style-name="normal">
      <style:paragraph-properties fo:margin-left="1.482cm" fo:margin-right="0cm" fo:text-indent="0cm" style:auto-text-indent="false"/>
      <style:text-properties fo:language="es" fo:country="AR" officeooo:rsid="00247fcd" officeooo:paragraph-rsid="00247fcd"/>
    </style:style>
    <style:style style:name="P149" style:family="paragraph" style:parent-style-name="normal">
      <style:paragraph-properties fo:margin-left="1.482cm" fo:margin-right="0cm" fo:text-indent="0cm" style:auto-text-indent="false"/>
      <style:text-properties fo:language="es" fo:country="AR" officeooo:rsid="00264a2e" officeooo:paragraph-rsid="00adfb91"/>
    </style:style>
    <style:style style:name="P150" style:family="paragraph" style:parent-style-name="normal">
      <style:paragraph-properties fo:margin-left="1.482cm" fo:margin-right="0cm" fo:text-indent="0cm" style:auto-text-indent="false"/>
      <style:text-properties fo:language="es" fo:country="AR" officeooo:rsid="00347d7e" officeooo:paragraph-rsid="00347d7e"/>
    </style:style>
    <style:style style:name="P151" style:family="paragraph" style:parent-style-name="normal">
      <style:paragraph-properties fo:margin-left="1.482cm" fo:margin-right="0cm" fo:text-indent="0cm" style:auto-text-indent="false"/>
      <style:text-properties fo:language="es" fo:country="AR" officeooo:rsid="00580054" officeooo:paragraph-rsid="00580054"/>
    </style:style>
    <style:style style:name="P152" style:family="paragraph" style:parent-style-name="normal">
      <style:paragraph-properties fo:margin-left="1.482cm" fo:margin-right="0cm" fo:text-indent="0cm" style:auto-text-indent="false"/>
      <style:text-properties fo:language="es" fo:country="AR" officeooo:rsid="009043f2" officeooo:paragraph-rsid="009043f2"/>
    </style:style>
    <style:style style:name="P153" style:family="paragraph" style:parent-style-name="normal">
      <style:paragraph-properties fo:margin-left="1.482cm" fo:margin-right="0cm" fo:text-indent="0cm" style:auto-text-indent="false"/>
      <style:text-properties fo:language="es" fo:country="AR" officeooo:rsid="009bfc83" officeooo:paragraph-rsid="009bfc83"/>
    </style:style>
    <style:style style:name="P154" style:family="paragraph" style:parent-style-name="normal">
      <style:paragraph-properties fo:margin-left="1.482cm" fo:margin-right="0cm" fo:text-indent="0cm" style:auto-text-indent="false"/>
      <style:text-properties fo:language="es" fo:country="AR" officeooo:rsid="009c00db" officeooo:paragraph-rsid="009c00db"/>
    </style:style>
    <style:style style:name="P155" style:family="paragraph" style:parent-style-name="normal">
      <style:paragraph-properties fo:margin-left="1.482cm" fo:margin-right="0cm" fo:text-indent="0cm" style:auto-text-indent="false"/>
      <style:text-properties fo:language="es" fo:country="AR" officeooo:rsid="00a5a02a" officeooo:paragraph-rsid="00a5a02a"/>
    </style:style>
    <style:style style:name="P156" style:family="paragraph" style:parent-style-name="normal">
      <style:paragraph-properties fo:margin-left="1.482cm" fo:margin-right="0cm" fo:text-indent="0cm" style:auto-text-indent="false"/>
      <style:text-properties fo:language="es" fo:country="AR" officeooo:rsid="00ab93d9" officeooo:paragraph-rsid="00ab93d9"/>
    </style:style>
    <style:style style:name="P157" style:family="paragraph" style:parent-style-name="normal">
      <style:paragraph-properties fo:margin-left="1.482cm" fo:margin-right="0cm" fo:text-indent="0cm" style:auto-text-indent="false"/>
      <style:text-properties fo:language="es" fo:country="AR" officeooo:rsid="00b4ef93" officeooo:paragraph-rsid="00b4ef93"/>
    </style:style>
    <style:style style:name="P158" style:family="paragraph" style:parent-style-name="normal">
      <style:paragraph-properties fo:margin-left="1.482cm" fo:margin-right="0cm" fo:text-indent="0cm" style:auto-text-indent="false"/>
      <style:text-properties fo:language="es" fo:country="AR" officeooo:rsid="00b44fce" officeooo:paragraph-rsid="00b4ef93"/>
    </style:style>
    <style:style style:name="P159" style:family="paragraph" style:parent-style-name="normal">
      <style:paragraph-properties fo:margin-left="1.482cm" fo:margin-right="0cm" fo:text-indent="0cm" style:auto-text-indent="false"/>
      <style:text-properties fo:language="es" fo:country="AR" officeooo:rsid="00d91290" officeooo:paragraph-rsid="00d91290"/>
    </style:style>
    <style:style style:name="P160" style:family="paragraph" style:parent-style-name="normal">
      <style:paragraph-properties fo:margin-left="1.482cm" fo:margin-right="0cm" fo:text-indent="0cm" style:auto-text-indent="false"/>
      <style:text-properties fo:language="es" fo:country="AR" style:text-underline-style="none" officeooo:rsid="00d91290" officeooo:paragraph-rsid="00e714d0"/>
    </style:style>
    <style:style style:name="P161" style:family="paragraph" style:parent-style-name="normal">
      <style:paragraph-properties fo:margin-left="1.482cm" fo:margin-right="0cm" fo:text-indent="0cm" style:auto-text-indent="false"/>
      <style:text-properties fo:language="es" fo:country="AR" style:text-underline-style="none" officeooo:rsid="00dbbed6" officeooo:paragraph-rsid="00f118ef"/>
    </style:style>
    <style:style style:name="P162" style:family="paragraph" style:parent-style-name="normal">
      <style:paragraph-properties fo:margin-left="1.482cm" fo:margin-right="0cm" fo:text-indent="0cm" style:auto-text-indent="false"/>
      <style:text-properties fo:language="es" fo:country="AR" style:text-underline-style="none" officeooo:rsid="00dbbed6" officeooo:paragraph-rsid="00f8107a"/>
    </style:style>
    <style:style style:name="P163" style:family="paragraph" style:parent-style-name="normal">
      <style:paragraph-properties fo:margin-left="1.482cm" fo:margin-right="0cm" fo:text-indent="0cm" style:auto-text-indent="false"/>
      <style:text-properties fo:language="es" fo:country="AR" style:text-underline-style="none" officeooo:rsid="00dbbed6" officeooo:paragraph-rsid="0107a7ab"/>
    </style:style>
    <style:style style:name="P164" style:family="paragraph" style:parent-style-name="normal">
      <style:paragraph-properties fo:margin-left="1.482cm" fo:margin-right="0cm" fo:text-indent="0cm" style:auto-text-indent="false"/>
      <style:text-properties fo:language="es" fo:country="AR" style:text-underline-style="none" officeooo:rsid="00f79c98" officeooo:paragraph-rsid="00f79c98"/>
    </style:style>
    <style:style style:name="P165" style:family="paragraph" style:parent-style-name="normal">
      <style:paragraph-properties fo:margin-left="1.482cm" fo:margin-right="0cm" fo:text-indent="0cm" style:auto-text-indent="false"/>
      <style:text-properties fo:color="#000000" style:font-name="Times New Roman" fo:font-size="12pt" fo:language="es" fo:country="AR" officeooo:rsid="009043f2" officeooo:paragraph-rsid="009043f2" style:font-name-asian="Times New Roman1" style:font-size-asian="12pt" style:font-name-complex="Times New Roman1"/>
    </style:style>
    <style:style style:name="P166"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43909" style:font-name-asian="Times New Roman1" style:font-size-asian="12pt" style:font-name-complex="Times New Roman1"/>
    </style:style>
    <style:style style:name="P167" style:family="paragraph" style:parent-style-name="normal">
      <style:paragraph-properties fo:margin-left="1.482cm" fo:margin-right="0cm" fo:text-indent="0cm" style:auto-text-indent="false"/>
      <style:text-properties fo:color="#000000" style:font-name="Times New Roman" fo:font-size="12pt" fo:language="es" fo:country="AR" officeooo:rsid="00a43909" officeooo:paragraph-rsid="00a5a02a" style:font-name-asian="Times New Roman1" style:font-size-asian="12pt" style:font-name-complex="Times New Roman1"/>
    </style:style>
    <style:style style:name="P168" style:family="paragraph" style:parent-style-name="normal">
      <style:paragraph-properties fo:margin-left="1.482cm" fo:margin-right="0cm" fo:text-indent="0cm" style:auto-text-indent="false"/>
      <style:text-properties fo:color="#000000" style:font-name="Times New Roman" fo:font-size="12pt" fo:language="es" fo:country="AR" officeooo:rsid="00a5a02a" officeooo:paragraph-rsid="00a5a02a" style:font-name-asian="Times New Roman1" style:font-size-asian="12pt" style:font-name-complex="Times New Roman1"/>
    </style:style>
    <style:style style:name="P169" style:family="paragraph" style:parent-style-name="normal">
      <style:paragraph-properties fo:margin-left="1.482cm" fo:margin-right="0cm" fo:text-indent="0cm" style:auto-text-indent="false"/>
      <style:text-properties style:text-underline-style="none" officeooo:rsid="00dbbed6" officeooo:paragraph-rsid="00eb45e9"/>
    </style:style>
    <style:style style:name="P170" style:family="paragraph" style:parent-style-name="normal">
      <style:paragraph-properties fo:margin-left="1.482cm" fo:margin-right="0cm" fo:text-indent="0cm" style:auto-text-indent="false"/>
      <style:text-properties style:text-underline-style="none" officeooo:rsid="00dbbed6" officeooo:paragraph-rsid="00f118ef"/>
    </style:style>
    <style:style style:name="P171" style:family="paragraph" style:parent-style-name="normal">
      <style:paragraph-properties fo:margin-left="1.482cm" fo:margin-right="0cm" fo:text-indent="0cm" style:auto-text-indent="false"/>
      <style:text-properties style:text-underline-style="none" officeooo:rsid="00dbbed6" officeooo:paragraph-rsid="00f8107a"/>
    </style:style>
    <style:style style:name="P172" style:family="paragraph" style:parent-style-name="normal">
      <style:paragraph-properties fo:margin-left="1.482cm" fo:margin-right="0cm" fo:text-indent="0cm" style:auto-text-indent="false"/>
      <style:text-properties style:text-underline-style="none" officeooo:rsid="00dbbed6" officeooo:paragraph-rsid="0107a7ab"/>
    </style:style>
    <style:style style:name="P173" style:family="paragraph" style:parent-style-name="normal">
      <style:paragraph-properties fo:margin-left="1.482cm" fo:margin-right="0cm" fo:text-indent="0cm" style:auto-text-indent="false"/>
      <style:text-properties style:text-underline-style="none" officeooo:rsid="00eb45e9" officeooo:paragraph-rsid="00eb45e9"/>
    </style:style>
    <style:style style:name="P174" style:family="paragraph" style:parent-style-name="normal">
      <style:paragraph-properties fo:margin-left="1.482cm" fo:margin-right="0cm" fo:text-indent="0cm" style:auto-text-indent="false"/>
      <style:text-properties style:text-underline-style="none" officeooo:rsid="00f118ef" officeooo:paragraph-rsid="00f118ef"/>
    </style:style>
    <style:style style:name="P175" style:family="paragraph" style:parent-style-name="normal">
      <style:paragraph-properties fo:margin-left="1.482cm" fo:margin-right="0cm" fo:text-indent="0cm" style:auto-text-indent="false"/>
      <style:text-properties style:text-underline-style="none" officeooo:rsid="00f118ef" officeooo:paragraph-rsid="00f8107a"/>
    </style:style>
    <style:style style:name="P176" style:family="paragraph" style:parent-style-name="normal">
      <style:paragraph-properties fo:margin-left="1.482cm" fo:margin-right="0cm" fo:text-indent="0cm" style:auto-text-indent="false"/>
      <style:text-properties style:text-underline-style="none" officeooo:rsid="00f118ef" officeooo:paragraph-rsid="0107a7ab"/>
    </style:style>
    <style:style style:name="P177" style:family="paragraph" style:parent-style-name="normal">
      <style:paragraph-properties fo:margin-left="0.741cm" fo:margin-right="0cm" fo:text-indent="0cm" style:auto-text-indent="false"/>
      <style:text-properties fo:language="es" fo:country="AR" officeooo:rsid="005047f3" officeooo:paragraph-rsid="005047f3"/>
    </style:style>
    <style:style style:name="P178" style:family="paragraph" style:parent-style-name="normal">
      <style:paragraph-properties fo:margin-left="0.741cm" fo:margin-right="0cm" fo:text-indent="0cm" style:auto-text-indent="false"/>
      <style:text-properties fo:language="es" fo:country="AR" officeooo:rsid="005305ac" officeooo:paragraph-rsid="005305ac"/>
    </style:style>
    <style:style style:name="P179" style:family="paragraph" style:parent-style-name="normal">
      <style:paragraph-properties fo:margin-left="0.741cm" fo:margin-right="0cm" fo:text-indent="0cm" style:auto-text-indent="false"/>
      <style:text-properties fo:language="es" fo:country="AR" officeooo:rsid="005452fd" officeooo:paragraph-rsid="005452fd"/>
    </style:style>
    <style:style style:name="P180" style:family="paragraph" style:parent-style-name="normal">
      <style:paragraph-properties fo:margin-left="0.741cm" fo:margin-right="0cm" fo:text-indent="0cm" style:auto-text-indent="false"/>
      <style:text-properties fo:language="es" fo:country="AR" officeooo:rsid="009043f2" officeooo:paragraph-rsid="009043f2"/>
    </style:style>
    <style:style style:name="P181" style:family="paragraph" style:parent-style-name="normal">
      <style:text-properties fo:language="es" fo:country="AR" officeooo:rsid="002c9246" officeooo:paragraph-rsid="010eab69"/>
    </style:style>
    <style:style style:name="P182" style:family="paragraph" style:parent-style-name="normal">
      <style:text-properties fo:language="es" fo:country="AR" officeooo:rsid="002418e3" officeooo:paragraph-rsid="00247fcd"/>
    </style:style>
    <style:style style:name="P183" style:family="paragraph" style:parent-style-name="normal">
      <style:text-properties fo:language="es" fo:country="AR" officeooo:rsid="001be4d3" officeooo:paragraph-rsid="001f275a"/>
    </style:style>
    <style:style style:name="P184" style:family="paragraph" style:parent-style-name="normal">
      <style:text-properties fo:language="es" fo:country="AR" officeooo:rsid="008b4ef4" officeooo:paragraph-rsid="001f275a" fo:background-color="transparent"/>
    </style:style>
    <style:style style:name="P185" style:family="paragraph" style:parent-style-name="normal">
      <style:text-properties fo:language="es" fo:country="AR" officeooo:rsid="001f275a" officeooo:paragraph-rsid="001f275a" fo:background-color="transparent"/>
    </style:style>
    <style:style style:name="P186" style:family="paragraph" style:parent-style-name="normal">
      <style:text-properties fo:language="es" fo:country="AR" officeooo:rsid="001f275a" officeooo:paragraph-rsid="001f275a"/>
    </style:style>
    <style:style style:name="P187" style:family="paragraph" style:parent-style-name="normal">
      <style:text-properties fo:language="es" fo:country="AR" officeooo:rsid="0054c5e5" officeooo:paragraph-rsid="0054c5e5"/>
    </style:style>
    <style:style style:name="P188" style:family="paragraph" style:parent-style-name="normal">
      <style:text-properties fo:language="es" fo:country="AR" officeooo:rsid="0021515b" officeooo:paragraph-rsid="0021515b"/>
    </style:style>
    <style:style style:name="P189" style:family="paragraph" style:parent-style-name="normal">
      <style:text-properties fo:language="es" fo:country="AR" officeooo:rsid="0021fa78" officeooo:paragraph-rsid="002c9246"/>
    </style:style>
    <style:style style:name="P190" style:family="paragraph" style:parent-style-name="normal">
      <style:text-properties fo:language="es" fo:country="AR" officeooo:rsid="0023ce0c" officeooo:paragraph-rsid="00247fcd"/>
    </style:style>
    <style:style style:name="P191" style:family="paragraph" style:parent-style-name="normal">
      <style:text-properties fo:language="es" fo:country="AR" officeooo:rsid="00247fcd" officeooo:paragraph-rsid="00247fcd"/>
    </style:style>
    <style:style style:name="P192" style:family="paragraph" style:parent-style-name="normal">
      <style:text-properties fo:language="es" fo:country="AR" officeooo:rsid="00264a2e" officeooo:paragraph-rsid="0115491c"/>
    </style:style>
    <style:style style:name="P193" style:family="paragraph" style:parent-style-name="normal">
      <style:text-properties fo:language="es" fo:country="AR" officeooo:rsid="00adfb91" officeooo:paragraph-rsid="00adfb91"/>
    </style:style>
    <style:style style:name="P194" style:family="paragraph" style:parent-style-name="normal">
      <style:text-properties fo:language="es" fo:country="AR" officeooo:rsid="00aefe92" officeooo:paragraph-rsid="00aefe92"/>
    </style:style>
    <style:style style:name="P195" style:family="paragraph" style:parent-style-name="normal">
      <style:text-properties fo:language="es" fo:country="AR" officeooo:rsid="003d281f" officeooo:paragraph-rsid="003d281f"/>
    </style:style>
    <style:style style:name="P196" style:family="paragraph" style:parent-style-name="normal">
      <style:paragraph-properties fo:margin-left="2.963cm" fo:margin-right="0cm" fo:text-indent="0cm" style:auto-text-indent="false"/>
      <style:text-properties fo:language="es" fo:country="AR" officeooo:rsid="004ef63e" officeooo:paragraph-rsid="004ef63e"/>
    </style:style>
    <style:style style:name="P197" style:family="paragraph" style:parent-style-name="normal">
      <style:paragraph-properties fo:margin-left="2.223cm" fo:margin-right="0cm" fo:text-indent="0cm" style:auto-text-indent="false"/>
      <style:text-properties fo:language="es" fo:country="AR" officeooo:rsid="004ef63e" officeooo:paragraph-rsid="004ef63e"/>
    </style:style>
    <style:style style:name="P198" style:family="paragraph" style:parent-style-name="Heading_20_1">
      <style:text-properties fo:language="es" fo:country="AR"/>
    </style:style>
    <style:style style:name="P199" style:family="paragraph" style:parent-style-name="Heading_20_2">
      <style:text-properties fo:language="es" fo:country="AR"/>
    </style:style>
    <style:style style:name="P200" style:family="paragraph" style:parent-style-name="Heading_20_3">
      <style:text-properties fo:language="es" fo:country="AR"/>
    </style:style>
    <style:style style:name="T1" style:family="text">
      <style:text-properties officeooo:rsid="001c6057"/>
    </style:style>
    <style:style style:name="T2" style:family="text">
      <style:text-properties officeooo:rsid="002c9246"/>
    </style:style>
    <style:style style:name="T3" style:family="text">
      <style:text-properties officeooo:rsid="002418e3"/>
    </style:style>
    <style:style style:name="T4" style:family="text">
      <style:text-properties officeooo:rsid="00a08320"/>
    </style:style>
    <style:style style:name="T5" style:family="text">
      <style:text-properties officeooo:rsid="00a0be72"/>
    </style:style>
    <style:style style:name="T6" style:family="text">
      <style:text-properties officeooo:rsid="00270789"/>
    </style:style>
    <style:style style:name="T7" style:family="text">
      <style:text-properties fo:font-weight="bold" style:font-weight-asian="bold" style:font-weight-complex="bold"/>
    </style:style>
    <style:style style:name="T8" style:family="text">
      <style:text-properties officeooo:rsid="001c6057"/>
    </style:style>
    <style:style style:name="T9" style:family="text">
      <style:text-properties officeooo:rsid="002c9246"/>
    </style:style>
    <style:style style:name="T10" style:family="text">
      <style:text-properties officeooo:rsid="002418e3"/>
    </style:style>
    <style:style style:name="T11" style:family="text">
      <style:text-properties officeooo:rsid="00a08320"/>
    </style:style>
    <style:style style:name="T12" style:family="text">
      <style:text-properties officeooo:rsid="00a0be72"/>
    </style:style>
    <style:style style:name="T13" style:family="text">
      <style:text-properties officeooo:rsid="00270789"/>
    </style:style>
    <style:style style:name="T14" style:family="text">
      <style:text-properties fo:font-weight="bold" style:font-weight-asian="bold" style:font-weight-complex="bold"/>
    </style:style>
    <style:style style:name="T15" style:family="text">
      <style:text-properties fo:font-weight="bold" officeooo:rsid="002418e3" style:font-weight-asian="bold" style:font-weight-complex="bold"/>
    </style:style>
    <style:style style:name="T16" style:family="text">
      <style:text-properties fo:font-weight="bold" officeooo:rsid="0115491c" style:font-weight-asian="bold" style:font-weight-complex="bold"/>
    </style:style>
    <style:style style:name="T17" style:family="text">
      <style:text-properties fo:font-weight="bold" officeooo:rsid="00270789" style:font-weight-asian="bold" style:font-weight-complex="bold"/>
    </style:style>
    <style:style style:name="T18" style:family="text">
      <style:text-properties fo:font-weight="bold" officeooo:rsid="011592eb" style:font-weight-asian="bold" style:font-weight-complex="bold"/>
    </style:style>
    <style:style style:name="T19" style:family="text">
      <style:text-properties officeooo:rsid="0019e071"/>
    </style:style>
    <style:style style:name="T20" style:family="text">
      <style:text-properties officeooo:rsid="001be4d3"/>
    </style:style>
    <style:style style:name="T21" style:family="text">
      <style:text-properties officeooo:rsid="0023ce0c"/>
    </style:style>
    <style:style style:name="T22" style:family="text">
      <style:text-properties officeooo:rsid="00264a2e"/>
    </style:style>
    <style:style style:name="T23" style:family="text">
      <style:text-properties officeooo:rsid="002b49e5"/>
    </style:style>
    <style:style style:name="T24" style:family="text">
      <style:text-properties officeooo:rsid="0030a866"/>
    </style:style>
    <style:style style:name="T25" style:family="text">
      <style:text-properties officeooo:rsid="00339138"/>
    </style:style>
    <style:style style:name="T26" style:family="text">
      <style:text-properties officeooo:rsid="00347d7e"/>
    </style:style>
    <style:style style:name="T27" style:family="text">
      <style:text-properties officeooo:rsid="003a1a6f"/>
    </style:style>
    <style:style style:name="T28" style:family="text">
      <style:text-properties officeooo:rsid="003d281f"/>
    </style:style>
    <style:style style:name="T29" style:family="text">
      <style:text-properties officeooo:rsid="003d5ae7"/>
    </style:style>
    <style:style style:name="T30" style:family="text">
      <style:text-properties officeooo:rsid="003e65c2"/>
    </style:style>
    <style:style style:name="T31" style:family="text">
      <style:text-properties officeooo:rsid="004158b5"/>
    </style:style>
    <style:style style:name="T32" style:family="text">
      <style:text-properties officeooo:rsid="0043b2d5"/>
    </style:style>
    <style:style style:name="T33" style:family="text">
      <style:text-properties officeooo:rsid="004b83bd"/>
    </style:style>
    <style:style style:name="T34" style:family="text">
      <style:text-properties officeooo:rsid="004c401f"/>
    </style:style>
    <style:style style:name="T35" style:family="text">
      <style:text-properties officeooo:rsid="005047f3"/>
    </style:style>
    <style:style style:name="T36" style:family="text">
      <style:text-properties officeooo:rsid="0051e3b2"/>
    </style:style>
    <style:style style:name="T37" style:family="text">
      <style:text-properties officeooo:rsid="005452fd"/>
    </style:style>
    <style:style style:name="T38" style:family="text">
      <style:text-properties officeooo:rsid="0054c5e5"/>
    </style:style>
    <style:style style:name="T39" style:family="text">
      <style:text-properties fo:color="#000000" style:font-name="Times New Roman" fo:font-size="12pt" style:font-name-asian="Times New Roman1" style:font-size-asian="12pt" style:font-name-complex="Times New Roman1"/>
    </style:style>
    <style:style style:name="T40" style:family="text">
      <style:text-properties fo:color="#000000" style:font-name="Times New Roman" fo:font-size="12pt" officeooo:rsid="008e8ad6" style:font-name-asian="Times New Roman1" style:font-size-asian="12pt" style:font-name-complex="Times New Roman1"/>
    </style:style>
    <style:style style:name="T41" style:family="text">
      <style:text-properties fo:color="#000000" style:font-name="Times New Roman" fo:font-size="12pt" officeooo:rsid="005a8cdc" style:font-name-asian="Times New Roman1" style:font-size-asian="12pt" style:font-name-complex="Times New Roman1"/>
    </style:style>
    <style:style style:name="T42" style:family="text">
      <style:text-properties fo:color="#000000" style:font-name="Times New Roman" fo:font-size="12pt" officeooo:rsid="00957c5b" style:font-name-asian="Times New Roman1" style:font-size-asian="12pt" style:font-name-complex="Times New Roman1"/>
    </style:style>
    <style:style style:name="T43" style:family="text">
      <style:text-properties officeooo:rsid="005a8cdc"/>
    </style:style>
    <style:style style:name="T44" style:family="text">
      <style:text-properties officeooo:rsid="008bd008"/>
    </style:style>
    <style:style style:name="T45" style:family="text">
      <style:text-properties officeooo:rsid="008e8ad6"/>
    </style:style>
    <style:style style:name="T46" style:family="text">
      <style:text-properties officeooo:rsid="009043f2"/>
    </style:style>
    <style:style style:name="T47" style:family="text">
      <style:text-properties officeooo:rsid="00957c5b"/>
    </style:style>
    <style:style style:name="T48" style:family="text">
      <style:text-properties officeooo:rsid="009c00db"/>
    </style:style>
    <style:style style:name="T49" style:family="text">
      <style:text-properties officeooo:rsid="009dc95d"/>
    </style:style>
    <style:style style:name="T50" style:family="text">
      <style:text-properties officeooo:rsid="00a031e7"/>
    </style:style>
    <style:style style:name="T51" style:family="text">
      <style:text-properties officeooo:rsid="00a36ecc"/>
    </style:style>
    <style:style style:name="T52" style:family="text">
      <style:text-properties officeooo:rsid="00a43909"/>
    </style:style>
    <style:style style:name="T53" style:family="text">
      <style:text-properties officeooo:rsid="00a76ed8"/>
    </style:style>
    <style:style style:name="T54" style:family="text">
      <style:text-properties officeooo:rsid="00ab93d9"/>
    </style:style>
    <style:style style:name="T55" style:family="text">
      <style:text-properties officeooo:rsid="00ad114f"/>
    </style:style>
    <style:style style:name="T56" style:family="text">
      <style:text-properties officeooo:rsid="00afae4b"/>
    </style:style>
    <style:style style:name="T57" style:family="text">
      <style:text-properties officeooo:rsid="00b0e84a"/>
    </style:style>
    <style:style style:name="T58" style:family="text">
      <style:text-properties officeooo:rsid="00b4ef93"/>
    </style:style>
    <style:style style:name="T59" style:family="text">
      <style:text-properties officeooo:rsid="00b5817b"/>
    </style:style>
    <style:style style:name="T60" style:family="text">
      <style:text-properties officeooo:rsid="00be91e5"/>
    </style:style>
    <style:style style:name="T61" style:family="text">
      <style:text-properties officeooo:rsid="00c0e6a1"/>
    </style:style>
    <style:style style:name="T62" style:family="text">
      <style:text-properties officeooo:rsid="00c14fef"/>
    </style:style>
    <style:style style:name="T63" style:family="text">
      <style:text-properties officeooo:rsid="00c1b456"/>
    </style:style>
    <style:style style:name="T64" style:family="text">
      <style:text-properties officeooo:rsid="00c2d902"/>
    </style:style>
    <style:style style:name="T65" style:family="text">
      <style:text-properties officeooo:rsid="00c3d0f4"/>
    </style:style>
    <style:style style:name="T66" style:family="text">
      <style:text-properties fo:color="#ff0000" officeooo:rsid="00c14fef"/>
    </style:style>
    <style:style style:name="T67" style:family="text">
      <style:text-properties fo:color="#ff0000" officeooo:rsid="00c1b456"/>
    </style:style>
    <style:style style:name="T68" style:family="text">
      <style:text-properties officeooo:rsid="00cc3a52"/>
    </style:style>
    <style:style style:name="T69" style:family="text">
      <style:text-properties officeooo:rsid="00cdfbcb"/>
    </style:style>
    <style:style style:name="T70" style:family="text">
      <style:text-properties officeooo:rsid="00d101eb"/>
    </style:style>
    <style:style style:name="T71" style:family="text">
      <style:text-properties officeooo:rsid="00d7659f"/>
    </style:style>
    <style:style style:name="T72" style:family="text">
      <style:text-properties officeooo:rsid="00d86dc5"/>
    </style:style>
    <style:style style:name="T73" style:family="text">
      <style:text-properties officeooo:rsid="00dbbed6"/>
    </style:style>
    <style:style style:name="T74" style:family="text">
      <style:text-properties officeooo:rsid="00df1c36"/>
    </style:style>
    <style:style style:name="T75" style:family="text">
      <style:text-properties fo:font-style="italic" style:font-style-asian="italic" style:font-style-complex="italic"/>
    </style:style>
    <style:style style:name="T76" style:family="text">
      <style:text-properties fo:font-style="italic" officeooo:rsid="00f8107a" style:font-style-asian="italic" style:font-style-complex="italic"/>
    </style:style>
    <style:style style:name="T77" style:family="text">
      <style:text-properties fo:font-style="italic" officeooo:rsid="00faba8d" style:font-style-asian="italic" style:font-style-complex="italic"/>
    </style:style>
    <style:style style:name="T78" style:family="text">
      <style:text-properties fo:font-style="italic" officeooo:rsid="00fefcca" style:font-style-asian="italic" style:font-style-complex="italic"/>
    </style:style>
    <style:style style:name="T79" style:family="text">
      <style:text-properties fo:font-style="italic" officeooo:rsid="0100c633" style:font-style-asian="italic" style:font-style-complex="italic"/>
    </style:style>
    <style:style style:name="T80" style:family="text">
      <style:text-properties fo:font-style="italic" officeooo:rsid="01039d84" style:font-style-asian="italic" style:font-style-complex="italic"/>
    </style:style>
    <style:style style:name="T81" style:family="text">
      <style:text-properties officeooo:rsid="00e390be"/>
    </style:style>
    <style:style style:name="T82" style:family="text">
      <style:text-properties fo:background-color="#ffff00" loext:char-shading-value="0"/>
    </style:style>
    <style:style style:name="T83" style:family="text">
      <style:text-properties officeooo:rsid="00e9daca" fo:background-color="#ffff00" loext:char-shading-value="0"/>
    </style:style>
    <style:style style:name="T84" style:family="text">
      <style:text-properties officeooo:rsid="00e43d29"/>
    </style:style>
    <style:style style:name="T85" style:family="text">
      <style:text-properties officeooo:rsid="00e634c6"/>
    </style:style>
    <style:style style:name="T86" style:family="text">
      <style:text-properties officeooo:rsid="00e714d0"/>
    </style:style>
    <style:style style:name="T87" style:family="text">
      <style:text-properties officeooo:rsid="00e9daca"/>
    </style:style>
    <style:style style:name="T88" style:family="text">
      <style:text-properties officeooo:rsid="00de5c06"/>
    </style:style>
    <style:style style:name="T89" style:family="text">
      <style:text-properties officeooo:rsid="00eda9c2"/>
    </style:style>
    <style:style style:name="T90" style:family="text">
      <style:text-properties officeooo:rsid="00ef8090"/>
    </style:style>
    <style:style style:name="T91" style:family="text">
      <style:text-properties officeooo:rsid="00f118ef"/>
    </style:style>
    <style:style style:name="T92" style:family="text">
      <style:text-properties officeooo:rsid="00f2cb38"/>
    </style:style>
    <style:style style:name="T93" style:family="text">
      <style:text-properties officeooo:rsid="00f4812d"/>
    </style:style>
    <style:style style:name="T94" style:family="text">
      <style:text-properties officeooo:rsid="00f7a112"/>
    </style:style>
    <style:style style:name="T95" style:family="text">
      <style:text-properties fo:font-style="normal" style:font-style-asian="normal" style:font-style-complex="normal"/>
    </style:style>
    <style:style style:name="T96" style:family="text">
      <style:text-properties fo:font-style="normal" officeooo:rsid="00f8107a" style:font-style-asian="normal" style:font-style-complex="normal"/>
    </style:style>
    <style:style style:name="T97" style:family="text">
      <style:text-properties fo:font-style="normal" officeooo:rsid="00fa1254" style:font-style-asian="normal" style:font-style-complex="normal"/>
    </style:style>
    <style:style style:name="T98" style:family="text">
      <style:text-properties fo:font-style="normal" officeooo:rsid="00faba8d" style:font-style-asian="normal" style:font-style-complex="normal"/>
    </style:style>
    <style:style style:name="T99" style:family="text">
      <style:text-properties fo:font-style="normal" officeooo:rsid="00fbf409" style:font-style-asian="normal" style:font-style-complex="normal"/>
    </style:style>
    <style:style style:name="T100" style:family="text">
      <style:text-properties fo:font-style="normal" officeooo:rsid="00fefcca" style:font-style-asian="normal" style:font-style-complex="normal"/>
    </style:style>
    <style:style style:name="T101" style:family="text">
      <style:text-properties fo:font-style="normal" officeooo:rsid="0100c633" style:font-style-asian="normal" style:font-style-complex="normal"/>
    </style:style>
    <style:style style:name="T102" style:family="text">
      <style:text-properties fo:font-style="normal" officeooo:rsid="01039d84" style:font-style-asian="normal" style:font-style-complex="normal"/>
    </style:style>
    <style:style style:name="T103" style:family="text">
      <style:text-properties fo:font-style="normal" officeooo:rsid="0104511c" style:font-style-asian="normal" style:font-style-complex="normal"/>
    </style:style>
    <style:style style:name="T104" style:family="text">
      <style:text-properties fo:font-style="normal" officeooo:rsid="01052255" style:font-style-asian="normal" style:font-style-complex="normal"/>
    </style:style>
    <style:style style:name="T105" style:family="text">
      <style:text-properties officeooo:rsid="00f8107a"/>
    </style:style>
    <style:style style:name="T106" style:family="text">
      <style:text-properties officeooo:rsid="00fa1254"/>
    </style:style>
    <style:style style:name="T107" style:family="text">
      <style:text-properties officeooo:rsid="00fefcca"/>
    </style:style>
    <style:style style:name="T108" style:family="text">
      <style:text-properties officeooo:rsid="0100c633"/>
    </style:style>
    <style:style style:name="T109" style:family="text">
      <style:text-properties officeooo:rsid="0107a7ab"/>
    </style:style>
    <style:style style:name="T110" style:family="text">
      <style:text-properties officeooo:rsid="010beb68"/>
    </style:style>
    <style:style style:name="T111" style:family="text">
      <style:text-properties officeooo:rsid="010ddbed"/>
    </style:style>
    <style:style style:name="T112" style:family="text">
      <style:text-properties officeooo:rsid="010eab69"/>
    </style:style>
    <style:style style:name="T113" style:family="text">
      <style:text-properties officeooo:rsid="0111cacc"/>
    </style:style>
    <style:style style:name="T114" style:family="text">
      <style:text-properties officeooo:rsid="0112d2ff"/>
    </style:style>
    <style:style style:name="T115" style:family="text">
      <style:text-properties officeooo:rsid="0115491c"/>
    </style:style>
    <style:style style:name="T116" style:family="text">
      <style:text-properties officeooo:rsid="011592eb"/>
    </style:style>
    <style:style style:name="T117" style:family="text">
      <style:text-properties officeooo:rsid="01170669"/>
    </style:style>
  </office:automatic-styles>
  <office:body>
    <office:text text:use-soft-page-breaks="true">
      <office:forms form:automatic-focus="false" form:apply-design-mode="false"/>
      <text:tracked-changes>
        <text:changed-region xml:id="ct87107872" text:id="ct87107872">
          <text:format-change>
            <office:change-info>
              <dc:creator>Autor desconocido</dc:creator>
              <dc:date>2016-04-19T21:22:00</dc:date>
            </office:change-info>
          </text:format-change>
        </text:changed-region>
        <text:changed-region xml:id="ct87108144" text:id="ct87108144">
          <text:deletion>
            <office:change-info>
              <dc:creator>Eduardo Grosclaude</dc:creator>
              <dc:date>2016-04-25T11:52:00</dc:date>
            </office:change-info>
            <text:p text:style-name="P1"><text:span text:style-name="T1">tanto </text:span></text:p>
          </text:deletion>
        </text:changed-region>
        <text:changed-region xml:id="ct87112896" text:id="ct87112896">
          <text:format-change>
            <office:change-info>
              <dc:creator>Autor desconocido</dc:creator>
              <dc:date>2016-04-19T21:22:00</dc:date>
            </office:change-info>
          </text:format-change>
        </text:changed-region>
        <text:changed-region xml:id="ct87113120" text:id="ct87113120">
          <text:deletion>
            <office:change-info>
              <dc:creator>Eduardo Grosclaude</dc:creator>
              <dc:date>2016-04-25T11:56:00</dc:date>
            </office:change-info>
            <text:p text:style-name="P1"><text:span text:style-name="T1">ción en</text:span></text:p>
          </text:deletion>
        </text:changed-region>
        <text:changed-region xml:id="ct87114544" text:id="ct87114544">
          <text:insertion>
            <office:change-info>
              <dc:creator>Eduardo Grosclaude</dc:creator>
              <dc:date>2016-04-25T11:56:00</dc:date>
            </office:change-info>
          </text:insertion>
        </text:changed-region>
        <text:changed-region xml:id="ct87115920" text:id="ct87115920">
          <text:format-change>
            <office:change-info>
              <dc:creator>Autor desconocido</dc:creator>
              <dc:date>2016-04-19T21:22:00</dc:date>
            </office:change-info>
          </text:format-change>
        </text:changed-region>
        <text:changed-region xml:id="ct87117328" text:id="ct87117328">
          <text:insertion>
            <office:change-info>
              <dc:creator>Eduardo Grosclaude</dc:creator>
              <dc:date>2016-04-25T11:56:00</dc:date>
            </office:change-info>
          </text:insertion>
        </text:changed-region>
        <text:changed-region xml:id="ct87118736" text:id="ct87118736">
          <text:insertion>
            <office:change-info>
              <dc:creator>Eduardo Grosclaude</dc:creator>
              <dc:date>2016-04-25T11:57:00</dc:date>
            </office:change-info>
          </text:insertion>
        </text:changed-region>
        <text:changed-region xml:id="ct87120336" text:id="ct87120336">
          <text:format-change>
            <office:change-info>
              <dc:creator>Autor desconocido</dc:creator>
              <dc:date>2016-04-19T21:22:00</dc:date>
            </office:change-info>
          </text:format-change>
        </text:changed-region>
        <text:changed-region xml:id="ct87120800" text:id="ct87120800">
          <text:deletion>
            <office:change-info>
              <dc:creator>Eduardo Grosclaude</dc:creator>
              <dc:date>2016-04-25T11:57:00</dc:date>
            </office:change-info>
            <text:p text:style-name="P1"><text:span text:style-name="T1">cuales serían </text:span></text:p>
          </text:deletion>
        </text:changed-region>
        <text:changed-region xml:id="ct87122288" text:id="ct87122288">
          <text:format-change>
            <office:change-info>
              <dc:creator>Autor desconocido</dc:creator>
              <dc:date>2016-04-19T21:22:00</dc:date>
            </office:change-info>
          </text:format-change>
        </text:changed-region>
        <text:changed-region xml:id="ct87122592" text:id="ct87122592">
          <text:deletion>
            <office:change-info>
              <dc:creator>Eduardo Grosclaude</dc:creator>
              <dc:date>2016-04-25T11:57:00</dc:date>
            </office:change-info>
            <text:p text:style-name="P1"/>
            <text:p text:style-name="P1"/>
          </text:deletion>
        </text:changed-region>
        <text:changed-region xml:id="ct87123872" text:id="ct87123872">
          <text:format-change>
            <office:change-info>
              <dc:creator>Autor desconocido</dc:creator>
              <dc:date>2016-04-19T21:22:00</dc:date>
            </office:change-info>
          </text:format-change>
        </text:changed-region>
        <text:changed-region xml:id="ct87124096" text:id="ct87124096">
          <text:deletion>
            <office:change-info>
              <dc:creator>Eduardo Grosclaude</dc:creator>
              <dc:date>2016-04-25T11:53:00</dc:date>
            </office:change-info>
            <text:p text:style-name="P1"><text:span text:style-name="T1">es debido </text:span></text:p>
          </text:deletion>
        </text:changed-region>
        <text:changed-region xml:id="ct87125680" text:id="ct87125680">
          <text:insertion>
            <office:change-info>
              <dc:creator>Eduardo Grosclaude</dc:creator>
              <dc:date>2016-04-25T11:53:00</dc:date>
            </office:change-info>
          </text:insertion>
        </text:changed-region>
        <text:changed-region xml:id="ct86764848" text:id="ct86764848">
          <text:format-change>
            <office:change-info>
              <dc:creator>Autor desconocido</dc:creator>
              <dc:date>2016-04-19T21:22:00</dc:date>
            </office:change-info>
          </text:format-change>
        </text:changed-region>
        <text:changed-region xml:id="ct85785152" text:id="ct85785152">
          <text:insertion>
            <office:change-info>
              <dc:creator>Eduardo Grosclaude</dc:creator>
              <dc:date>2016-04-25T11:58:00</dc:date>
            </office:change-info>
          </text:insertion>
        </text:changed-region>
        <text:changed-region xml:id="ct85787696" text:id="ct85787696">
          <text:format-change>
            <office:change-info>
              <dc:creator>Autor desconocido</dc:creator>
              <dc:date>2016-04-19T21:22:00</dc:date>
            </office:change-info>
          </text:format-change>
        </text:changed-region>
        <text:changed-region xml:id="ct85789216" text:id="ct85789216">
          <text:insertion>
            <office:change-info>
              <dc:creator>Eduardo Grosclaude</dc:creator>
              <dc:date>2016-04-25T11:58:00</dc:date>
            </office:change-info>
          </text:insertion>
        </text:changed-region>
        <text:changed-region xml:id="ct87119552" text:id="ct87119552">
          <text:format-change>
            <office:change-info>
              <dc:creator>Autor desconocido</dc:creator>
              <dc:date>2016-04-19T21:22:00</dc:date>
            </office:change-info>
          </text:format-change>
        </text:changed-region>
        <text:changed-region xml:id="ct85789472" text:id="ct85789472">
          <text:insertion>
            <office:change-info>
              <dc:creator>Eduardo Grosclaude</dc:creator>
              <dc:date>2016-04-25T11:53:00</dc:date>
            </office:change-info>
          </text:insertion>
        </text:changed-region>
        <text:changed-region xml:id="ct85789696" text:id="ct85789696">
          <text:deletion>
            <office:change-info>
              <dc:creator>Eduardo Grosclaude</dc:creator>
              <dc:date>2016-04-25T11:53:00</dc:date>
            </office:change-info>
            <text:p text:style-name="P1"><text:span text:style-name="T1">a</text:span></text:p>
          </text:deletion>
        </text:changed-region>
        <text:changed-region xml:id="ct85793456" text:id="ct85793456">
          <text:format-change>
            <office:change-info>
              <dc:creator>Autor desconocido</dc:creator>
              <dc:date>2016-04-19T21:22:00</dc:date>
            </office:change-info>
          </text:format-change>
        </text:changed-region>
        <text:changed-region xml:id="ct85795072" text:id="ct85795072">
          <text:insertion>
            <office:change-info>
              <dc:creator>Eduardo Grosclaude</dc:creator>
              <dc:date>2016-04-25T11:58:00</dc:date>
            </office:change-info>
          </text:insertion>
        </text:changed-region>
        <text:changed-region xml:id="ct85796528" text:id="ct85796528">
          <text:format-change>
            <office:change-info>
              <dc:creator>Autor desconocido</dc:creator>
              <dc:date>2016-04-19T21:22:00</dc:date>
            </office:change-info>
          </text:format-change>
        </text:changed-region>
        <text:changed-region xml:id="ct85796752" text:id="ct85796752">
          <text:deletion>
            <office:change-info>
              <dc:creator>Eduardo Grosclaude</dc:creator>
              <dc:date>2016-04-25T11:58:00</dc:date>
            </office:change-info>
            <text:p text:style-name="P1"><text:span text:style-name="T1">el cambio </text:span></text:p>
          </text:deletion>
        </text:changed-region>
        <text:changed-region xml:id="ct85799552" text:id="ct85799552">
          <text:format-change>
            <office:change-info>
              <dc:creator>Autor desconocido</dc:creator>
              <dc:date>2016-04-19T21:22:00</dc:date>
            </office:change-info>
          </text:format-change>
        </text:changed-region>
        <text:changed-region xml:id="ct85789920" text:id="ct85789920">
          <text:insertion>
            <office:change-info>
              <dc:creator>Eduardo Grosclaude</dc:creator>
              <dc:date>2016-04-25T12:00:00</dc:date>
            </office:change-info>
          </text:insertion>
        </text:changed-region>
        <text:changed-region xml:id="ct85798560" text:id="ct85798560">
          <text:deletion>
            <office:change-info>
              <dc:creator>Eduardo Grosclaude</dc:creator>
              <dc:date>2016-04-25T12:00:00</dc:date>
            </office:change-info>
            <text:p text:style-name="P2">buscar aplicar paralelización en un entorno de </text:p>
          </text:deletion>
        </text:changed-region>
        <text:changed-region xml:id="ct85801328" text:id="ct85801328">
          <text:format-change>
            <office:change-info>
              <dc:creator>Autor desconocido</dc:creator>
              <dc:date>2016-04-19T21:22:00</dc:date>
            </office:change-info>
          </text:format-change>
        </text:changed-region>
        <text:changed-region xml:id="ct85801840" text:id="ct85801840">
          <text:insertion>
            <office:change-info>
              <dc:creator>Eduardo Grosclaude</dc:creator>
              <dc:date>2014-07-14T08:00:00</dc:date>
            </office:change-info>
          </text:insertion>
        </text:changed-region>
        <text:changed-region xml:id="ct85802064" text:id="ct85802064">
          <text:deletion>
            <office:change-info>
              <dc:creator>Autor desconocido</dc:creator>
              <dc:date>2014-09-18T14:02:00</dc:date>
            </office:change-info>
            <text:p text:style-name="P3">r una subsección aparte.AQUI HAY QUE INSERTAR UN POCO DE MARCO TEORICO DE OPTIMIZACION, POR QUÉ SE VA A SEGUIR EL PROCESO QUE SE SIGUE (hacer todas las citas de Garg &amp;co. que haga falta con gráficos, etc). Puede lleva</text:p>
          </text:deletion>
        </text:changed-region>
        <text:changed-region xml:id="ct85802288" text:id="ct85802288">
          <text:insertion>
            <office:change-info>
              <dc:creator>Autor desconocido</dc:creator>
              <dc:date>2014-09-18T14:03:00</dc:date>
            </office:change-info>
          </text:insertion>
        </text:changed-region>
        <text:changed-region xml:id="ct85786272" text:id="ct85786272">
          <text:format-change>
            <office:change-info>
              <dc:creator>Autor desconocido</dc:creator>
              <dc:date>2016-04-19T21:22:00</dc:date>
            </office:change-info>
          </text:format-change>
        </text:changed-region>
        <text:changed-region xml:id="ct85803328" text:id="ct85803328">
          <text:deletion>
            <office:change-info>
              <dc:creator>Eduardo Grosclaude</dc:creator>
              <dc:date>2016-04-25T12:01:00</dc:date>
            </office:change-info>
            <text:p text:style-name="P4">en cuestión está codificada con un fuerte uso de disco para utilización de </text:p>
          </text:deletion>
        </text:changed-region>
        <text:changed-region xml:id="ct85803552" text:id="ct85803552">
          <text:insertion>
            <office:change-info>
              <dc:creator>Eduardo Grosclaude</dc:creator>
              <dc:date>2016-04-25T12:01:00</dc:date>
            </office:change-info>
          </text:insertion>
        </text:changed-region>
        <text:changed-region xml:id="ct85803776" text:id="ct85803776">
          <text:format-change>
            <office:change-info>
              <dc:creator>Autor desconocido</dc:creator>
              <dc:date>2016-04-19T21:22:00</dc:date>
            </office:change-info>
          </text:format-change>
        </text:changed-region>
        <text:changed-region xml:id="ct85804000" text:id="ct85804000">
          <text:insertion>
            <office:change-info>
              <dc:creator>Eduardo Grosclaude</dc:creator>
              <dc:date>2016-04-25T12:01:00</dc:date>
            </office:change-info>
          </text:insertion>
        </text:changed-region>
        <text:changed-region xml:id="ct85804224" text:id="ct85804224">
          <text:format-change>
            <office:change-info>
              <dc:creator>Autor desconocido</dc:creator>
              <dc:date>2016-04-19T21:22:00</dc:date>
            </office:change-info>
          </text:format-change>
        </text:changed-region>
        <text:changed-region xml:id="ct85804640" text:id="ct85804640">
          <text:insertion>
            <office:change-info>
              <dc:creator>Eduardo Grosclaude</dc:creator>
              <dc:date>2016-04-25T12:01:00</dc:date>
            </office:change-info>
          </text:insertion>
        </text:changed-region>
        <text:changed-region xml:id="ct85805072" text:id="ct85805072">
          <text:format-change>
            <office:change-info>
              <dc:creator>Autor desconocido</dc:creator>
              <dc:date>2016-04-19T21:22:00</dc:date>
            </office:change-info>
          </text:format-change>
        </text:changed-region>
        <text:changed-region xml:id="ct85805504" text:id="ct85805504">
          <text:insertion>
            <office:change-info>
              <dc:creator>Eduardo Grosclaude</dc:creator>
              <dc:date>2016-04-25T12:01:00</dc:date>
            </office:change-info>
          </text:insertion>
        </text:changed-region>
        <text:changed-region xml:id="ct85805968" text:id="ct85805968">
          <text:format-change>
            <office:change-info>
              <dc:creator>Autor desconocido</dc:creator>
              <dc:date>2016-04-19T21:22:00</dc:date>
            </office:change-info>
          </text:format-change>
        </text:changed-region>
        <text:changed-region xml:id="ct85806192" text:id="ct85806192">
          <text:deletion>
            <office:change-info>
              <dc:creator>Eduardo Grosclaude</dc:creator>
              <dc:date>2016-04-25T12:01:00</dc:date>
            </office:change-info>
            <text:p text:style-name="P4">resultados </text:p>
          </text:deletion>
        </text:changed-region>
        <text:changed-region xml:id="ct85805728" text:id="ct85805728">
          <text:format-change>
            <office:change-info>
              <dc:creator>Autor desconocido</dc:creator>
              <dc:date>2016-04-19T21:22:00</dc:date>
            </office:change-info>
          </text:format-change>
        </text:changed-region>
        <text:changed-region xml:id="ct85806416" text:id="ct85806416">
          <text:insertion>
            <office:change-info>
              <dc:creator>Eduardo Grosclaude</dc:creator>
              <dc:date>2016-04-25T12:02:00</dc:date>
            </office:change-info>
          </text:insertion>
        </text:changed-region>
        <text:changed-region xml:id="ct85806640" text:id="ct85806640">
          <text:insertion>
            <office:change-info>
              <dc:creator>Eduardo Grosclaude</dc:creator>
              <dc:date>2016-04-25T12:03:00</dc:date>
            </office:change-info>
          </text:insertion>
        </text:changed-region>
        <text:changed-region xml:id="ct85807376" text:id="ct85807376">
          <text:format-change>
            <office:change-info>
              <dc:creator>Autor desconocido</dc:creator>
              <dc:date>2016-04-19T21:22:00</dc:date>
            </office:change-info>
          </text:format-change>
        </text:changed-region>
        <text:changed-region xml:id="ct85807600" text:id="ct85807600">
          <text:deletion>
            <office:change-info>
              <dc:creator>Eduardo Grosclaude</dc:creator>
              <dc:date>2016-04-25T12:03:00</dc:date>
            </office:change-info>
            <text:p text:style-name="P4">Veremos e</text:p>
          </text:deletion>
        </text:changed-region>
        <text:changed-region xml:id="ct85806864" text:id="ct85806864">
          <text:insertion>
            <office:change-info>
              <dc:creator>Eduardo Grosclaude</dc:creator>
              <dc:date>2016-04-25T12:03:00</dc:date>
            </office:change-info>
          </text:insertion>
        </text:changed-region>
        <text:changed-region xml:id="ct85807088" text:id="ct85807088">
          <text:format-change>
            <office:change-info>
              <dc:creator>Autor desconocido</dc:creator>
              <dc:date>2016-04-19T21:22:00</dc:date>
            </office:change-info>
          </text:format-change>
        </text:changed-region>
        <text:changed-region xml:id="ct85807824" text:id="ct85807824">
          <text:deletion>
            <office:change-info>
              <dc:creator>Eduardo Grosclaude</dc:creator>
              <dc:date>2016-04-25T12:04:00</dc:date>
            </office:change-info>
            <text:p text:style-name="P4">que se aplicará primero</text:p>
          </text:deletion>
        </text:changed-region>
        <text:changed-region xml:id="ct85808048" text:id="ct85808048">
          <text:insertion>
            <office:change-info>
              <dc:creator>Eduardo Grosclaude</dc:creator>
              <dc:date>2016-04-25T12:04:00</dc:date>
            </office:change-info>
          </text:insertion>
        </text:changed-region>
        <text:changed-region xml:id="ct85808272" text:id="ct85808272">
          <text:deletion>
            <office:change-info>
              <dc:creator>Eduardo Grosclaude</dc:creator>
              <dc:date>2016-04-25T12:04:00</dc:date>
            </office:change-info>
            <text:p text:style-name="P4"><text:s/>una </text:p>
          </text:deletion>
        </text:changed-region>
        <text:changed-region xml:id="ct85808496" text:id="ct85808496">
          <text:format-change>
            <office:change-info>
              <dc:creator>Autor desconocido</dc:creator>
              <dc:date>2016-04-19T21:22:00</dc:date>
            </office:change-info>
          </text:format-change>
        </text:changed-region>
        <text:changed-region xml:id="ct85809456" text:id="ct85809456">
          <text:insertion>
            <office:change-info>
              <dc:creator>Eduardo Grosclaude</dc:creator>
              <dc:date>2016-04-25T12:04:00</dc:date>
            </office:change-info>
          </text:insertion>
        </text:changed-region>
        <text:changed-region xml:id="ct85808720" text:id="ct85808720">
          <text:insertion>
            <office:change-info>
              <dc:creator>Eduardo Grosclaude</dc:creator>
              <dc:date>2016-04-25T12:05:00</dc:date>
            </office:change-info>
          </text:insertion>
        </text:changed-region>
        <text:changed-region xml:id="ct85808944" text:id="ct85808944">
          <text:deletion>
            <office:change-info>
              <dc:creator>Eduardo Grosclaude</dc:creator>
              <dc:date>2016-04-25T12:04:00</dc:date>
            </office:change-info>
            <text:p text:style-name="P4">para </text:p>
          </text:deletion>
        </text:changed-region>
        <text:changed-region xml:id="ct85809168" text:id="ct85809168">
          <text:format-change>
            <office:change-info>
              <dc:creator>Autor desconocido</dc:creator>
              <dc:date>2016-04-19T21:22:00</dc:date>
            </office:change-info>
          </text:format-change>
        </text:changed-region>
        <text:changed-region xml:id="ct85809680" text:id="ct85809680">
          <text:deletion>
            <office:change-info>
              <dc:creator>Eduardo Grosclaude</dc:creator>
              <dc:date>2016-04-25T12:04:00</dc:date>
            </office:change-info>
            <text:p text:style-name="P4"><text:s/>y de esta manera optimizar los tiempos del trabajo que realiza la aplicación con los resultados parciales y finales, <text:s/>así como permitir una mejor implementación de la paralelización con OpenMP en memoria compartida.</text:p>
          </text:deletion>
        </text:changed-region>
        <text:changed-region xml:id="ct85810768" text:id="ct85810768">
          <text:insertion>
            <office:change-info>
              <dc:creator>Eduardo Grosclaude</dc:creator>
              <dc:date>2016-04-25T12:04:00</dc:date>
            </office:change-info>
          </text:insertion>
        </text:changed-region>
        <text:changed-region xml:id="ct85809904" text:id="ct85809904">
          <text:insertion>
            <office:change-info>
              <dc:creator>Eduardo Grosclaude</dc:creator>
              <dc:date>2016-04-25T12:06:00</dc:date>
            </office:change-info>
          </text:insertion>
        </text:changed-region>
        <text:changed-region xml:id="ct85810128" text:id="ct85810128">
          <text:insertion>
            <office:change-info>
              <dc:creator>Eduardo Grosclaude</dc:creator>
              <dc:date>2016-04-25T12:07:00</dc:date>
            </office:change-info>
          </text:insertion>
        </text:changed-region>
        <text:changed-region xml:id="ct85811664" text:id="ct85811664">
          <text:format-change>
            <office:change-info>
              <dc:creator>Autor desconocido</dc:creator>
              <dc:date>2016-04-19T21:22:00</dc:date>
            </office:change-info>
          </text:format-change>
        </text:changed-region>
        <text:changed-region xml:id="ct85784928" text:id="ct85784928">
          <text:deletion>
            <office:change-info>
              <dc:creator>Eduardo Grosclaude</dc:creator>
              <dc:date>2014-07-14T08:01:00</dc:date>
            </office:change-info>
            <text:p text:style-name="P4">la herramienta gprof </text:p>
          </text:deletion>
        </text:changed-region>
        <text:changed-region xml:id="ct85810992" text:id="ct85810992">
          <text:deletion>
            <office:change-info>
              <dc:creator>Eduardo Grosclaude</dc:creator>
              <dc:date>2016-04-25T12:08:00</dc:date>
            </office:change-info>
            <text:p text:style-name="P4">con </text:p>
          </text:deletion>
        </text:changed-region>
        <text:changed-region xml:id="ct86802672" text:id="ct86802672">
          <text:insertion>
            <office:change-info>
              <dc:creator>Eduardo Grosclaude</dc:creator>
              <dc:date>2014-07-14T08:01:00</dc:date>
            </office:change-info>
          </text:insertion>
        </text:changed-region>
        <text:changed-region xml:id="ct86735376" text:id="ct86735376">
          <text:deletion>
            <office:change-info>
              <dc:creator>Eduardo Grosclaude</dc:creator>
              <dc:date>2014-07-14T08:02:00</dc:date>
            </office:change-info>
            <text:p text:style-name="P4">veremos </text:p>
          </text:deletion>
        </text:changed-region>
        <text:changed-region xml:id="ct86786960" text:id="ct86786960">
          <text:deletion>
            <office:change-info>
              <dc:creator>Eduardo Grosclaude</dc:creator>
              <dc:date>2016-04-25T12:08:00</dc:date>
            </office:change-info>
            <text:p text:style-name="P4">con la cual </text:p>
          </text:deletion>
        </text:changed-region>
        <text:changed-region xml:id="ct87111744" text:id="ct87111744">
          <text:insertion>
            <office:change-info>
              <dc:creator>Eduardo Grosclaude</dc:creator>
              <dc:date>2016-04-25T12:08:00</dc:date>
            </office:change-info>
          </text:insertion>
        </text:changed-region>
        <text:changed-region xml:id="ct86776800" text:id="ct86776800">
          <text:format-change>
            <office:change-info>
              <dc:creator>Autor desconocido</dc:creator>
              <dc:date>2016-04-19T21:22:00</dc:date>
            </office:change-info>
          </text:format-change>
        </text:changed-region>
        <text:changed-region xml:id="ct87120080" text:id="ct87120080">
          <text:insertion>
            <office:change-info>
              <dc:creator>Eduardo Grosclaude</dc:creator>
              <dc:date>2016-04-25T12:09:00</dc:date>
            </office:change-info>
          </text:insertion>
        </text:changed-region>
        <text:changed-region xml:id="ct86796288" text:id="ct86796288">
          <text:deletion>
            <office:change-info>
              <dc:creator>Eduardo Grosclaude</dc:creator>
              <dc:date>2016-04-25T12:09:00</dc:date>
            </office:change-info>
            <text:p text:style-name="P4">aplicación de </text:p>
          </text:deletion>
        </text:changed-region>
        <text:changed-region xml:id="ct87125344" text:id="ct87125344">
          <text:format-change>
            <office:change-info>
              <dc:creator>Autor desconocido</dc:creator>
              <dc:date>2016-04-19T21:22:00</dc:date>
            </office:change-info>
          </text:format-change>
        </text:changed-region>
        <text:changed-region xml:id="ct87091760" text:id="ct87091760">
          <text:insertion>
            <office:change-info>
              <dc:creator>Eduardo Grosclaude</dc:creator>
              <dc:date>2016-04-25T12:11:00</dc:date>
            </office:change-info>
          </text:insertion>
        </text:changed-region>
        <text:changed-region xml:id="ct87119776" text:id="ct87119776">
          <text:format-change>
            <office:change-info>
              <dc:creator>Autor desconocido</dc:creator>
              <dc:date>2016-04-19T21:22:00</dc:date>
            </office:change-info>
          </text:format-change>
        </text:changed-region>
        <text:changed-region xml:id="ct87102016" text:id="ct87102016">
          <text:deletion>
            <office:change-info>
              <dc:creator>Eduardo Grosclaude</dc:creator>
              <dc:date>2016-04-25T12:12:00</dc:date>
            </office:change-info>
            <text:p text:style-name="P4">y el porqué de las decisiones de aplicar </text:p>
          </text:deletion>
        </text:changed-region>
        <text:changed-region xml:id="ct85799776" text:id="ct85799776">
          <text:insertion>
            <office:change-info>
              <dc:creator>Eduardo Grosclaude</dc:creator>
              <dc:date>2016-04-25T12:12:00</dc:date>
            </office:change-info>
          </text:insertion>
        </text:changed-region>
        <text:changed-region xml:id="ct86785936" text:id="ct86785936">
          <text:deletion>
            <office:change-info>
              <dc:creator>Eduardo Grosclaude</dc:creator>
              <dc:date>2016-04-25T12:12:00</dc:date>
            </office:change-info>
            <text:p text:style-name="P4">en </text:p>
          </text:deletion>
        </text:changed-region>
        <text:changed-region xml:id="ct85791648" text:id="ct85791648">
          <text:format-change>
            <office:change-info>
              <dc:creator>Autor desconocido</dc:creator>
              <dc:date>2016-04-19T21:22:00</dc:date>
            </office:change-info>
          </text:format-change>
        </text:changed-region>
        <text:changed-region xml:id="ct85792032" text:id="ct85792032">
          <text:insertion>
            <office:change-info>
              <dc:creator>Eduardo Grosclaude</dc:creator>
              <dc:date>2016-04-25T12:12:00</dc:date>
            </office:change-info>
          </text:insertion>
        </text:changed-region>
        <text:changed-region xml:id="ct85795984" text:id="ct85795984">
          <text:deletion>
            <office:change-info>
              <dc:creator>Eduardo Grosclaude</dc:creator>
              <dc:date>2016-04-25T12:12:00</dc:date>
            </office:change-info>
            <text:p text:style-name="P4">, así como pequeños cambios en </text:p>
          </text:deletion>
        </text:changed-region>
        <text:changed-region xml:id="ct85794496" text:id="ct85794496">
          <text:insertion>
            <office:change-info>
              <dc:creator>Eduardo Grosclaude</dc:creator>
              <dc:date>2016-04-25T12:12:00</dc:date>
            </office:change-info>
          </text:insertion>
        </text:changed-region>
        <text:changed-region xml:id="ct87124320" text:id="ct87124320">
          <text:format-change>
            <office:change-info>
              <dc:creator>Autor desconocido</dc:creator>
              <dc:date>2016-04-19T21:22:00</dc:date>
            </office:change-info>
          </text:format-change>
        </text:changed-region>
        <text:changed-region xml:id="ct87118352" text:id="ct87118352">
          <text:deletion>
            <office:change-info>
              <dc:creator>Eduardo Grosclaude</dc:creator>
              <dc:date>2016-04-25T12:10:00</dc:date>
            </office:change-info>
            <text:p text:style-name="P4">obtener mejor y</text:p>
          </text:deletion>
        </text:changed-region>
        <text:changed-region xml:id="ct87107456" text:id="ct87107456">
          <text:insertion>
            <office:change-info>
              <dc:creator>Eduardo Grosclaude</dc:creator>
              <dc:date>2016-04-25T12:10:00</dc:date>
            </office:change-info>
          </text:insertion>
        </text:changed-region>
        <text:changed-region xml:id="ct87103520" text:id="ct87103520">
          <text:format-change>
            <office:change-info>
              <dc:creator>Autor desconocido</dc:creator>
              <dc:date>2016-04-19T21:22:00</dc:date>
            </office:change-info>
          </text:format-change>
        </text:changed-region>
        <text:changed-region xml:id="ct87103744" text:id="ct87103744">
          <text:insertion>
            <office:change-info>
              <dc:creator>Eduardo Grosclaude</dc:creator>
              <dc:date>2016-04-25T12:10:00</dc:date>
            </office:change-info>
          </text:insertion>
        </text:changed-region>
        <text:changed-region xml:id="ct87118960" text:id="ct87118960">
          <text:deletion>
            <office:change-info>
              <dc:creator>Eduardo Grosclaude</dc:creator>
              <dc:date>2016-04-25T12:10:00</dc:date>
            </office:change-info>
            <text:p text:style-name="P4">a</text:p>
          </text:deletion>
        </text:changed-region>
        <text:changed-region xml:id="ct87119184" text:id="ct87119184">
          <text:format-change>
            <office:change-info>
              <dc:creator>Autor desconocido</dc:creator>
              <dc:date>2016-04-19T21:22:00</dc:date>
            </office:change-info>
          </text:format-change>
        </text:changed-region>
        <text:changed-region xml:id="ct85802512" text:id="ct85802512">
          <text:insertion>
            <office:change-info>
              <dc:creator>Eduardo Grosclaude</dc:creator>
              <dc:date>2016-04-25T12:10:00</dc:date>
            </office:change-info>
          </text:insertion>
        </text:changed-region>
        <text:changed-region xml:id="ct86827600" text:id="ct86827600">
          <text:format-change>
            <office:change-info>
              <dc:creator>Autor desconocido</dc:creator>
              <dc:date>2016-04-19T21:22:00</dc:date>
            </office:change-info>
          </text:format-change>
        </text:changed-region>
        <text:changed-region xml:id="ct86825456" text:id="ct86825456">
          <text:deletion>
            <office:change-info>
              <dc:creator>Autor desconocido</dc:creator>
              <dc:date>2014-09-15T21:18:00</dc:date>
            </office:change-info>
            <text:p text:style-name="P5"/>
            <text:p text:style-name="P6"/>
          </text:deletion>
        </text:changed-region>
        <text:changed-region xml:id="ct86830464" text:id="ct86830464">
          <text:format-change>
            <office:change-info>
              <dc:creator>Autor desconocido</dc:creator>
              <dc:date>2016-04-19T21:22:00</dc:date>
            </office:change-info>
          </text:format-change>
        </text:changed-region>
        <text:changed-region xml:id="ct86737552" text:id="ct86737552">
          <text:deletion>
            <office:change-info>
              <dc:creator>Eduardo Grosclaude</dc:creator>
              <dc:date>2016-04-25T12:13:00</dc:date>
            </office:change-info>
            <text:p text:style-name="P7">que <text:span text:style-name="T2">haremos es </text:span></text:p>
          </text:deletion>
        </text:changed-region>
        <text:changed-region xml:id="ct64355360" text:id="ct64355360">
          <text:insertion>
            <office:change-info>
              <dc:creator>Eduardo Grosclaude</dc:creator>
              <dc:date>2016-04-25T12:13:00</dc:date>
            </office:change-info>
          </text:insertion>
        </text:changed-region>
        <text:changed-region xml:id="ct84524848" text:id="ct84524848">
          <text:format-change>
            <office:change-info>
              <dc:creator>Autor desconocido</dc:creator>
              <dc:date>2016-04-19T21:22:00</dc:date>
            </office:change-info>
          </text:format-change>
        </text:changed-region>
        <text:changed-region xml:id="ct46886208" text:id="ct46886208">
          <text:deletion>
            <office:change-info>
              <dc:creator>Eduardo Grosclaude</dc:creator>
              <dc:date>2016-04-25T12:13:00</dc:date>
            </office:change-info>
            <text:p text:style-name="P7"><text:span text:style-name="T2">la</text:span></text:p>
          </text:deletion>
        </text:changed-region>
        <text:changed-region xml:id="ct83850160" text:id="ct83850160">
          <text:insertion>
            <office:change-info>
              <dc:creator>Eduardo Grosclaude</dc:creator>
              <dc:date>2016-04-25T12:13:00</dc:date>
            </office:change-info>
          </text:insertion>
        </text:changed-region>
        <text:changed-region xml:id="ct87122864" text:id="ct87122864">
          <text:format-change>
            <office:change-info>
              <dc:creator>Autor desconocido</dc:creator>
              <dc:date>2016-04-19T21:22:00</dc:date>
            </office:change-info>
          </text:format-change>
        </text:changed-region>
        <text:changed-region xml:id="ct87123088" text:id="ct87123088">
          <text:deletion>
            <office:change-info>
              <dc:creator>Eduardo Grosclaude</dc:creator>
              <dc:date>2016-04-25T12:13:00</dc:date>
            </office:change-info>
            <text:p text:style-name="P7"><text:span text:style-name="T2">de la misma </text:span></text:p>
          </text:deletion>
        </text:changed-region>
        <text:changed-region xml:id="ct87123312" text:id="ct87123312">
          <text:format-change>
            <office:change-info>
              <dc:creator>Autor desconocido</dc:creator>
              <dc:date>2016-04-19T21:22:00</dc:date>
            </office:change-info>
          </text:format-change>
        </text:changed-region>
        <text:changed-region xml:id="ct85792736" text:id="ct85792736">
          <text:deletion>
            <office:change-info>
              <dc:creator>Eduardo Grosclaude</dc:creator>
              <dc:date>2016-04-25T12:13:00</dc:date>
            </office:change-info>
            <text:p text:style-name="P7"><text:span text:style-name="T2">su </text:span></text:p>
          </text:deletion>
        </text:changed-region>
        <text:changed-region xml:id="ct85793184" text:id="ct85793184">
          <text:format-change>
            <office:change-info>
              <dc:creator>Autor desconocido</dc:creator>
              <dc:date>2016-04-19T21:22:00</dc:date>
            </office:change-info>
          </text:format-change>
        </text:changed-region>
        <text:changed-region xml:id="ct85792960" text:id="ct85792960">
          <text:insertion>
            <office:change-info>
              <dc:creator>Autor desconocido</dc:creator>
              <dc:date>2014-09-18T14:04:00</dc:date>
            </office:change-info>
          </text:insertion>
        </text:changed-region>
        <text:changed-region xml:id="ct85798784" text:id="ct85798784">
          <text:format-change>
            <office:change-info>
              <dc:creator>Autor desconocido</dc:creator>
              <dc:date>2016-04-19T21:22:00</dc:date>
            </office:change-info>
          </text:format-change>
        </text:changed-region>
        <text:changed-region xml:id="ct85785632" text:id="ct85785632">
          <text:deletion>
            <office:change-info>
              <dc:creator>Autor desconocido</dc:creator>
              <dc:date>2014-09-18T14:05:00</dc:date>
            </office:change-info>
            <text:p text:style-name="P7"><text:span text:style-name="T2">Garg y Sharapov [ref Techniques for Optimizing Apps: HPC]</text:span></text:p>
          </text:deletion>
        </text:changed-region>
        <text:changed-region xml:id="ct85785376" text:id="ct85785376">
          <text:insertion>
            <office:change-info>
              <dc:creator>Autor desconocido</dc:creator>
              <dc:date>2014-09-18T14:05:00</dc:date>
            </office:change-info>
          </text:insertion>
        </text:changed-region>
        <text:changed-region xml:id="ct87117104" text:id="ct87117104">
          <text:format-change>
            <office:change-info>
              <dc:creator>Autor desconocido</dc:creator>
              <dc:date>2016-04-19T21:22:00</dc:date>
            </office:change-info>
          </text:format-change>
        </text:changed-region>
        <text:changed-region xml:id="ct85785856" text:id="ct85785856">
          <text:insertion>
            <office:change-info>
              <dc:creator>Eduardo Grosclaude</dc:creator>
              <dc:date>2016-04-25T12:14:00</dc:date>
            </office:change-info>
          </text:insertion>
        </text:changed-region>
        <text:changed-region xml:id="ct87116848" text:id="ct87116848">
          <text:format-change>
            <office:change-info>
              <dc:creator>Autor desconocido</dc:creator>
              <dc:date>2016-04-19T21:22:00</dc:date>
            </office:change-info>
          </text:format-change>
        </text:changed-region>
        <text:changed-region xml:id="ct87112576" text:id="ct87112576">
          <text:deletion>
            <office:change-info>
              <dc:creator>Eduardo Grosclaude</dc:creator>
              <dc:date>2016-04-25T12:14:00</dc:date>
            </office:change-info>
            <text:p text:style-name="P7"><text:span text:style-name="T2"><text:s/>(o correrá)</text:span></text:p>
          </text:deletion>
        </text:changed-region>
        <text:changed-region xml:id="ct87116432" text:id="ct87116432">
          <text:format-change>
            <office:change-info>
              <dc:creator>Autor desconocido</dc:creator>
              <dc:date>2016-04-19T21:22:00</dc:date>
            </office:change-info>
          </text:format-change>
        </text:changed-region>
        <text:changed-region xml:id="ct85786656" text:id="ct85786656">
          <text:insertion>
            <office:change-info>
              <dc:creator>Eduardo Grosclaude</dc:creator>
              <dc:date>2016-04-25T12:13:00</dc:date>
            </office:change-info>
          </text:insertion>
        </text:changed-region>
        <text:changed-region xml:id="ct85786880" text:id="ct85786880">
          <text:deletion>
            <office:change-info>
              <dc:creator>Eduardo Grosclaude</dc:creator>
              <dc:date>2016-04-25T12:13:00</dc:date>
            </office:change-info>
            <text:p text:style-name="P7"><text:span text:style-name="T2">SO</text:span></text:p>
          </text:deletion>
        </text:changed-region>
        <text:changed-region xml:id="ct85787104" text:id="ct85787104">
          <text:format-change>
            <office:change-info>
              <dc:creator>Autor desconocido</dc:creator>
              <dc:date>2016-04-19T21:22:00</dc:date>
            </office:change-info>
          </text:format-change>
        </text:changed-region>
        <text:changed-region xml:id="ct85787328" text:id="ct85787328">
          <text:deletion>
            <office:change-info>
              <dc:creator>Eduardo Grosclaude</dc:creator>
              <dc:date>2016-04-25T12:14:00</dc:date>
            </office:change-info>
            <text:p text:style-name="P7"><text:span text:style-name="T2">fue ampliamente </text:span></text:p>
          </text:deletion>
        </text:changed-region>
        <text:changed-region xml:id="ct85788640" text:id="ct85788640">
          <text:insertion>
            <office:change-info>
              <dc:creator>Eduardo Grosclaude</dc:creator>
              <dc:date>2016-04-25T12:14:00</dc:date>
            </office:change-info>
          </text:insertion>
        </text:changed-region>
        <text:changed-region xml:id="ct85813760" text:id="ct85813760">
          <text:format-change>
            <office:change-info>
              <dc:creator>Autor desconocido</dc:creator>
              <dc:date>2016-04-19T21:22:00</dc:date>
            </office:change-info>
          </text:format-change>
        </text:changed-region>
        <text:changed-region xml:id="ct85813984" text:id="ct85813984">
          <text:deletion>
            <office:change-info>
              <dc:creator>Eduardo Grosclaude</dc:creator>
              <dc:date>2016-04-25T12:14:00</dc:date>
            </office:change-info>
            <text:p text:style-name="P7"><text:span text:style-name="T2">S</text:span></text:p>
          </text:deletion>
        </text:changed-region>
        <text:changed-region xml:id="ct85815440" text:id="ct85815440">
          <text:insertion>
            <office:change-info>
              <dc:creator>Eduardo Grosclaude</dc:creator>
              <dc:date>2016-04-25T12:14:00</dc:date>
            </office:change-info>
          </text:insertion>
        </text:changed-region>
        <text:changed-region xml:id="ct85815664" text:id="ct85815664">
          <text:format-change>
            <office:change-info>
              <dc:creator>Autor desconocido</dc:creator>
              <dc:date>2016-04-19T21:22:00</dc:date>
            </office:change-info>
          </text:format-change>
        </text:changed-region>
        <text:changed-region xml:id="ct85816912" text:id="ct85816912">
          <text:insertion>
            <office:change-info>
              <dc:creator>Eduardo Grosclaude</dc:creator>
              <dc:date>2016-04-25T12:14:00</dc:date>
            </office:change-info>
          </text:insertion>
        </text:changed-region>
        <text:changed-region xml:id="ct85195728" text:id="ct85195728">
          <text:format-change>
            <office:change-info>
              <dc:creator>Autor desconocido</dc:creator>
              <dc:date>2016-04-19T21:22:00</dc:date>
            </office:change-info>
          </text:format-change>
        </text:changed-region>
        <text:changed-region xml:id="ct85195952" text:id="ct85195952">
          <text:deletion>
            <office:change-info>
              <dc:creator>Eduardo Grosclaude</dc:creator>
              <dc:date>2016-04-25T12:15:00</dc:date>
            </office:change-info>
            <text:p text:style-name="P7"><text:span text:style-name="T2">Obtuvimos </text:span></text:p>
          </text:deletion>
        </text:changed-region>
        <text:changed-region xml:id="ct85197856" text:id="ct85197856">
          <text:insertion>
            <office:change-info>
              <dc:creator>Eduardo Grosclaude</dc:creator>
              <dc:date>2016-04-25T12:15:00</dc:date>
            </office:change-info>
          </text:insertion>
        </text:changed-region>
        <text:changed-region xml:id="ct85199200" text:id="ct85199200">
          <text:format-change>
            <office:change-info>
              <dc:creator>Autor desconocido</dc:creator>
              <dc:date>2016-04-19T21:22:00</dc:date>
            </office:change-info>
          </text:format-change>
        </text:changed-region>
        <text:changed-region xml:id="ct85199520" text:id="ct85199520">
          <text:deletion>
            <office:change-info>
              <dc:creator>Eduardo Grosclaude</dc:creator>
              <dc:date>2016-04-25T12:15:00</dc:date>
            </office:change-info>
            <text:p text:style-name="P7"><text:span text:style-name="T2">de comparación </text:span></text:p>
          </text:deletion>
        </text:changed-region>
        <text:changed-region xml:id="ct86860064" text:id="ct86860064">
          <text:format-change>
            <office:change-info>
              <dc:creator>Autor desconocido</dc:creator>
              <dc:date>2016-04-19T21:22:00</dc:date>
            </office:change-info>
          </text:format-change>
        </text:changed-region>
        <text:changed-region xml:id="ct86859648" text:id="ct86859648">
          <text:insertion>
            <office:change-info>
              <dc:creator>Eduardo Grosclaude</dc:creator>
              <dc:date>2016-04-25T12:15:00</dc:date>
            </office:change-info>
          </text:insertion>
        </text:changed-region>
        <text:changed-region xml:id="ct85199744" text:id="ct85199744">
          <text:format-change>
            <office:change-info>
              <dc:creator>Autor desconocido</dc:creator>
              <dc:date>2016-04-19T21:22:00</dc:date>
            </office:change-info>
          </text:format-change>
        </text:changed-region>
        <text:changed-region xml:id="ct85199968" text:id="ct85199968">
          <text:deletion>
            <office:change-info>
              <dc:creator>Eduardo Grosclaude</dc:creator>
              <dc:date>2016-04-25T12:15:00</dc:date>
            </office:change-info>
            <text:p text:style-name="P7"><text:span text:style-name="T2">como </text:span></text:p>
          </text:deletion>
        </text:changed-region>
        <text:changed-region xml:id="ct85200480" text:id="ct85200480">
          <text:insertion>
            <office:change-info>
              <dc:creator>Eduardo Grosclaude</dc:creator>
              <dc:date>2016-04-25T12:15:00</dc:date>
            </office:change-info>
          </text:insertion>
        </text:changed-region>
        <text:changed-region xml:id="ct85202832" text:id="ct85202832">
          <text:format-change>
            <office:change-info>
              <dc:creator>Autor desconocido</dc:creator>
              <dc:date>2016-04-19T21:22:00</dc:date>
            </office:change-info>
          </text:format-change>
        </text:changed-region>
        <text:changed-region xml:id="ct85204080" text:id="ct85204080">
          <text:insertion>
            <office:change-info>
              <dc:creator>Eduardo Grosclaude</dc:creator>
              <dc:date>2016-04-25T12:15:00</dc:date>
            </office:change-info>
          </text:insertion>
        </text:changed-region>
        <text:changed-region xml:id="ct85204304" text:id="ct85204304">
          <text:deletion>
            <office:change-info>
              <dc:creator>Eduardo Grosclaude</dc:creator>
              <dc:date>2016-04-25T12:15:00</dc:date>
            </office:change-info>
            <text:p text:style-name="P7"><text:span text:style-name="T2">, y fue indicado por quien es </text:span></text:p>
          </text:deletion>
        </text:changed-region>
        <text:changed-region xml:id="ct85205104" text:id="ct85205104">
          <text:format-change>
            <office:change-info>
              <dc:creator>Autor desconocido</dc:creator>
              <dc:date>2016-04-19T21:22:00</dc:date>
            </office:change-info>
          </text:format-change>
        </text:changed-region>
        <text:changed-region xml:id="ct85790656" text:id="ct85790656">
          <text:insertion>
            <office:change-info>
              <dc:creator>Eduardo Grosclaude</dc:creator>
              <dc:date>2016-04-25T12:16:00</dc:date>
            </office:change-info>
          </text:insertion>
        </text:changed-region>
        <text:changed-region xml:id="ct85206112" text:id="ct85206112">
          <text:format-change>
            <office:change-info>
              <dc:creator>Autor desconocido</dc:creator>
              <dc:date>2016-04-19T21:22:00</dc:date>
            </office:change-info>
          </text:format-change>
        </text:changed-region>
        <text:changed-region xml:id="ct85210592" text:id="ct85210592">
          <text:insertion>
            <office:change-info>
              <dc:creator>Eduardo Grosclaude</dc:creator>
              <dc:date>2016-04-25T12:16:00</dc:date>
            </office:change-info>
          </text:insertion>
        </text:changed-region>
        <text:changed-region xml:id="ct85207888" text:id="ct85207888">
          <text:format-change>
            <office:change-info>
              <dc:creator>Autor desconocido</dc:creator>
              <dc:date>2016-04-19T21:22:00</dc:date>
            </office:change-info>
          </text:format-change>
        </text:changed-region>
        <text:changed-region xml:id="ct85211760" text:id="ct85211760">
          <text:insertion>
            <office:change-info>
              <dc:creator>Eduardo Grosclaude</dc:creator>
              <dc:date>2016-04-25T12:16:00</dc:date>
            </office:change-info>
          </text:insertion>
        </text:changed-region>
        <text:changed-region xml:id="ct85215968" text:id="ct85215968">
          <text:format-change>
            <office:change-info>
              <dc:creator>Autor desconocido</dc:creator>
              <dc:date>2016-04-19T21:22:00</dc:date>
            </office:change-info>
          </text:format-change>
        </text:changed-region>
        <text:changed-region xml:id="ct85216192" text:id="ct85216192">
          <text:deletion>
            <office:change-info>
              <dc:creator>Eduardo Grosclaude</dc:creator>
              <dc:date>2016-04-25T12:16:00</dc:date>
            </office:change-info>
            <text:p text:style-name="P7"><text:span text:style-name="T2">debía </text:span></text:p>
          </text:deletion>
        </text:changed-region>
        <text:changed-region xml:id="ct85212800" text:id="ct85212800">
          <text:insertion>
            <office:change-info>
              <dc:creator>Eduardo Grosclaude</dc:creator>
              <dc:date>2016-04-25T12:16:00</dc:date>
            </office:change-info>
          </text:insertion>
        </text:changed-region>
        <text:changed-region xml:id="ct85216416" text:id="ct85216416">
          <text:format-change>
            <office:change-info>
              <dc:creator>Autor desconocido</dc:creator>
              <dc:date>2016-04-19T21:22:00</dc:date>
            </office:change-info>
          </text:format-change>
        </text:changed-region>
        <text:changed-region xml:id="ct85213968" text:id="ct85213968">
          <text:insertion>
            <office:change-info>
              <dc:creator>Eduardo Grosclaude</dc:creator>
              <dc:date>2016-04-25T12:16:00</dc:date>
            </office:change-info>
          </text:insertion>
        </text:changed-region>
        <text:changed-region xml:id="ct85214192" text:id="ct85214192">
          <text:deletion>
            <office:change-info>
              <dc:creator>Eduardo Grosclaude</dc:creator>
              <dc:date>2016-04-25T12:16:00</dc:date>
            </office:change-info>
            <text:p text:style-name="P7"><text:span text:style-name="T2">ejecución tras ejecución.</text:span></text:p>
          </text:deletion>
        </text:changed-region>
        <text:changed-region xml:id="ct85219632" text:id="ct85219632">
          <text:format-change>
            <office:change-info>
              <dc:creator>Autor desconocido</dc:creator>
              <dc:date>2016-04-19T21:22:00</dc:date>
            </office:change-info>
          </text:format-change>
        </text:changed-region>
        <text:changed-region xml:id="ct85218672" text:id="ct85218672">
          <text:deletion>
            <office:change-info>
              <dc:creator>Eduardo Grosclaude</dc:creator>
              <dc:date>2016-04-25T14:37:00</dc:date>
            </office:change-info>
            <text:p text:style-name="P8">realizar </text:p>
          </text:deletion>
        </text:changed-region>
        <text:changed-region xml:id="ct85206336" text:id="ct85206336">
          <text:insertion>
            <office:change-info>
              <dc:creator>Eduardo Grosclaude</dc:creator>
              <dc:date>2016-04-25T14:37:00</dc:date>
            </office:change-info>
          </text:insertion>
        </text:changed-region>
        <text:changed-region xml:id="ct85206560" text:id="ct85206560">
          <text:format-change>
            <office:change-info>
              <dc:creator>Autor desconocido</dc:creator>
              <dc:date>2016-04-19T21:22:00</dc:date>
            </office:change-info>
          </text:format-change>
        </text:changed-region>
        <text:changed-region xml:id="ct85220464" text:id="ct85220464">
          <text:insertion>
            <office:change-info>
              <dc:creator>Eduardo Grosclaude</dc:creator>
              <dc:date>2016-04-25T14:37:00</dc:date>
            </office:change-info>
          </text:insertion>
        </text:changed-region>
        <text:changed-region xml:id="ct85220688" text:id="ct85220688">
          <text:format-change>
            <office:change-info>
              <dc:creator>Autor desconocido</dc:creator>
              <dc:date>2016-04-19T21:22:00</dc:date>
            </office:change-info>
          </text:format-change>
        </text:changed-region>
        <text:changed-region xml:id="ct85220912" text:id="ct85220912">
          <text:insertion>
            <office:change-info>
              <dc:creator>Eduardo Grosclaude</dc:creator>
              <dc:date>2016-04-25T14:37:00</dc:date>
            </office:change-info>
          </text:insertion>
        </text:changed-region>
        <text:changed-region xml:id="ct85221136" text:id="ct85221136">
          <text:format-change>
            <office:change-info>
              <dc:creator>Autor desconocido</dc:creator>
              <dc:date>2016-04-19T21:22:00</dc:date>
            </office:change-info>
          </text:format-change>
        </text:changed-region>
        <text:changed-region xml:id="ct85221360" text:id="ct85221360">
          <text:insertion>
            <office:change-info>
              <dc:creator>Eduardo Grosclaude</dc:creator>
              <dc:date>2016-04-25T14:37:00</dc:date>
            </office:change-info>
          </text:insertion>
        </text:changed-region>
        <text:changed-region xml:id="ct85221584" text:id="ct85221584">
          <text:deletion>
            <office:change-info>
              <dc:creator>Eduardo Grosclaude</dc:creator>
              <dc:date>2016-04-25T14:37:00</dc:date>
            </office:change-info>
            <text:p text:style-name="P8">amos </text:p>
          </text:deletion>
        </text:changed-region>
        <text:changed-region xml:id="ct85221808" text:id="ct85221808">
          <text:insertion>
            <office:change-info>
              <dc:creator>Eduardo Grosclaude</dc:creator>
              <dc:date>2016-04-25T14:35:00</dc:date>
            </office:change-info>
          </text:insertion>
        </text:changed-region>
        <text:changed-region xml:id="ct85222032" text:id="ct85222032">
          <text:format-change>
            <office:change-info>
              <dc:creator>Autor desconocido</dc:creator>
              <dc:date>2016-04-19T21:22:00</dc:date>
            </office:change-info>
          </text:format-change>
        </text:changed-region>
        <text:changed-region xml:id="ct85222256" text:id="ct85222256">
          <text:insertion>
            <office:change-info>
              <dc:creator>Eduardo Grosclaude</dc:creator>
              <dc:date>2016-04-25T14:36:00</dc:date>
            </office:change-info>
          </text:insertion>
        </text:changed-region>
        <text:changed-region xml:id="ct85222480" text:id="ct85222480">
          <text:format-change>
            <office:change-info>
              <dc:creator>Autor desconocido</dc:creator>
              <dc:date>2016-04-19T21:22:00</dc:date>
            </office:change-info>
          </text:format-change>
        </text:changed-region>
        <text:changed-region xml:id="ct85223328" text:id="ct85223328">
          <text:insertion>
            <office:change-info>
              <dc:creator>Eduardo Grosclaude</dc:creator>
              <dc:date>2016-04-25T14:36:00</dc:date>
            </office:change-info>
          </text:insertion>
        </text:changed-region>
        <text:changed-region xml:id="ct85222704" text:id="ct85222704">
          <text:format-change>
            <office:change-info>
              <dc:creator>Autor desconocido</dc:creator>
              <dc:date>2016-04-19T21:22:00</dc:date>
            </office:change-info>
          </text:format-change>
        </text:changed-region>
        <text:changed-region xml:id="ct85222928" text:id="ct85222928">
          <text:insertion>
            <office:change-info>
              <dc:creator>Eduardo Grosclaude</dc:creator>
              <dc:date>2016-04-25T14:36:00</dc:date>
            </office:change-info>
          </text:insertion>
        </text:changed-region>
        <text:changed-region xml:id="ct85223552" text:id="ct85223552">
          <text:deletion>
            <office:change-info>
              <dc:creator>Eduardo Grosclaude</dc:creator>
              <dc:date>2016-04-25T14:36:00</dc:date>
            </office:change-info>
            <text:p text:style-name="P8">compilara correctamente </text:p>
          </text:deletion>
        </text:changed-region>
        <text:changed-region xml:id="ct85223776" text:id="ct85223776">
          <text:format-change>
            <office:change-info>
              <dc:creator>Autor desconocido</dc:creator>
              <dc:date>2016-04-19T21:22:00</dc:date>
            </office:change-info>
          </text:format-change>
        </text:changed-region>
        <text:changed-region xml:id="ct85224736" text:id="ct85224736">
          <text:insertion>
            <office:change-info>
              <dc:creator>Eduardo Grosclaude</dc:creator>
              <dc:date>2016-04-25T14:36:00</dc:date>
            </office:change-info>
          </text:insertion>
        </text:changed-region>
        <text:changed-region xml:id="ct85224000" text:id="ct85224000">
          <text:format-change>
            <office:change-info>
              <dc:creator>Autor desconocido</dc:creator>
              <dc:date>2016-04-19T21:22:00</dc:date>
            </office:change-info>
          </text:format-change>
        </text:changed-region>
        <text:changed-region xml:id="ct85224224" text:id="ct85224224">
          <text:insertion>
            <office:change-info>
              <dc:creator>Eduardo Grosclaude</dc:creator>
              <dc:date>2016-04-25T14:36:00</dc:date>
            </office:change-info>
          </text:insertion>
        </text:changed-region>
        <text:changed-region xml:id="ct85224448" text:id="ct85224448">
          <text:format-change>
            <office:change-info>
              <dc:creator>Autor desconocido</dc:creator>
              <dc:date>2016-04-19T21:22:00</dc:date>
            </office:change-info>
          </text:format-change>
        </text:changed-region>
        <text:changed-region xml:id="ct85224960" text:id="ct85224960">
          <text:deletion>
            <office:change-info>
              <dc:creator>Eduardo Grosclaude</dc:creator>
              <dc:date>2016-04-25T14:37:00</dc:date>
            </office:change-info>
            <text:p text:style-name="P8">podemos </text:p>
          </text:deletion>
        </text:changed-region>
        <text:changed-region xml:id="ct85226144" text:id="ct85226144">
          <text:insertion>
            <office:change-info>
              <dc:creator>Eduardo Grosclaude</dc:creator>
              <dc:date>2016-04-25T14:37:00</dc:date>
            </office:change-info>
          </text:insertion>
        </text:changed-region>
        <text:changed-region xml:id="ct85225184" text:id="ct85225184">
          <text:format-change>
            <office:change-info>
              <dc:creator>Autor desconocido</dc:creator>
              <dc:date>2016-04-19T21:22:00</dc:date>
            </office:change-info>
          </text:format-change>
        </text:changed-region>
        <text:changed-region xml:id="ct85225408" text:id="ct85225408">
          <text:insertion>
            <office:change-info>
              <dc:creator>Eduardo Grosclaude</dc:creator>
              <dc:date>2016-04-25T14:37:00</dc:date>
            </office:change-info>
          </text:insertion>
        </text:changed-region>
        <text:changed-region xml:id="ct85225632" text:id="ct85225632">
          <text:deletion>
            <office:change-info>
              <dc:creator>Eduardo Grosclaude</dc:creator>
              <dc:date>2016-04-25T14:37:00</dc:date>
            </office:change-info>
            <text:p text:style-name="P8">ar </text:p>
          </text:deletion>
        </text:changed-region>
        <text:changed-region xml:id="ct86885040" text:id="ct86885040">
          <text:format-change>
            <office:change-info>
              <dc:creator>Autor desconocido</dc:creator>
              <dc:date>2016-04-19T21:22:00</dc:date>
            </office:change-info>
          </text:format-change>
        </text:changed-region>
        <text:changed-region xml:id="ct86880912" text:id="ct86880912">
          <text:deletion>
            <office:change-info>
              <dc:creator>Eduardo Grosclaude</dc:creator>
              <dc:date>2016-04-25T14:38:00</dc:date>
            </office:change-info>
            <text:p text:style-name="P9">particularmente </text:p>
          </text:deletion>
        </text:changed-region>
        <text:changed-region xml:id="ct86849648" text:id="ct86849648">
          <text:format-change>
            <office:change-info>
              <dc:creator>Autor desconocido</dc:creator>
              <dc:date>2016-04-19T21:22:00</dc:date>
            </office:change-info>
          </text:format-change>
        </text:changed-region>
        <text:changed-region xml:id="ct86804864" text:id="ct86804864">
          <text:insertion>
            <office:change-info>
              <dc:creator>Eduardo Grosclaude</dc:creator>
              <dc:date>2016-04-25T14:39:00</dc:date>
            </office:change-info>
          </text:insertion>
        </text:changed-region>
        <text:changed-region xml:id="ct86891296" text:id="ct86891296">
          <text:format-change>
            <office:change-info>
              <dc:creator>Autor desconocido</dc:creator>
              <dc:date>2016-04-19T21:22:00</dc:date>
            </office:change-info>
          </text:format-change>
        </text:changed-region>
        <text:changed-region xml:id="ct83850384" text:id="ct83850384">
          <text:insertion>
            <office:change-info>
              <dc:creator>Eduardo Grosclaude</dc:creator>
              <dc:date>2016-04-25T14:40:00</dc:date>
            </office:change-info>
          </text:insertion>
        </text:changed-region>
        <text:changed-region xml:id="ct87120560" text:id="ct87120560">
          <text:format-change>
            <office:change-info>
              <dc:creator>Autor desconocido</dc:creator>
              <dc:date>2016-04-19T21:22:00</dc:date>
            </office:change-info>
          </text:format-change>
        </text:changed-region>
        <text:changed-region xml:id="ct85198944" text:id="ct85198944">
          <text:format-change>
            <office:change-info>
              <dc:creator>Eduardo Grosclaude</dc:creator>
              <dc:date>2016-04-25T14:38:00</dc:date>
            </office:change-info>
          </text:format-change>
        </text:changed-region>
        <text:changed-region xml:id="ct86835600" text:id="ct86835600">
          <text:format-change>
            <office:change-info>
              <dc:creator>Autor desconocido</dc:creator>
              <dc:date>2016-04-19T21:22:00</dc:date>
            </office:change-info>
          </text:format-change>
        </text:changed-region>
        <text:changed-region xml:id="ct87114288" text:id="ct87114288">
          <text:format-change>
            <office:change-info>
              <dc:creator>Eduardo Grosclaude</dc:creator>
              <dc:date>2016-04-25T14:38:00</dc:date>
            </office:change-info>
          </text:format-change>
        </text:changed-region>
        <text:changed-region xml:id="ct85198592" text:id="ct85198592">
          <text:format-change>
            <office:change-info>
              <dc:creator>Autor desconocido</dc:creator>
              <dc:date>2016-04-19T21:22:00</dc:date>
            </office:change-info>
          </text:format-change>
        </text:changed-region>
        <text:changed-region xml:id="ct85200192" text:id="ct85200192">
          <text:insertion>
            <office:change-info>
              <dc:creator>Eduardo Grosclaude</dc:creator>
              <dc:date>2016-04-25T14:38:00</dc:date>
            </office:change-info>
          </text:insertion>
        </text:changed-region>
        <text:changed-region xml:id="ct85796208" text:id="ct85796208">
          <text:insertion>
            <office:change-info>
              <dc:creator>Eduardo Grosclaude</dc:creator>
              <dc:date>2016-04-25T14:43:00</dc:date>
            </office:change-info>
          </text:insertion>
        </text:changed-region>
        <text:changed-region xml:id="ct85195376" text:id="ct85195376">
          <text:format-change>
            <office:change-info>
              <dc:creator>Autor desconocido</dc:creator>
              <dc:date>2016-04-19T21:22:00</dc:date>
            </office:change-info>
          </text:format-change>
        </text:changed-region>
        <text:changed-region xml:id="ct87124832" text:id="ct87124832">
          <text:deletion>
            <office:change-info>
              <dc:creator>Eduardo Grosclaude</dc:creator>
              <dc:date>2016-04-25T14:42:00</dc:date>
            </office:change-info>
            <text:p text:style-name="P9"><text:span text:style-name="T3">que son “nr” y “no”, con los cuales se </text:span></text:p>
          </text:deletion>
        </text:changed-region>
        <text:changed-region xml:id="ct87125056" text:id="ct87125056">
          <text:format-change>
            <office:change-info>
              <dc:creator>Autor desconocido</dc:creator>
              <dc:date>2016-04-19T21:22:00</dc:date>
            </office:change-info>
          </text:format-change>
        </text:changed-region>
        <text:changed-region xml:id="ct85814208" text:id="ct85814208">
          <text:insertion>
            <office:change-info>
              <dc:creator>Eduardo Grosclaude</dc:creator>
              <dc:date>2016-04-25T14:43:00</dc:date>
            </office:change-info>
          </text:insertion>
        </text:changed-region>
        <text:changed-region xml:id="ct85814432" text:id="ct85814432">
          <text:insertion>
            <office:change-info>
              <dc:creator>Eduardo Grosclaude</dc:creator>
              <dc:date>2016-04-25T14:44:00</dc:date>
            </office:change-info>
          </text:insertion>
        </text:changed-region>
        <text:changed-region xml:id="ct85817184" text:id="ct85817184">
          <text:deletion>
            <office:change-info>
              <dc:creator>Eduardo Grosclaude</dc:creator>
              <dc:date>2016-04-25T14:44:00</dc:date>
            </office:change-info>
            <text:p text:style-name="P9"><text:span text:style-name="T3"><text:s/>para cuando ambos datos tienen valor 50 por un lado y valor 80 en el segundo caso. </text:span></text:p>
          </text:deletion>
        </text:changed-region>
        <text:changed-region xml:id="ct85817408" text:id="ct85817408">
          <text:insertion>
            <office:change-info>
              <dc:creator>Eduardo Grosclaude</dc:creator>
              <dc:date>2016-04-25T14:44:00</dc:date>
            </office:change-info>
          </text:insertion>
        </text:changed-region>
        <text:changed-region xml:id="ct85799280" text:id="ct85799280">
          <text:format-change>
            <office:change-info>
              <dc:creator>Autor desconocido</dc:creator>
              <dc:date>2016-04-19T21:22:00</dc:date>
            </office:change-info>
          </text:format-change>
        </text:changed-region>
        <text:changed-region xml:id="ct87111968" text:id="ct87111968">
          <text:deletion>
            <office:change-info>
              <dc:creator>Eduardo Grosclaude</dc:creator>
              <dc:date>2016-04-25T14:42:00</dc:date>
            </office:change-info>
            <text:p text:style-name="P10">setean </text:p>
          </text:deletion>
        </text:changed-region>
        <text:changed-region xml:id="ct85799024" text:id="ct85799024">
          <text:insertion>
            <office:change-info>
              <dc:creator>Eduardo Grosclaude</dc:creator>
              <dc:date>2016-04-25T14:42:00</dc:date>
            </office:change-info>
          </text:insertion>
        </text:changed-region>
        <text:changed-region xml:id="ct85196704" text:id="ct85196704">
          <text:format-change>
            <office:change-info>
              <dc:creator>Autor desconocido</dc:creator>
              <dc:date>2016-04-19T21:22:00</dc:date>
            </office:change-info>
          </text:format-change>
        </text:changed-region>
        <text:changed-region xml:id="ct85814752" text:id="ct85814752">
          <text:deletion>
            <office:change-info>
              <dc:creator>Autor desconocido</dc:creator>
              <dc:date>2014-09-18T14:06:00</dc:date>
            </office:change-info>
            <text:p text:style-name="P10">para definirlos</text:p>
          </text:deletion>
        </text:changed-region>
        <text:changed-region xml:id="ct85814976" text:id="ct85814976">
          <text:insertion>
            <office:change-info>
              <dc:creator>Autor desconocido</dc:creator>
              <dc:date>2014-09-18T14:06:00</dc:date>
            </office:change-info>
          </text:insertion>
        </text:changed-region>
        <text:changed-region xml:id="ct85815200" text:id="ct85815200">
          <text:format-change>
            <office:change-info>
              <dc:creator>Autor desconocido</dc:creator>
              <dc:date>2016-04-19T21:22:00</dc:date>
            </office:change-info>
          </text:format-change>
        </text:changed-region>
        <text:changed-region xml:id="ct85196176" text:id="ct85196176">
          <text:insertion>
            <office:change-info>
              <dc:creator>Eduardo Grosclaude</dc:creator>
              <dc:date>2016-04-25T14:41:00</dc:date>
            </office:change-info>
          </text:insertion>
        </text:changed-region>
        <text:changed-region xml:id="ct85196400" text:id="ct85196400">
          <text:deletion>
            <office:change-info>
              <dc:creator>Eduardo Grosclaude</dc:creator>
              <dc:date>2016-04-25T14:41:00</dc:date>
            </office:change-info>
            <text:p text:style-name="P10">a</text:p>
          </text:deletion>
        </text:changed-region>
        <text:changed-region xml:id="ct87113488" text:id="ct87113488">
          <text:format-change>
            <office:change-info>
              <dc:creator>Autor desconocido</dc:creator>
              <dc:date>2016-04-19T21:22:00</dc:date>
            </office:change-info>
          </text:format-change>
        </text:changed-region>
        <text:changed-region xml:id="ct85816688" text:id="ct85816688">
          <text:insertion>
            <office:change-info>
              <dc:creator>Eduardo Grosclaude</dc:creator>
              <dc:date>2016-04-25T14:40:00</dc:date>
            </office:change-info>
          </text:insertion>
        </text:changed-region>
        <text:changed-region xml:id="ct87113712" text:id="ct87113712">
          <text:deletion>
            <office:change-info>
              <dc:creator>Eduardo Grosclaude</dc:creator>
              <dc:date>2016-04-25T14:40:00</dc:date>
            </office:change-info>
            <text:p text:style-name="P10">o</text:p>
          </text:deletion>
        </text:changed-region>
        <text:changed-region xml:id="ct87113936" text:id="ct87113936">
          <text:format-change>
            <office:change-info>
              <dc:creator>Autor desconocido</dc:creator>
              <dc:date>2016-04-19T21:22:00</dc:date>
            </office:change-info>
          </text:format-change>
        </text:changed-region>
        <text:changed-region xml:id="ct85194608" text:id="ct85194608">
          <text:deletion>
            <office:change-info>
              <dc:creator>Eduardo Grosclaude</dc:creator>
              <dc:date>2016-04-25T14:40:00</dc:date>
            </office:change-info>
            <text:p text:style-name="P10">no </text:p>
          </text:deletion>
        </text:changed-region>
        <text:changed-region xml:id="ct85194832" text:id="ct85194832">
          <text:format-change>
            <office:change-info>
              <dc:creator>Autor desconocido</dc:creator>
              <dc:date>2016-04-19T21:22:00</dc:date>
            </office:change-info>
          </text:format-change>
        </text:changed-region>
        <text:changed-region xml:id="ct85815888" text:id="ct85815888">
          <text:deletion>
            <office:change-info>
              <dc:creator>Eduardo Grosclaude</dc:creator>
              <dc:date>2016-04-25T14:40:00</dc:date>
            </office:change-info>
            <text:p text:style-name="P10">tanto </text:p>
          </text:deletion>
        </text:changed-region>
        <text:changed-region xml:id="ct85816112" text:id="ct85816112">
          <text:insertion>
            <office:change-info>
              <dc:creator>Eduardo Grosclaude</dc:creator>
              <dc:date>2016-04-25T14:40:00</dc:date>
            </office:change-info>
          </text:insertion>
        </text:changed-region>
        <text:changed-region xml:id="ct85816336" text:id="ct85816336">
          <text:insertion>
            <office:change-info>
              <dc:creator>Eduardo Grosclaude</dc:creator>
              <dc:date>2016-04-25T14:41:00</dc:date>
            </office:change-info>
          </text:insertion>
        </text:changed-region>
        <text:changed-region xml:id="ct85193696" text:id="ct85193696">
          <text:format-change>
            <office:change-info>
              <dc:creator>Autor desconocido</dc:creator>
              <dc:date>2016-04-19T21:22:00</dc:date>
            </office:change-info>
          </text:format-change>
        </text:changed-region>
        <text:changed-region xml:id="ct85193920" text:id="ct85193920">
          <text:deletion>
            <office:change-info>
              <dc:creator>Eduardo Grosclaude</dc:creator>
              <dc:date>2016-04-25T14:41:00</dc:date>
            </office:change-info>
            <text:p text:style-name="P10"><text:s/>al usuario final</text:p>
          </text:deletion>
        </text:changed-region>
        <text:changed-region xml:id="ct85226368" text:id="ct85226368">
          <text:format-change>
            <office:change-info>
              <dc:creator>Autor desconocido</dc:creator>
              <dc:date>2016-04-19T21:22:00</dc:date>
            </office:change-info>
          </text:format-change>
        </text:changed-region>
        <text:changed-region xml:id="ct85226592" text:id="ct85226592">
          <text:insertion>
            <office:change-info>
              <dc:creator>Eduardo Grosclaude</dc:creator>
              <dc:date>2016-04-25T14:41:00</dc:date>
            </office:change-info>
          </text:insertion>
        </text:changed-region>
        <text:changed-region xml:id="ct85226816" text:id="ct85226816">
          <text:deletion>
            <office:change-info>
              <dc:creator>Eduardo Grosclaude</dc:creator>
              <dc:date>2016-04-25T14:41:00</dc:date>
            </office:change-info>
            <text:p text:style-name="P11">L</text:p>
          </text:deletion>
        </text:changed-region>
        <text:changed-region xml:id="ct85228352" text:id="ct85228352">
          <text:format-change>
            <office:change-info>
              <dc:creator>Autor desconocido</dc:creator>
              <dc:date>2016-04-19T21:22:00</dc:date>
            </office:change-info>
          </text:format-change>
        </text:changed-region>
        <text:changed-region xml:id="ct85228576" text:id="ct85228576">
          <text:deletion>
            <office:change-info>
              <dc:creator>Eduardo Grosclaude</dc:creator>
              <dc:date>2016-04-25T14:42:00</dc:date>
            </office:change-info>
            <text:p text:style-name="P11"><text:s/>tampoco se modificó por lo explicado en el párrafo anterior</text:p>
          </text:deletion>
        </text:changed-region>
        <text:changed-region xml:id="ct85229376" text:id="ct85229376">
          <text:format-change>
            <office:change-info>
              <dc:creator>Autor desconocido</dc:creator>
              <dc:date>2016-04-19T21:22:00</dc:date>
            </office:change-info>
          </text:format-change>
        </text:changed-region>
        <text:changed-region xml:id="ct85229600" text:id="ct85229600">
          <text:deletion>
            <office:change-info>
              <dc:creator>Eduardo Grosclaude</dc:creator>
              <dc:date>2016-04-25T15:54:00</dc:date>
            </office:change-info>
            <text:h text:style-name="P12" text:outline-level="3"><text:span text:style-name="T4">: gprof</text:span></text:h>
          </text:deletion>
        </text:changed-region>
        <text:changed-region xml:id="ct86899472" text:id="ct86899472">
          <text:format-change>
            <office:change-info>
              <dc:creator>Autor desconocido</dc:creator>
              <dc:date>2016-04-19T21:22:00</dc:date>
            </office:change-info>
          </text:format-change>
        </text:changed-region>
        <text:changed-region xml:id="ct85790880" text:id="ct85790880">
          <text:deletion>
            <office:change-info>
              <dc:creator>Eduardo Grosclaude</dc:creator>
              <dc:date>2016-04-25T15:19:00</dc:date>
            </office:change-info>
            <text:p text:style-name="P11">Previo a comenzar la optimización lineal </text:p>
          </text:deletion>
        </text:changed-region>
        <text:changed-region xml:id="ct86868192" text:id="ct86868192">
          <text:insertion>
            <office:change-info>
              <dc:creator>Eduardo Grosclaude</dc:creator>
              <dc:date>2016-04-25T15:19:00</dc:date>
            </office:change-info>
          </text:insertion>
        </text:changed-region>
        <text:changed-region xml:id="ct86923184" text:id="ct86923184">
          <text:format-change>
            <office:change-info>
              <dc:creator>Autor desconocido</dc:creator>
              <dc:date>2016-04-19T21:22:00</dc:date>
            </office:change-info>
          </text:format-change>
        </text:changed-region>
        <text:changed-region xml:id="ct86903504" text:id="ct86903504">
          <text:insertion>
            <office:change-info>
              <dc:creator>Autor desconocido</dc:creator>
              <dc:date>2014-09-18T14:08:00</dc:date>
            </office:change-info>
          </text:insertion>
        </text:changed-region>
        <text:changed-region xml:id="ct86911712" text:id="ct86911712">
          <text:format-change>
            <office:change-info>
              <dc:creator>Autor desconocido</dc:creator>
              <dc:date>2016-04-19T21:22:00</dc:date>
            </office:change-info>
          </text:format-change>
        </text:changed-region>
        <text:changed-region xml:id="ct86912400" text:id="ct86912400">
          <text:insertion>
            <office:change-info>
              <dc:creator>Autor desconocido</dc:creator>
              <dc:date>2014-09-18T14:09:00</dc:date>
            </office:change-info>
          </text:insertion>
        </text:changed-region>
        <text:changed-region xml:id="ct86898416" text:id="ct86898416">
          <text:format-change>
            <office:change-info>
              <dc:creator>Autor desconocido</dc:creator>
              <dc:date>2016-04-19T21:22:00</dc:date>
            </office:change-info>
          </text:format-change>
        </text:changed-region>
        <text:changed-region xml:id="ct86898064" text:id="ct86898064">
          <text:deletion>
            <office:change-info>
              <dc:creator>Eduardo Grosclaude</dc:creator>
              <dc:date>2016-04-25T15:20:00</dc:date>
            </office:change-info>
            <text:p text:style-name="P11">previo a la optimización lineal </text:p>
          </text:deletion>
        </text:changed-region>
        <text:changed-region xml:id="ct86872144" text:id="ct86872144">
          <text:insertion>
            <office:change-info>
              <dc:creator>Eduardo Grosclaude</dc:creator>
              <dc:date>2016-04-25T15:20:00</dc:date>
            </office:change-info>
          </text:insertion>
        </text:changed-region>
        <text:changed-region xml:id="ct85203552" text:id="ct85203552">
          <text:format-change>
            <office:change-info>
              <dc:creator>Autor desconocido</dc:creator>
              <dc:date>2016-04-19T21:22:00</dc:date>
            </office:change-info>
          </text:format-change>
        </text:changed-region>
        <text:changed-region xml:id="ct85212528" text:id="ct85212528">
          <text:insertion>
            <office:change-info>
              <dc:creator>Eduardo Grosclaude</dc:creator>
              <dc:date>2016-04-25T15:20:00</dc:date>
            </office:change-info>
          </text:insertion>
        </text:changed-region>
        <text:changed-region xml:id="ct85213024" text:id="ct85213024">
          <text:deletion>
            <office:change-info>
              <dc:creator>Eduardo Grosclaude</dc:creator>
              <dc:date>2016-04-25T15:34:00</dc:date>
            </office:change-info>
            <text:p text:style-name="P11">rutina <text:span text:style-name="T5">a que </text:span></text:p>
          </text:deletion>
        </text:changed-region>
        <text:changed-region xml:id="ct86865456" text:id="ct86865456">
          <text:deletion>
            <office:change-info>
              <dc:creator>Autor desconocido</dc:creator>
              <dc:date>2014-09-18T14:12:00</dc:date>
            </office:change-info>
            <text:p text:style-name="P11">cual </text:p>
          </text:deletion>
        </text:changed-region>
        <text:changed-region xml:id="ct86898768" text:id="ct86898768">
          <text:deletion>
            <office:change-info>
              <dc:creator>Eduardo Grosclaude</dc:creator>
              <dc:date>2016-04-25T15:34:00</dc:date>
            </office:change-info>
            <text:p text:style-name="P11"><text:s/>la tendencia de </text:p>
          </text:deletion>
        </text:changed-region>
        <text:changed-region xml:id="ct86871088" text:id="ct86871088">
          <text:deletion>
            <office:change-info>
              <dc:creator>Autor desconocido</dc:creator>
              <dc:date>2014-09-18T14:11:00</dc:date>
            </office:change-info>
            <text:p text:style-name="P11">se mantienen</text:p>
          </text:deletion>
        </text:changed-region>
        <text:changed-region xml:id="ct86867456" text:id="ct86867456">
          <text:deletion>
            <office:change-info>
              <dc:creator>Eduardo Grosclaude</dc:creator>
              <dc:date>2016-04-25T15:34:00</dc:date>
            </office:change-info>
            <text:p text:style-name="P11"><text:s/>y ver si ,</text:p>
          </text:deletion>
        </text:changed-region>
        <text:changed-region xml:id="ct85790208" text:id="ct85790208">
          <text:format-change>
            <office:change-info>
              <dc:creator>Autor desconocido</dc:creator>
              <dc:date>2016-04-19T21:22:00</dc:date>
            </office:change-info>
          </text:format-change>
        </text:changed-region>
        <text:changed-region xml:id="ct85211440" text:id="ct85211440">
          <text:insertion>
            <office:change-info>
              <dc:creator>Eduardo Grosclaude</dc:creator>
              <dc:date>2016-04-25T15:34:00</dc:date>
            </office:change-info>
          </text:insertion>
        </text:changed-region>
        <text:changed-region xml:id="ct85213392" text:id="ct85213392">
          <text:format-change>
            <office:change-info>
              <dc:creator>Autor desconocido</dc:creator>
              <dc:date>2016-04-19T21:22:00</dc:date>
            </office:change-info>
          </text:format-change>
        </text:changed-region>
        <text:changed-region xml:id="ct85788864" text:id="ct85788864">
          <text:insertion>
            <office:change-info>
              <dc:creator>Eduardo Grosclaude</dc:creator>
              <dc:date>2016-04-25T15:34:00</dc:date>
            </office:change-info>
          </text:insertion>
        </text:changed-region>
        <text:changed-region xml:id="ct85208112" text:id="ct85208112">
          <text:format-change>
            <office:change-info>
              <dc:creator>Autor desconocido</dc:creator>
              <dc:date>2016-04-19T21:22:00</dc:date>
            </office:change-info>
          </text:format-change>
        </text:changed-region>
        <text:changed-region xml:id="ct85204528" text:id="ct85204528">
          <text:insertion>
            <office:change-info>
              <dc:creator>Autor desconocido</dc:creator>
              <dc:date>2014-09-18T14:12:00</dc:date>
            </office:change-info>
          </text:insertion>
        </text:changed-region>
        <text:changed-region xml:id="ct85207440" text:id="ct85207440">
          <text:deletion>
            <office:change-info>
              <dc:creator>Eduardo Grosclaude</dc:creator>
              <dc:date>2016-04-25T15:34:00</dc:date>
            </office:change-info>
            <text:p text:style-name="P11"><text:s/><text:span text:style-name="T5">se mantiene</text:span></text:p>
          </text:deletion>
        </text:changed-region>
        <text:changed-region xml:id="ct85207664" text:id="ct85207664">
          <text:format-change>
            <office:change-info>
              <dc:creator>Autor desconocido</dc:creator>
              <dc:date>2016-04-19T21:22:00</dc:date>
            </office:change-info>
          </text:format-change>
        </text:changed-region>
        <text:changed-region xml:id="ct85203056" text:id="ct85203056">
          <text:deletion>
            <office:change-info>
              <dc:creator>Eduardo Grosclaude</dc:creator>
              <dc:date>2016-04-25T15:34:00</dc:date>
            </office:change-info>
            <text:p text:style-name="P11">además </text:p>
          </text:deletion>
        </text:changed-region>
        <text:changed-region xml:id="ct85203280" text:id="ct85203280">
          <text:format-change>
            <office:change-info>
              <dc:creator>Autor desconocido</dc:creator>
              <dc:date>2016-04-19T21:22:00</dc:date>
            </office:change-info>
          </text:format-change>
        </text:changed-region>
        <text:changed-region xml:id="ct85198080" text:id="ct85198080">
          <text:deletion>
            <office:change-info>
              <dc:creator>Eduardo Grosclaude</dc:creator>
              <dc:date>2016-04-25T15:34:00</dc:date>
            </office:change-info>
            <text:p text:style-name="P11">se ve muy alterado el </text:p>
          </text:deletion>
        </text:changed-region>
        <text:changed-region xml:id="ct85198304" text:id="ct85198304">
          <text:insertion>
            <office:change-info>
              <dc:creator>Eduardo Grosclaude</dc:creator>
              <dc:date>2016-04-25T15:34:00</dc:date>
            </office:change-info>
          </text:insertion>
        </text:changed-region>
        <text:changed-region xml:id="ct85211984" text:id="ct85211984">
          <text:format-change>
            <office:change-info>
              <dc:creator>Autor desconocido</dc:creator>
              <dc:date>2016-04-19T21:22:00</dc:date>
            </office:change-info>
          </text:format-change>
        </text:changed-region>
        <text:changed-region xml:id="ct85212208" text:id="ct85212208">
          <text:deletion>
            <office:change-info>
              <dc:creator>Eduardo Grosclaude</dc:creator>
              <dc:date>2016-04-25T15:34:00</dc:date>
            </office:change-info>
            <text:p text:style-name="P11"><text:s/>lineal</text:p>
          </text:deletion>
        </text:changed-region>
        <text:changed-region xml:id="ct86969136" text:id="ct86969136">
          <text:format-change>
            <office:change-info>
              <dc:creator>Autor desconocido</dc:creator>
              <dc:date>2016-04-19T21:22:00</dc:date>
            </office:change-info>
          </text:format-change>
        </text:changed-region>
        <text:changed-region xml:id="ct86963328" text:id="ct86963328">
          <text:deletion>
            <office:change-info>
              <dc:creator>Eduardo Grosclaude</dc:creator>
              <dc:date>2016-04-25T15:35:00</dc:date>
            </office:change-info>
            <text:p text:style-name="P11">este estado </text:p>
          </text:deletion>
        </text:changed-region>
        <text:changed-region xml:id="ct86919216" text:id="ct86919216">
          <text:insertion>
            <office:change-info>
              <dc:creator>Eduardo Grosclaude</dc:creator>
              <dc:date>2016-04-25T15:35:00</dc:date>
            </office:change-info>
          </text:insertion>
        </text:changed-region>
        <text:changed-region xml:id="ct85206784" text:id="ct85206784">
          <text:format-change>
            <office:change-info>
              <dc:creator>Autor desconocido</dc:creator>
              <dc:date>2016-04-19T21:22:00</dc:date>
            </office:change-info>
          </text:format-change>
        </text:changed-region>
        <text:changed-region xml:id="ct85207008" text:id="ct85207008">
          <text:insertion>
            <office:change-info>
              <dc:creator>Autor desconocido</dc:creator>
              <dc:date>2014-09-23T19:45:00</dc:date>
            </office:change-info>
          </text:insertion>
        </text:changed-region>
        <text:changed-region xml:id="ct85230112" text:id="ct85230112">
          <text:format-change>
            <office:change-info>
              <dc:creator>Autor desconocido</dc:creator>
              <dc:date>2016-04-19T21:22:00</dc:date>
            </office:change-info>
          </text:format-change>
        </text:changed-region>
        <text:changed-region xml:id="ct106888240" text:id="ct106888240">
          <text:insertion>
            <office:change-info>
              <dc:creator>Andres Huayquil </dc:creator>
              <dc:date>2016-04-26T15:25:00</dc:date>
            </office:change-info>
          </text:insertion>
        </text:changed-region>
        <text:changed-region xml:id="ct108123488" text:id="ct108123488">
          <text:insertion>
            <office:change-info>
              <dc:creator>Andres Huayquil </dc:creator>
              <dc:date>2016-04-26T15:26:00</dc:date>
            </office:change-info>
          </text:insertion>
        </text:changed-region>
        <text:changed-region xml:id="ct106888464" text:id="ct106888464">
          <text:format-change>
            <office:change-info>
              <dc:creator>Autor desconocido</dc:creator>
              <dc:date>2016-04-19T21:22:00</dc:date>
            </office:change-info>
          </text:format-change>
        </text:changed-region>
        <text:changed-region xml:id="ct85230336" text:id="ct85230336">
          <text:insertion>
            <office:change-info>
              <dc:creator>Eduardo Grosclaude</dc:creator>
              <dc:date>2016-04-25T15:55:00</dc:date>
            </office:change-info>
          </text:insertion>
        </text:changed-region>
        <text:changed-region xml:id="ct85230560" text:id="ct85230560">
          <text:format-change>
            <office:change-info>
              <dc:creator>Autor desconocido</dc:creator>
              <dc:date>2016-04-19T21:22:00</dc:date>
            </office:change-info>
          </text:format-change>
        </text:changed-region>
        <text:changed-region xml:id="ct85200704" text:id="ct85200704">
          <text:deletion>
            <office:change-info>
              <dc:creator>Eduardo Grosclaude</dc:creator>
              <dc:date>2016-04-25T15:55:00</dc:date>
            </office:change-info>
            <text:p text:style-name="P13">mos</text:p>
          </text:deletion>
        </text:changed-region>
        <text:changed-region xml:id="ct85200928" text:id="ct85200928">
          <text:insertion>
            <office:change-info>
              <dc:creator>Eduardo Grosclaude</dc:creator>
              <dc:date>2016-04-25T15:55:00</dc:date>
            </office:change-info>
          </text:insertion>
        </text:changed-region>
        <text:changed-region xml:id="ct85201152" text:id="ct85201152">
          <text:format-change>
            <office:change-info>
              <dc:creator>Autor desconocido</dc:creator>
              <dc:date>2016-04-19T21:22:00</dc:date>
            </office:change-info>
          </text:format-change>
        </text:changed-region>
        <text:changed-region xml:id="ct85201376" text:id="ct85201376">
          <text:insertion>
            <office:change-info>
              <dc:creator>Eduardo Grosclaude</dc:creator>
              <dc:date>2016-04-25T15:55:00</dc:date>
            </office:change-info>
          </text:insertion>
        </text:changed-region>
        <text:changed-region xml:id="ct85201920" text:id="ct85201920">
          <text:insertion>
            <office:change-info>
              <dc:creator>Eduardo Grosclaude</dc:creator>
              <dc:date>2016-04-25T15:56:00</dc:date>
            </office:change-info>
          </text:insertion>
        </text:changed-region>
        <text:changed-region xml:id="ct85202144" text:id="ct85202144">
          <text:deletion>
            <office:change-info>
              <dc:creator>Eduardo Grosclaude</dc:creator>
              <dc:date>2016-04-25T15:56:00</dc:date>
            </office:change-info>
            <text:p text:style-name="P13">mas “pesada” de la aplicación resulta ser estela con <text:span text:style-name="T6">casi un 80% del tiempo total de la aplicación consumido por esta rutina. </text:span></text:p>
          </text:deletion>
        </text:changed-region>
        <text:changed-region xml:id="ct85201600" text:id="ct85201600">
          <text:insertion>
            <office:change-info>
              <dc:creator>Eduardo Grosclaude</dc:creator>
              <dc:date>2016-04-25T15:56:00</dc:date>
            </office:change-info>
          </text:insertion>
        </text:changed-region>
        <text:changed-region xml:id="ct85202368" text:id="ct85202368">
          <text:insertion>
            <office:change-info>
              <dc:creator>Eduardo Grosclaude</dc:creator>
              <dc:date>2016-04-25T15:57:00</dc:date>
            </office:change-info>
          </text:insertion>
        </text:changed-region>
        <text:changed-region xml:id="ct85235488" text:id="ct85235488">
          <text:deletion>
            <office:change-info>
              <dc:creator>Eduardo Grosclaude</dc:creator>
              <dc:date>2016-04-25T15:57:00</dc:date>
            </office:change-info>
            <text:p text:style-name="P13"><text:span text:style-name="T6">Luego vemos a soulgauss con un 14,36% es la que sigue en tiempo. </text:span></text:p>
          </text:deletion>
        </text:changed-region>
        <text:changed-region xml:id="ct85235712" text:id="ct85235712">
          <text:format-change>
            <office:change-info>
              <dc:creator>Autor desconocido</dc:creator>
              <dc:date>2016-04-19T21:22:00</dc:date>
            </office:change-info>
          </text:format-change>
        </text:changed-region>
        <text:changed-region xml:id="ct85237056" text:id="ct85237056">
          <text:insertion>
            <office:change-info>
              <dc:creator>Autor desconocido</dc:creator>
              <dc:date>2014-09-23T19:56:00</dc:date>
            </office:change-info>
          </text:insertion>
        </text:changed-region>
        <text:changed-region xml:id="ct85237280" text:id="ct85237280">
          <text:insertion>
            <office:change-info>
              <dc:creator>Autor desconocido</dc:creator>
              <dc:date>2014-09-23T19:57:00</dc:date>
            </office:change-info>
          </text:insertion>
        </text:changed-region>
        <text:changed-region xml:id="ct85237728" text:id="ct85237728">
          <text:insertion>
            <office:change-info>
              <dc:creator>Autor desconocido</dc:creator>
              <dc:date>2014-09-23T20:01:00</dc:date>
            </office:change-info>
          </text:insertion>
        </text:changed-region>
        <text:changed-region xml:id="ct85237504" text:id="ct85237504">
          <text:insertion>
            <office:change-info>
              <dc:creator>Autor desconocido</dc:creator>
              <dc:date>2014-09-23T19:58:00</dc:date>
            </office:change-info>
          </text:insertion>
        </text:changed-region>
        <text:changed-region xml:id="ct85237952" text:id="ct85237952">
          <text:insertion>
            <office:change-info>
              <dc:creator>Autor desconocido</dc:creator>
              <dc:date>2014-09-23T19:59:00</dc:date>
            </office:change-info>
          </text:insertion>
        </text:changed-region>
        <text:changed-region xml:id="ct85238432" text:id="ct85238432">
          <text:deletion>
            <office:change-info>
              <dc:creator>Eduardo Grosclaude</dc:creator>
              <dc:date>2016-04-25T15:58:00</dc:date>
            </office:change-info>
            <text:p text:style-name="P14">estandar</text:p>
          </text:deletion>
        </text:changed-region>
        <text:changed-region xml:id="ct85238176" text:id="ct85238176">
          <text:insertion>
            <office:change-info>
              <dc:creator>Eduardo Grosclaude</dc:creator>
              <dc:date>2016-04-25T15:58:00</dc:date>
            </office:change-info>
          </text:insertion>
        </text:changed-region>
        <text:changed-region xml:id="ct85238656" text:id="ct85238656">
          <text:insertion>
            <office:change-info>
              <dc:creator>Autor desconocido</dc:creator>
              <dc:date>2014-09-23T19:59:00</dc:date>
            </office:change-info>
          </text:insertion>
        </text:changed-region>
        <text:changed-region xml:id="ct85238880" text:id="ct85238880">
          <text:insertion>
            <office:change-info>
              <dc:creator>Autor desconocido</dc:creator>
              <dc:date>2014-09-23T20:00:00</dc:date>
            </office:change-info>
          </text:insertion>
        </text:changed-region>
        <text:changed-region xml:id="ct85239104" text:id="ct85239104">
          <text:insertion>
            <office:change-info>
              <dc:creator>Eduardo Grosclaude</dc:creator>
              <dc:date>2016-04-25T15:59:00</dc:date>
            </office:change-info>
          </text:insertion>
        </text:changed-region>
        <text:changed-region xml:id="ct85239328" text:id="ct85239328">
          <text:deletion>
            <office:change-info>
              <dc:creator>Eduardo Grosclaude</dc:creator>
              <dc:date>2016-04-25T15:59:00</dc:date>
            </office:change-info>
            <text:p text:style-name="P14">a</text:p>
          </text:deletion>
        </text:changed-region>
        <text:changed-region xml:id="ct85239552" text:id="ct85239552">
          <text:insertion>
            <office:change-info>
              <dc:creator>Autor desconocido</dc:creator>
              <dc:date>2014-09-23T20:00:00</dc:date>
            </office:change-info>
          </text:insertion>
        </text:changed-region>
        <text:changed-region xml:id="ct85241712" text:id="ct85241712">
          <text:insertion>
            <office:change-info>
              <dc:creator>Autor desconocido</dc:creator>
              <dc:date>2014-09-23T20:01:00</dc:date>
            </office:change-info>
          </text:insertion>
        </text:changed-region>
        <text:changed-region xml:id="ct85241936" text:id="ct85241936">
          <text:deletion>
            <office:change-info>
              <dc:creator>Eduardo Grosclaude</dc:creator>
              <dc:date>2016-04-25T16:02:00</dc:date>
            </office:change-info>
            <text:p text:style-name="P15">Podemos ver que, s</text:p>
          </text:deletion>
        </text:changed-region>
        <text:changed-region xml:id="ct85242160" text:id="ct85242160">
          <text:insertion>
            <office:change-info>
              <dc:creator>Eduardo Grosclaude</dc:creator>
              <dc:date>2016-04-25T16:02:00</dc:date>
            </office:change-info>
          </text:insertion>
        </text:changed-region>
        <text:changed-region xml:id="ct85242384" text:id="ct85242384">
          <text:insertion>
            <office:change-info>
              <dc:creator>Autor desconocido</dc:creator>
              <dc:date>2014-09-23T20:03:00</dc:date>
            </office:change-info>
          </text:insertion>
        </text:changed-region>
        <text:changed-region xml:id="ct85242608" text:id="ct85242608">
          <text:deletion>
            <office:change-info>
              <dc:creator>Eduardo Grosclaude</dc:creator>
              <dc:date>2016-04-25T16:02:00</dc:date>
            </office:change-info>
            <text:p text:style-name="P15">ro</text:p>
          </text:deletion>
        </text:changed-region>
        <text:changed-region xml:id="ct85242832" text:id="ct85242832">
          <text:insertion>
            <office:change-info>
              <dc:creator>Autor desconocido</dc:creator>
              <dc:date>2014-09-23T20:03:00</dc:date>
            </office:change-info>
          </text:insertion>
        </text:changed-region>
        <text:changed-region xml:id="ct85243056" text:id="ct85243056">
          <text:deletion>
            <office:change-info>
              <dc:creator>Eduardo Grosclaude</dc:creator>
              <dc:date>2016-04-25T16:02:00</dc:date>
            </office:change-info>
            <text:p text:style-name="P15">la tendencia del programa es aún que su rutína de mas peso </text:p>
          </text:deletion>
        </text:changed-region>
        <text:changed-region xml:id="ct85243280" text:id="ct85243280">
          <text:insertion>
            <office:change-info>
              <dc:creator>Eduardo Grosclaude</dc:creator>
              <dc:date>2016-04-25T16:02:00</dc:date>
            </office:change-info>
          </text:insertion>
        </text:changed-region>
        <text:changed-region xml:id="ct85243744" text:id="ct85243744">
          <text:insertion>
            <office:change-info>
              <dc:creator>Eduardo Grosclaude</dc:creator>
              <dc:date>2016-04-25T16:03:00</dc:date>
            </office:change-info>
          </text:insertion>
        </text:changed-region>
        <text:changed-region xml:id="ct85243968" text:id="ct85243968">
          <text:deletion>
            <office:change-info>
              <dc:creator>Eduardo Grosclaude</dc:creator>
              <dc:date>2016-04-25T16:03:00</dc:date>
            </office:change-info>
            <text:p text:style-name="P15">sea “</text:p>
          </text:deletion>
        </text:changed-region>
        <text:changed-region xml:id="ct85243504" text:id="ct85243504">
          <text:insertion>
            <office:change-info>
              <dc:creator>Autor desconocido</dc:creator>
              <dc:date>2014-09-23T20:03:00</dc:date>
            </office:change-info>
          </text:insertion>
        </text:changed-region>
        <text:changed-region xml:id="ct85244448" text:id="ct85244448">
          <text:deletion>
            <office:change-info>
              <dc:creator>Eduardo Grosclaude</dc:creator>
              <dc:date>2016-04-25T16:03:00</dc:date>
            </office:change-info>
            <text:p text:style-name="P15"><text:span text:style-name="T7">”</text:span></text:p>
          </text:deletion>
        </text:changed-region>
        <text:changed-region xml:id="ct85244192" text:id="ct85244192">
          <text:insertion>
            <office:change-info>
              <dc:creator>Eduardo Grosclaude</dc:creator>
              <dc:date>2016-04-25T16:03:00</dc:date>
            </office:change-info>
          </text:insertion>
        </text:changed-region>
        <text:changed-region xml:id="ct85244672" text:id="ct85244672">
          <text:insertion>
            <office:change-info>
              <dc:creator>Autor desconocido</dc:creator>
              <dc:date>2014-09-23T20:03:00</dc:date>
            </office:change-info>
          </text:insertion>
        </text:changed-region>
        <text:changed-region xml:id="ct85245216" text:id="ct85245216">
          <text:deletion>
            <office:change-info>
              <dc:creator>Eduardo Grosclaude</dc:creator>
              <dc:date>2016-04-25T16:03:00</dc:date>
            </office:change-info>
            <text:p text:style-name="P15">“</text:p>
          </text:deletion>
        </text:changed-region>
        <text:changed-region xml:id="ct85244896" text:id="ct85244896">
          <text:insertion>
            <office:change-info>
              <dc:creator>Autor desconocido</dc:creator>
              <dc:date>2014-09-23T20:03:00</dc:date>
            </office:change-info>
          </text:insertion>
        </text:changed-region>
        <text:changed-region xml:id="ct85245744" text:id="ct85245744">
          <text:deletion>
            <office:change-info>
              <dc:creator>Eduardo Grosclaude</dc:creator>
              <dc:date>2016-04-25T16:03:00</dc:date>
            </office:change-info>
            <text:p text:style-name="P15"><text:span text:style-name="T7">”</text:span></text:p>
          </text:deletion>
        </text:changed-region>
        <text:changed-region xml:id="ct85245440" text:id="ct85245440">
          <text:insertion>
            <office:change-info>
              <dc:creator>Eduardo Grosclaude</dc:creator>
              <dc:date>2016-04-25T16:03:00</dc:date>
            </office:change-info>
          </text:insertion>
        </text:changed-region>
        <text:changed-region xml:id="ct85245968" text:id="ct85245968">
          <text:insertion>
            <office:change-info>
              <dc:creator>Autor desconocido</dc:creator>
              <dc:date>2014-09-23T20:03:00</dc:date>
            </office:change-info>
          </text:insertion>
        </text:changed-region>
        <text:changed-region xml:id="ct85246592" text:id="ct85246592">
          <text:deletion>
            <office:change-info>
              <dc:creator>Eduardo Grosclaude</dc:creator>
              <dc:date>2016-04-25T16:03:00</dc:date>
            </office:change-info>
            <text:p text:style-name="P15">el </text:p>
          </text:deletion>
        </text:changed-region>
        <text:changed-region xml:id="ct85246192" text:id="ct85246192">
          <text:insertion>
            <office:change-info>
              <dc:creator>Eduardo Grosclaude</dc:creator>
              <dc:date>2016-04-25T16:03:00</dc:date>
            </office:change-info>
          </text:insertion>
        </text:changed-region>
        <text:changed-region xml:id="ct85246816" text:id="ct85246816">
          <text:insertion>
            <office:change-info>
              <dc:creator>Autor desconocido</dc:creator>
              <dc:date>2014-09-23T20:03:00</dc:date>
            </office:change-info>
          </text:insertion>
        </text:changed-region>
        <text:changed-region xml:id="ct85247040" text:id="ct85247040">
          <text:insertion>
            <office:change-info>
              <dc:creator>Eduardo Grosclaude</dc:creator>
              <dc:date>2016-04-25T16:03:00</dc:date>
            </office:change-info>
          </text:insertion>
        </text:changed-region>
        <text:changed-region xml:id="ct85247264" text:id="ct85247264">
          <text:insertion>
            <office:change-info>
              <dc:creator>Autor desconocido</dc:creator>
              <dc:date>2014-09-23T20:03:00</dc:date>
            </office:change-info>
          </text:insertion>
        </text:changed-region>
        <text:changed-region xml:id="ct85247488" text:id="ct85247488">
          <text:insertion>
            <office:change-info>
              <dc:creator>Eduardo Grosclaude</dc:creator>
              <dc:date>2016-04-25T16:03:00</dc:date>
            </office:change-info>
          </text:insertion>
        </text:changed-region>
        <text:changed-region xml:id="ct85248080" text:id="ct85248080">
          <text:insertion>
            <office:change-info>
              <dc:creator>Autor desconocido</dc:creator>
              <dc:date>2014-09-23T20:03:00</dc:date>
            </office:change-info>
          </text:insertion>
        </text:changed-region>
        <text:changed-region xml:id="ct85247712" text:id="ct85247712">
          <text:insertion>
            <office:change-info>
              <dc:creator>Autor desconocido</dc:creator>
              <dc:date>2014-09-23T20:04:00</dc:date>
            </office:change-info>
          </text:insertion>
        </text:changed-region>
        <text:changed-region xml:id="ct86976384" text:id="ct86976384">
          <text:format-change>
            <office:change-info>
              <dc:creator>Autor desconocido</dc:creator>
              <dc:date>2016-04-19T21:22:00</dc:date>
            </office:change-info>
          </text:format-change>
        </text:changed-region>
        <text:changed-region xml:id="ct87011680" text:id="ct87011680">
          <text:insertion>
            <office:change-info>
              <dc:creator>Autor desconocido</dc:creator>
              <dc:date>2016-04-21T17:04:00</dc:date>
            </office:change-info>
          </text:insertion>
        </text:changed-region>
        <text:changed-region xml:id="ct86941424" text:id="ct86941424">
          <text:format-change>
            <office:change-info>
              <dc:creator>Autor desconocido</dc:creator>
              <dc:date>2016-04-19T21:22:00</dc:date>
            </office:change-info>
          </text:format-change>
        </text:changed-region>
        <text:changed-region xml:id="ct86994448" text:id="ct86994448">
          <text:insertion>
            <office:change-info>
              <dc:creator>Autor desconocido</dc:creator>
              <dc:date>2016-04-21T17:07:00</dc:date>
            </office:change-info>
          </text:insertion>
        </text:changed-region>
        <text:changed-region xml:id="ct86978224" text:id="ct86978224">
          <text:deletion>
            <office:change-info>
              <dc:creator>Autor desconocido</dc:creator>
              <dc:date>2016-04-21T17:07:00</dc:date>
            </office:change-info>
            <text:p text:style-name="P16">los</text:p>
          </text:deletion>
        </text:changed-region>
        <text:changed-region xml:id="ct86911072" text:id="ct86911072">
          <text:format-change>
            <office:change-info>
              <dc:creator>Autor desconocido</dc:creator>
              <dc:date>2016-04-19T21:22:00</dc:date>
            </office:change-info>
          </text:format-change>
        </text:changed-region>
        <text:changed-region xml:id="ct86929952" text:id="ct86929952">
          <text:insertion>
            <office:change-info>
              <dc:creator>Autor desconocido</dc:creator>
              <dc:date>2014-09-16T12:26:00</dc:date>
            </office:change-info>
          </text:insertion>
        </text:changed-region>
        <text:changed-region xml:id="ct86980160" text:id="ct86980160">
          <text:insertion>
            <office:change-info>
              <dc:creator>Autor desconocido</dc:creator>
              <dc:date>2014-09-16T12:27:00</dc:date>
            </office:change-info>
          </text:insertion>
        </text:changed-region>
        <text:changed-region xml:id="ct86943360" text:id="ct86943360">
          <text:format-change>
            <office:change-info>
              <dc:creator>Autor desconocido</dc:creator>
              <dc:date>2016-04-19T21:22:00</dc:date>
            </office:change-info>
          </text:format-change>
        </text:changed-region>
        <text:changed-region xml:id="ct86980560" text:id="ct86980560">
          <text:deletion>
            <office:change-info>
              <dc:creator>Autor desconocido</dc:creator>
              <dc:date>2014-09-19T11:39:00</dc:date>
            </office:change-info>
            <text:p text:style-name="P17">–---Mostrar análisis de circulac donde se escriben coefg.tmp y cindg.tmp. Análisis de los “bucles” do que generan los archivos que nos decantan por arrays de “real*8” con npan posiciones.</text:p>
          </text:deletion>
        </text:changed-region>
        <text:changed-region xml:id="ct87019776" text:id="ct87019776">
          <text:format-change>
            <office:change-info>
              <dc:creator>Autor desconocido</dc:creator>
              <dc:date>2016-04-19T21:22:00</dc:date>
            </office:change-info>
          </text:format-change>
        </text:changed-region>
        <text:changed-region xml:id="ct87019472" text:id="ct87019472">
          <text:insertion>
            <office:change-info>
              <dc:creator>Unknown Author</dc:creator>
              <dc:date>2014-07-14T21:18:00</dc:date>
            </office:change-info>
          </text:insertion>
        </text:changed-region>
        <text:changed-region xml:id="ct86975104" text:id="ct86975104">
          <text:insertion>
            <office:change-info>
              <dc:creator>Unknown Author</dc:creator>
              <dc:date>2014-07-14T21:19:00</dc:date>
            </office:change-info>
          </text:insertion>
        </text:changed-region>
        <text:changed-region xml:id="ct87020464" text:id="ct87020464">
          <text:insertion>
            <office:change-info>
              <dc:creator>Unknown Author</dc:creator>
              <dc:date>2014-07-14T21:20:00</dc:date>
            </office:change-info>
          </text:insertion>
        </text:changed-region>
        <text:changed-region xml:id="ct87018688" text:id="ct87018688">
          <text:insertion>
            <office:change-info>
              <dc:creator>Unknown Author</dc:creator>
              <dc:date>2014-07-14T21:21:00</dc:date>
            </office:change-info>
          </text:insertion>
        </text:changed-region>
        <text:changed-region xml:id="ct87358000" text:id="ct87358000">
          <text:insertion>
            <office:change-info>
              <dc:creator>Unknown Author</dc:creator>
              <dc:date>2014-07-14T21:22:00</dc:date>
            </office:change-info>
          </text:insertion>
        </text:changed-region>
        <text:changed-region xml:id="ct87357504" text:id="ct87357504">
          <text:insertion>
            <office:change-info>
              <dc:creator>Unknown Author</dc:creator>
              <dc:date>2014-07-14T21:23:00</dc:date>
            </office:change-info>
          </text:insertion>
        </text:changed-region>
        <text:changed-region xml:id="ct87357728" text:id="ct87357728">
          <text:insertion>
            <office:change-info>
              <dc:creator>Unknown Author</dc:creator>
              <dc:date>2014-07-14T21:24:00</dc:date>
            </office:change-info>
          </text:insertion>
        </text:changed-region>
        <text:changed-region xml:id="ct87023328" text:id="ct87023328">
          <text:insertion>
            <office:change-info>
              <dc:creator>Unknown Author</dc:creator>
              <dc:date>2014-07-14T21:25:00</dc:date>
            </office:change-info>
          </text:insertion>
        </text:changed-region>
        <text:changed-region xml:id="ct87371136" text:id="ct87371136">
          <text:format-change>
            <office:change-info>
              <dc:creator>Autor desconocido</dc:creator>
              <dc:date>2016-04-19T21:22:00</dc:date>
            </office:change-info>
          </text:format-change>
        </text:changed-region>
        <text:changed-region xml:id="ct87371456" text:id="ct87371456">
          <text:insertion>
            <office:change-info>
              <dc:creator>Autor desconocido</dc:creator>
              <dc:date>2014-09-19T11:18:00</dc:date>
            </office:change-info>
          </text:insertion>
        </text:changed-region>
        <text:changed-region xml:id="ct87372560" text:id="ct87372560">
          <text:format-change>
            <office:change-info>
              <dc:creator>Autor desconocido</dc:creator>
              <dc:date>2016-04-19T21:22:00</dc:date>
            </office:change-info>
          </text:format-change>
        </text:changed-region>
        <text:changed-region xml:id="ct87024736" text:id="ct87024736">
          <text:insertion>
            <office:change-info>
              <dc:creator>Autor desconocido</dc:creator>
              <dc:date>2014-09-19T11:19:00</dc:date>
            </office:change-info>
          </text:insertion>
        </text:changed-region>
        <text:changed-region xml:id="ct87373360" text:id="ct87373360">
          <text:format-change>
            <office:change-info>
              <dc:creator>Autor desconocido</dc:creator>
              <dc:date>2016-04-19T21:22:00</dc:date>
            </office:change-info>
          </text:format-change>
        </text:changed-region>
        <text:changed-region xml:id="ct87373584" text:id="ct87373584">
          <text:insertion>
            <office:change-info>
              <dc:creator>Autor desconocido</dc:creator>
              <dc:date>2014-09-19T11:18:00</dc:date>
            </office:change-info>
          </text:insertion>
        </text:changed-region>
        <text:changed-region xml:id="ct87026144" text:id="ct87026144">
          <text:format-change>
            <office:change-info>
              <dc:creator>Autor desconocido</dc:creator>
              <dc:date>2016-04-19T21:22:00</dc:date>
            </office:change-info>
          </text:format-change>
        </text:changed-region>
        <text:changed-region xml:id="ct87373808" text:id="ct87373808">
          <text:insertion>
            <office:change-info>
              <dc:creator>Autor desconocido</dc:creator>
              <dc:date>2014-09-19T11:19:00</dc:date>
            </office:change-info>
          </text:insertion>
        </text:changed-region>
        <text:changed-region xml:id="ct87374032" text:id="ct87374032">
          <text:format-change>
            <office:change-info>
              <dc:creator>Autor desconocido</dc:creator>
              <dc:date>2016-04-19T21:22:00</dc:date>
            </office:change-info>
          </text:format-change>
        </text:changed-region>
        <text:changed-region xml:id="ct87027200" text:id="ct87027200">
          <text:insertion>
            <office:change-info>
              <dc:creator>Unknown Author</dc:creator>
              <dc:date>2014-07-14T21:26:00</dc:date>
            </office:change-info>
          </text:insertion>
        </text:changed-region>
        <text:changed-region xml:id="ct87027552" text:id="ct87027552">
          <text:insertion>
            <office:change-info>
              <dc:creator>Unknown Author</dc:creator>
              <dc:date>2014-07-14T21:27:00</dc:date>
            </office:change-info>
          </text:insertion>
        </text:changed-region>
        <text:changed-region xml:id="ct87375760" text:id="ct87375760">
          <text:insertion>
            <office:change-info>
              <dc:creator>Unknown Author</dc:creator>
              <dc:date>2014-07-14T21:28:00</dc:date>
            </office:change-info>
          </text:insertion>
        </text:changed-region>
        <text:changed-region xml:id="ct87375984" text:id="ct87375984">
          <text:format-change>
            <office:change-info>
              <dc:creator>Autor desconocido</dc:creator>
              <dc:date>2016-04-19T21:22:00</dc:date>
            </office:change-info>
          </text:format-change>
        </text:changed-region>
        <text:changed-region xml:id="ct87376496" text:id="ct87376496">
          <text:insertion>
            <office:change-info>
              <dc:creator>Unknown Author</dc:creator>
              <dc:date>2014-07-14T21:28:00</dc:date>
            </office:change-info>
          </text:insertion>
        </text:changed-region>
        <text:changed-region xml:id="ct87376720" text:id="ct87376720">
          <text:format-change>
            <office:change-info>
              <dc:creator>Autor desconocido</dc:creator>
              <dc:date>2016-04-19T21:22:00</dc:date>
            </office:change-info>
          </text:format-change>
        </text:changed-region>
        <text:changed-region xml:id="ct87376944" text:id="ct87376944">
          <text:insertion>
            <office:change-info>
              <dc:creator>Unknown Author</dc:creator>
              <dc:date>2014-07-14T21:28:00</dc:date>
            </office:change-info>
          </text:insertion>
        </text:changed-region>
        <text:changed-region xml:id="ct87028608" text:id="ct87028608">
          <text:insertion>
            <office:change-info>
              <dc:creator>Unknown Author</dc:creator>
              <dc:date>2014-07-14T21:32:00</dc:date>
            </office:change-info>
          </text:insertion>
        </text:changed-region>
        <text:changed-region xml:id="ct87029312" text:id="ct87029312">
          <text:insertion>
            <office:change-info>
              <dc:creator>Unknown Author</dc:creator>
              <dc:date>2014-07-14T21:43:00</dc:date>
            </office:change-info>
          </text:insertion>
        </text:changed-region>
        <text:changed-region xml:id="ct87029664" text:id="ct87029664">
          <text:format-change>
            <office:change-info>
              <dc:creator>Autor desconocido</dc:creator>
              <dc:date>2016-04-19T21:22:00</dc:date>
            </office:change-info>
          </text:format-change>
        </text:changed-region>
        <text:changed-region xml:id="ct87028256" text:id="ct87028256">
          <text:insertion>
            <office:change-info>
              <dc:creator>Unknown Author</dc:creator>
              <dc:date>2014-07-14T21:43:00</dc:date>
            </office:change-info>
          </text:insertion>
        </text:changed-region>
        <text:changed-region xml:id="ct87030016" text:id="ct87030016">
          <text:insertion>
            <office:change-info>
              <dc:creator>Unknown Author</dc:creator>
              <dc:date>2014-07-14T21:33:00</dc:date>
            </office:change-info>
          </text:insertion>
        </text:changed-region>
        <text:changed-region xml:id="ct87030720" text:id="ct87030720">
          <text:format-change>
            <office:change-info>
              <dc:creator>Autor desconocido</dc:creator>
              <dc:date>2016-04-19T21:22:00</dc:date>
            </office:change-info>
          </text:format-change>
        </text:changed-region>
        <text:changed-region xml:id="ct87031072" text:id="ct87031072">
          <text:insertion>
            <office:change-info>
              <dc:creator>Unknown Author</dc:creator>
              <dc:date>2014-07-14T21:33:00</dc:date>
            </office:change-info>
          </text:insertion>
        </text:changed-region>
        <text:changed-region xml:id="ct87031776" text:id="ct87031776">
          <text:insertion>
            <office:change-info>
              <dc:creator>Autor desconocido</dc:creator>
              <dc:date>2014-09-15T21:22:00</dc:date>
            </office:change-info>
          </text:insertion>
        </text:changed-region>
        <text:changed-region xml:id="ct87032480" text:id="ct87032480">
          <text:insertion>
            <office:change-info>
              <dc:creator>Unknown Author</dc:creator>
              <dc:date>2014-07-14T21:33:00</dc:date>
            </office:change-info>
          </text:insertion>
        </text:changed-region>
        <text:changed-region xml:id="ct87377952" text:id="ct87377952">
          <text:format-change>
            <office:change-info>
              <dc:creator>Autor desconocido</dc:creator>
              <dc:date>2016-04-19T21:22:00</dc:date>
            </office:change-info>
          </text:format-change>
        </text:changed-region>
        <text:changed-region xml:id="ct87378400" text:id="ct87378400">
          <text:deletion>
            <office:change-info>
              <dc:creator>Autor desconocido</dc:creator>
              <dc:date>2016-04-21T17:13:00</dc:date>
            </office:change-info>
            <text:p text:style-name="P18">----Mostrar análisis de solgauss para mostrar que se utilizan los archivos coefg.tmp y cindg.tmp y una primera vista a la complicación de sus “bucles” de control.</text:p>
          </text:deletion>
        </text:changed-region>
        <text:changed-region xml:id="ct87378912" text:id="ct87378912">
          <text:format-change>
            <office:change-info>
              <dc:creator>Autor desconocido</dc:creator>
              <dc:date>2016-04-19T21:22:00</dc:date>
            </office:change-info>
          </text:format-change>
        </text:changed-region>
        <text:changed-region xml:id="ct87379136" text:id="ct87379136">
          <text:insertion>
            <office:change-info>
              <dc:creator>Unknown Author</dc:creator>
              <dc:date>2014-07-14T21:43:00</dc:date>
            </office:change-info>
          </text:insertion>
        </text:changed-region>
        <text:changed-region xml:id="ct87379360" text:id="ct87379360">
          <text:insertion>
            <office:change-info>
              <dc:creator>Unknown Author</dc:creator>
              <dc:date>2014-07-14T21:44:00</dc:date>
            </office:change-info>
          </text:insertion>
        </text:changed-region>
        <text:changed-region xml:id="ct86947744" text:id="ct86947744">
          <text:insertion>
            <office:change-info>
              <dc:creator>Unknown Author</dc:creator>
              <dc:date>2014-07-14T21:45:00</dc:date>
            </office:change-info>
          </text:insertion>
        </text:changed-region>
        <text:changed-region xml:id="ct87033184" text:id="ct87033184">
          <text:insertion>
            <office:change-info>
              <dc:creator>Unknown Author</dc:creator>
              <dc:date>2014-07-14T21:46:00</dc:date>
            </office:change-info>
          </text:insertion>
        </text:changed-region>
        <text:changed-region xml:id="ct87378176" text:id="ct87378176">
          <text:insertion>
            <office:change-info>
              <dc:creator>Autor desconocido</dc:creator>
              <dc:date>2014-09-15T21:30:00</dc:date>
            </office:change-info>
          </text:insertion>
        </text:changed-region>
        <text:changed-region xml:id="ct87037424" text:id="ct87037424">
          <text:insertion>
            <office:change-info>
              <dc:creator>Unknown Author</dc:creator>
              <dc:date>2014-07-14T21:46:00</dc:date>
            </office:change-info>
          </text:insertion>
        </text:changed-region>
        <text:changed-region xml:id="ct86953344" text:id="ct86953344">
          <text:insertion>
            <office:change-info>
              <dc:creator>Unknown Author</dc:creator>
              <dc:date>2014-07-14T21:48:00</dc:date>
            </office:change-info>
          </text:insertion>
        </text:changed-region>
        <text:changed-region xml:id="ct86953568" text:id="ct86953568">
          <text:insertion>
            <office:change-info>
              <dc:creator>Unknown Author</dc:creator>
              <dc:date>2014-07-14T21:49:00</dc:date>
            </office:change-info>
          </text:insertion>
        </text:changed-region>
        <text:changed-region xml:id="ct86954032" text:id="ct86954032">
          <text:insertion>
            <office:change-info>
              <dc:creator>Unknown Author</dc:creator>
              <dc:date>2014-07-14T21:51:00</dc:date>
            </office:change-info>
          </text:insertion>
        </text:changed-region>
        <text:changed-region xml:id="ct86953792" text:id="ct86953792">
          <text:insertion>
            <office:change-info>
              <dc:creator>Unknown Author</dc:creator>
              <dc:date>2014-07-14T21:52:00</dc:date>
            </office:change-info>
          </text:insertion>
        </text:changed-region>
        <text:changed-region xml:id="ct86954352" text:id="ct86954352">
          <text:insertion>
            <office:change-info>
              <dc:creator>Autor desconocido</dc:creator>
              <dc:date>2014-09-15T21:26:00</dc:date>
            </office:change-info>
          </text:insertion>
        </text:changed-region>
        <text:changed-region xml:id="ct86954576" text:id="ct86954576">
          <text:insertion>
            <office:change-info>
              <dc:creator>Unknown Author</dc:creator>
              <dc:date>2014-07-14T21:52:00</dc:date>
            </office:change-info>
          </text:insertion>
        </text:changed-region>
        <text:changed-region xml:id="ct87030368" text:id="ct87030368">
          <text:insertion>
            <office:change-info>
              <dc:creator>Autor desconocido</dc:creator>
              <dc:date>2014-09-15T21:26:00</dc:date>
            </office:change-info>
          </text:insertion>
        </text:changed-region>
        <text:changed-region xml:id="ct87038576" text:id="ct87038576">
          <text:insertion>
            <office:change-info>
              <dc:creator>Autor desconocido</dc:creator>
              <dc:date>2014-09-15T21:27:00</dc:date>
            </office:change-info>
          </text:insertion>
        </text:changed-region>
        <text:changed-region xml:id="ct86949984" text:id="ct86949984">
          <text:insertion>
            <office:change-info>
              <dc:creator>Unknown Author</dc:creator>
              <dc:date>2014-07-14T21:52:00</dc:date>
            </office:change-info>
          </text:insertion>
        </text:changed-region>
        <text:changed-region xml:id="ct87038224" text:id="ct87038224">
          <text:insertion>
            <office:change-info>
              <dc:creator>Autor desconocido</dc:creator>
              <dc:date>2014-09-15T21:27:00</dc:date>
            </office:change-info>
          </text:insertion>
        </text:changed-region>
        <text:changed-region xml:id="ct87041040" text:id="ct87041040">
          <text:insertion>
            <office:change-info>
              <dc:creator>Unknown Author</dc:creator>
              <dc:date>2014-07-14T21:52:00</dc:date>
            </office:change-info>
          </text:insertion>
        </text:changed-region>
        <text:changed-region xml:id="ct87041392" text:id="ct87041392">
          <text:insertion>
            <office:change-info>
              <dc:creator>Autor desconocido</dc:creator>
              <dc:date>2014-09-15T21:27:00</dc:date>
            </office:change-info>
          </text:insertion>
        </text:changed-region>
        <text:changed-region xml:id="ct87041744" text:id="ct87041744">
          <text:insertion>
            <office:change-info>
              <dc:creator>Unknown Author</dc:creator>
              <dc:date>2014-07-14T21:52:00</dc:date>
            </office:change-info>
          </text:insertion>
        </text:changed-region>
        <text:changed-region xml:id="ct86955536" text:id="ct86955536">
          <text:insertion>
            <office:change-info>
              <dc:creator>Autor desconocido</dc:creator>
              <dc:date>2014-09-15T21:27:00</dc:date>
            </office:change-info>
          </text:insertion>
        </text:changed-region>
        <text:changed-region xml:id="ct87042800" text:id="ct87042800">
          <text:insertion>
            <office:change-info>
              <dc:creator>Autor desconocido</dc:creator>
              <dc:date>2014-09-15T21:28:00</dc:date>
            </office:change-info>
          </text:insertion>
        </text:changed-region>
        <text:changed-region xml:id="ct87042448" text:id="ct87042448">
          <text:format-change>
            <office:change-info>
              <dc:creator>Autor desconocido</dc:creator>
              <dc:date>2016-04-19T21:22:00</dc:date>
            </office:change-info>
          </text:format-change>
        </text:changed-region>
        <text:changed-region xml:id="ct86954896" text:id="ct86954896">
          <text:insertion>
            <office:change-info>
              <dc:creator>Unknown Author</dc:creator>
              <dc:date>2014-07-14T21:53:00</dc:date>
            </office:change-info>
          </text:insertion>
        </text:changed-region>
        <text:changed-region xml:id="ct87043504" text:id="ct87043504">
          <text:insertion>
            <office:change-info>
              <dc:creator>Autor desconocido</dc:creator>
              <dc:date>2014-09-15T21:28:00</dc:date>
            </office:change-info>
          </text:insertion>
        </text:changed-region>
        <text:changed-region xml:id="ct87043856" text:id="ct87043856">
          <text:insertion>
            <office:change-info>
              <dc:creator>Unknown Author</dc:creator>
              <dc:date>2014-07-14T21:53:00</dc:date>
            </office:change-info>
          </text:insertion>
        </text:changed-region>
        <text:changed-region xml:id="ct87397232" text:id="ct87397232">
          <text:insertion>
            <office:change-info>
              <dc:creator>Autor desconocido</dc:creator>
              <dc:date>2014-09-15T21:28:00</dc:date>
            </office:change-info>
          </text:insertion>
        </text:changed-region>
        <text:changed-region xml:id="ct86955120" text:id="ct86955120">
          <text:insertion>
            <office:change-info>
              <dc:creator>Unknown Author</dc:creator>
              <dc:date>2014-07-14T21:53:00</dc:date>
            </office:change-info>
          </text:insertion>
        </text:changed-region>
        <text:changed-region xml:id="ct87039280" text:id="ct87039280">
          <text:format-change>
            <office:change-info>
              <dc:creator>Autor desconocido</dc:creator>
              <dc:date>2016-04-19T21:22:00</dc:date>
            </office:change-info>
          </text:format-change>
        </text:changed-region>
        <text:changed-region xml:id="ct87042096" text:id="ct87042096">
          <text:insertion>
            <office:change-info>
              <dc:creator>Autor desconocido</dc:creator>
              <dc:date>2014-09-15T21:31:00</dc:date>
            </office:change-info>
          </text:insertion>
        </text:changed-region>
        <text:changed-region xml:id="ct87045616" text:id="ct87045616">
          <text:insertion>
            <office:change-info>
              <dc:creator>Autor desconocido</dc:creator>
              <dc:date>2014-09-15T21:32:00</dc:date>
            </office:change-info>
          </text:insertion>
        </text:changed-region>
        <text:changed-region xml:id="ct87400752" text:id="ct87400752">
          <text:insertion>
            <office:change-info>
              <dc:creator>Autor desconocido</dc:creator>
              <dc:date>2014-09-15T21:33:00</dc:date>
            </office:change-info>
          </text:insertion>
        </text:changed-region>
        <text:changed-region xml:id="ct87401264" text:id="ct87401264">
          <text:insertion>
            <office:change-info>
              <dc:creator>Autor desconocido</dc:creator>
              <dc:date>2014-09-15T21:36:00</dc:date>
            </office:change-info>
          </text:insertion>
        </text:changed-region>
        <text:changed-region xml:id="ct87401488" text:id="ct87401488">
          <text:insertion>
            <office:change-info>
              <dc:creator>Autor desconocido</dc:creator>
              <dc:date>2014-09-15T21:37:00</dc:date>
            </office:change-info>
          </text:insertion>
        </text:changed-region>
        <text:changed-region xml:id="ct87047376" text:id="ct87047376">
          <text:insertion>
            <office:change-info>
              <dc:creator>Autor desconocido</dc:creator>
              <dc:date>2014-09-15T21:38:00</dc:date>
            </office:change-info>
          </text:insertion>
        </text:changed-region>
        <text:changed-region xml:id="ct87438768" text:id="ct87438768">
          <text:insertion>
            <office:change-info>
              <dc:creator>Autor desconocido</dc:creator>
              <dc:date>2014-09-15T21:40:00</dc:date>
            </office:change-info>
          </text:insertion>
        </text:changed-region>
        <text:changed-region xml:id="ct87048016" text:id="ct87048016">
          <text:insertion>
            <office:change-info>
              <dc:creator>Autor desconocido</dc:creator>
              <dc:date>2014-10-17T11:04:00</dc:date>
            </office:change-info>
          </text:insertion>
        </text:changed-region>
        <text:changed-region xml:id="ct87048368" text:id="ct87048368">
          <text:insertion>
            <office:change-info>
              <dc:creator>Autor desconocido</dc:creator>
              <dc:date>2014-09-15T21:40:00</dc:date>
            </office:change-info>
          </text:insertion>
        </text:changed-region>
        <text:changed-region xml:id="ct87440560" text:id="ct87440560">
          <text:insertion>
            <office:change-info>
              <dc:creator>Autor desconocido</dc:creator>
              <dc:date>2014-10-17T11:05:00</dc:date>
            </office:change-info>
          </text:insertion>
        </text:changed-region>
        <text:changed-region xml:id="ct87048720" text:id="ct87048720">
          <text:insertion>
            <office:change-info>
              <dc:creator>Autor desconocido</dc:creator>
              <dc:date>2014-09-15T21:40:00</dc:date>
            </office:change-info>
          </text:insertion>
        </text:changed-region>
        <text:changed-region xml:id="ct87441936" text:id="ct87441936">
          <text:format-change>
            <office:change-info>
              <dc:creator>Autor desconocido</dc:creator>
              <dc:date>2016-04-19T21:22:00</dc:date>
            </office:change-info>
          </text:format-change>
        </text:changed-region>
        <text:changed-region xml:id="ct87049776" text:id="ct87049776">
          <text:insertion>
            <office:change-info>
              <dc:creator>Autor desconocido</dc:creator>
              <dc:date>2014-09-23T19:31:00</dc:date>
            </office:change-info>
          </text:insertion>
        </text:changed-region>
        <text:changed-region xml:id="ct87050128" text:id="ct87050128">
          <text:insertion>
            <office:change-info>
              <dc:creator>Autor desconocido</dc:creator>
              <dc:date>2014-09-23T19:33:00</dc:date>
            </office:change-info>
          </text:insertion>
        </text:changed-region>
        <text:changed-region xml:id="ct87050480" text:id="ct87050480">
          <text:insertion>
            <office:change-info>
              <dc:creator>Autor desconocido</dc:creator>
              <dc:date>2014-09-23T19:34:00</dc:date>
            </office:change-info>
          </text:insertion>
        </text:changed-region>
        <text:changed-region xml:id="ct87050832" text:id="ct87050832">
          <text:insertion>
            <office:change-info>
              <dc:creator>Autor desconocido</dc:creator>
              <dc:date>2014-09-23T20:04:00</dc:date>
            </office:change-info>
          </text:insertion>
        </text:changed-region>
        <text:changed-region xml:id="ct87443536" text:id="ct87443536">
          <text:insertion>
            <office:change-info>
              <dc:creator>Autor desconocido</dc:creator>
              <dc:date>2014-09-23T20:22:00</dc:date>
            </office:change-info>
          </text:insertion>
        </text:changed-region>
        <text:changed-region xml:id="ct87051536" text:id="ct87051536">
          <text:insertion>
            <office:change-info>
              <dc:creator>Autor desconocido</dc:creator>
              <dc:date>2014-09-23T20:23:00</dc:date>
            </office:change-info>
          </text:insertion>
        </text:changed-region>
        <text:changed-region xml:id="ct87051888" text:id="ct87051888">
          <text:insertion>
            <office:change-info>
              <dc:creator>Autor desconocido</dc:creator>
              <dc:date>2014-09-23T20:24:00</dc:date>
            </office:change-info>
          </text:insertion>
        </text:changed-region>
        <text:changed-region xml:id="ct87052240" text:id="ct87052240">
          <text:insertion>
            <office:change-info>
              <dc:creator>Autor desconocido</dc:creator>
              <dc:date>2014-09-23T20:25:00</dc:date>
            </office:change-info>
          </text:insertion>
        </text:changed-region>
        <text:changed-region xml:id="ct87052592" text:id="ct87052592">
          <text:insertion>
            <office:change-info>
              <dc:creator>Autor desconocido</dc:creator>
              <dc:date>2014-10-17T11:18:00</dc:date>
            </office:change-info>
          </text:insertion>
        </text:changed-region>
        <text:changed-region xml:id="ct87052944" text:id="ct87052944">
          <text:format-change>
            <office:change-info>
              <dc:creator>Autor desconocido</dc:creator>
              <dc:date>2016-04-19T21:22:00</dc:date>
            </office:change-info>
          </text:format-change>
        </text:changed-region>
        <text:changed-region xml:id="ct85266464" text:id="ct85266464">
          <text:insertion>
            <office:change-info>
              <dc:creator>Autor desconocido</dc:creator>
              <dc:date>2014-10-17T11:18:00</dc:date>
            </office:change-info>
          </text:insertion>
        </text:changed-region>
        <text:changed-region xml:id="ct87473136" text:id="ct87473136">
          <text:insertion>
            <office:change-info>
              <dc:creator>Autor desconocido</dc:creator>
              <dc:date>2014-10-20T13:32:00</dc:date>
            </office:change-info>
          </text:insertion>
        </text:changed-region>
        <text:changed-region xml:id="ct87473936" text:id="ct87473936">
          <text:insertion>
            <office:change-info>
              <dc:creator>Autor desconocido</dc:creator>
              <dc:date>2014-10-17T11:18:00</dc:date>
            </office:change-info>
          </text:insertion>
        </text:changed-region>
        <text:changed-region xml:id="ct87482608" text:id="ct87482608">
          <text:insertion>
            <office:change-info>
              <dc:creator>Autor desconocido</dc:creator>
              <dc:date>2016-04-19T21:05:00</dc:date>
            </office:change-info>
          </text:insertion>
        </text:changed-region>
        <text:changed-region xml:id="ct87483952" text:id="ct87483952">
          <text:format-change>
            <office:change-info>
              <dc:creator>Autor desconocido</dc:creator>
              <dc:date>2016-04-19T21:22:00</dc:date>
            </office:change-info>
          </text:format-change>
        </text:changed-region>
        <text:changed-region xml:id="ct87484176" text:id="ct87484176">
          <text:insertion>
            <office:change-info>
              <dc:creator>Autor desconocido</dc:creator>
              <dc:date>2016-04-19T21:05:00</dc:date>
            </office:change-info>
          </text:insertion>
        </text:changed-region>
        <text:changed-region xml:id="ct87055408" text:id="ct87055408">
          <text:format-change>
            <office:change-info>
              <dc:creator>Autor desconocido</dc:creator>
              <dc:date>2016-04-19T21:22:00</dc:date>
            </office:change-info>
          </text:format-change>
        </text:changed-region>
        <text:changed-region xml:id="ct87484688" text:id="ct87484688">
          <text:insertion>
            <office:change-info>
              <dc:creator>Autor desconocido</dc:creator>
              <dc:date>2016-04-19T21:05:00</dc:date>
            </office:change-info>
          </text:insertion>
        </text:changed-region>
        <text:changed-region xml:id="ct87485200" text:id="ct87485200">
          <text:format-change>
            <office:change-info>
              <dc:creator>Autor desconocido</dc:creator>
              <dc:date>2016-04-19T21:22:00</dc:date>
            </office:change-info>
          </text:format-change>
        </text:changed-region>
        <text:changed-region xml:id="ct87485424" text:id="ct87485424">
          <text:insertion>
            <office:change-info>
              <dc:creator>Autor desconocido</dc:creator>
              <dc:date>2016-04-19T21:05:00</dc:date>
            </office:change-info>
          </text:insertion>
        </text:changed-region>
        <text:changed-region xml:id="ct87485936" text:id="ct87485936">
          <text:format-change>
            <office:change-info>
              <dc:creator>Autor desconocido</dc:creator>
              <dc:date>2016-04-19T21:22:00</dc:date>
            </office:change-info>
          </text:format-change>
        </text:changed-region>
        <text:changed-region xml:id="ct87486160" text:id="ct87486160">
          <text:insertion>
            <office:change-info>
              <dc:creator>Autor desconocido</dc:creator>
              <dc:date>2016-04-19T21:05:00</dc:date>
            </office:change-info>
          </text:insertion>
        </text:changed-region>
        <text:changed-region xml:id="ct87486672" text:id="ct87486672">
          <text:format-change>
            <office:change-info>
              <dc:creator>Autor desconocido</dc:creator>
              <dc:date>2016-04-19T21:22:00</dc:date>
            </office:change-info>
          </text:format-change>
        </text:changed-region>
        <text:changed-region xml:id="ct87486896" text:id="ct87486896">
          <text:insertion>
            <office:change-info>
              <dc:creator>Autor desconocido</dc:creator>
              <dc:date>2016-04-19T21:05:00</dc:date>
            </office:change-info>
          </text:insertion>
        </text:changed-region>
        <text:changed-region xml:id="ct87487408" text:id="ct87487408">
          <text:format-change>
            <office:change-info>
              <dc:creator>Autor desconocido</dc:creator>
              <dc:date>2016-04-19T21:22:00</dc:date>
            </office:change-info>
          </text:format-change>
        </text:changed-region>
        <text:changed-region xml:id="ct87487824" text:id="ct87487824">
          <text:insertion>
            <office:change-info>
              <dc:creator>Autor desconocido</dc:creator>
              <dc:date>2016-04-19T21:05:00</dc:date>
            </office:change-info>
          </text:insertion>
        </text:changed-region>
        <text:changed-region xml:id="ct87488336" text:id="ct87488336">
          <text:format-change>
            <office:change-info>
              <dc:creator>Autor desconocido</dc:creator>
              <dc:date>2016-04-19T21:22:00</dc:date>
            </office:change-info>
          </text:format-change>
        </text:changed-region>
        <text:changed-region xml:id="ct87488560" text:id="ct87488560">
          <text:insertion>
            <office:change-info>
              <dc:creator>Autor desconocido</dc:creator>
              <dc:date>2016-04-19T21:05:00</dc:date>
            </office:change-info>
          </text:insertion>
        </text:changed-region>
        <text:changed-region xml:id="ct87489072" text:id="ct87489072">
          <text:format-change>
            <office:change-info>
              <dc:creator>Autor desconocido</dc:creator>
              <dc:date>2016-04-19T21:22:00</dc:date>
            </office:change-info>
          </text:format-change>
        </text:changed-region>
        <text:changed-region xml:id="ct87489296" text:id="ct87489296">
          <text:insertion>
            <office:change-info>
              <dc:creator>Autor desconocido</dc:creator>
              <dc:date>2016-04-19T21:05:00</dc:date>
            </office:change-info>
          </text:insertion>
        </text:changed-region>
        <text:changed-region xml:id="ct87489520" text:id="ct87489520">
          <text:format-change>
            <office:change-info>
              <dc:creator>Autor desconocido</dc:creator>
              <dc:date>2016-04-19T21:22:00</dc:date>
            </office:change-info>
          </text:format-change>
        </text:changed-region>
        <text:changed-region xml:id="ct87131264" text:id="ct87131264">
          <text:insertion>
            <office:change-info>
              <dc:creator>Autor desconocido</dc:creator>
              <dc:date>2014-10-17T11:18:00</dc:date>
            </office:change-info>
          </text:insertion>
        </text:changed-region>
        <text:changed-region xml:id="ct87131968" text:id="ct87131968">
          <text:insertion>
            <office:change-info>
              <dc:creator>Autor desconocido</dc:creator>
              <dc:date>2014-10-20T14:39:00</dc:date>
            </office:change-info>
          </text:insertion>
        </text:changed-region>
        <text:changed-region xml:id="ct87132192" text:id="ct87132192">
          <text:insertion>
            <office:change-info>
              <dc:creator>Autor desconocido</dc:creator>
              <dc:date>2016-04-19T20:47:00</dc:date>
            </office:change-info>
          </text:insertion>
        </text:changed-region>
        <text:changed-region xml:id="ct87132640" text:id="ct87132640">
          <text:insertion>
            <office:change-info>
              <dc:creator>Autor desconocido</dc:creator>
              <dc:date>2016-04-19T20:52:00</dc:date>
            </office:change-info>
          </text:insertion>
        </text:changed-region>
        <text:changed-region xml:id="ct87132416" text:id="ct87132416">
          <text:insertion>
            <office:change-info>
              <dc:creator>Autor desconocido</dc:creator>
              <dc:date>2016-04-19T20:53:00</dc:date>
            </office:change-info>
          </text:insertion>
        </text:changed-region>
        <text:changed-region xml:id="ct87133712" text:id="ct87133712">
          <text:insertion>
            <office:change-info>
              <dc:creator>Autor desconocido</dc:creator>
              <dc:date>2016-04-19T20:54:00</dc:date>
            </office:change-info>
          </text:insertion>
        </text:changed-region>
        <text:changed-region xml:id="ct87140528" text:id="ct87140528">
          <text:insertion>
            <office:change-info>
              <dc:creator>Autor desconocido</dc:creator>
              <dc:date>2016-04-19T20:55:00</dc:date>
            </office:change-info>
          </text:insertion>
        </text:changed-region>
        <text:changed-region xml:id="ct87141328" text:id="ct87141328">
          <text:insertion>
            <office:change-info>
              <dc:creator>Autor desconocido</dc:creator>
              <dc:date>2016-04-19T20:57:00</dc:date>
            </office:change-info>
          </text:insertion>
        </text:changed-region>
        <text:changed-region xml:id="ct87142208" text:id="ct87142208">
          <text:insertion>
            <office:change-info>
              <dc:creator>Autor desconocido</dc:creator>
              <dc:date>2016-04-19T20:58:00</dc:date>
            </office:change-info>
          </text:insertion>
        </text:changed-region>
        <text:changed-region xml:id="ct87142720" text:id="ct87142720">
          <text:insertion>
            <office:change-info>
              <dc:creator>Autor desconocido</dc:creator>
              <dc:date>2016-04-19T20:59:00</dc:date>
            </office:change-info>
          </text:insertion>
        </text:changed-region>
        <text:changed-region xml:id="ct87142944" text:id="ct87142944">
          <text:insertion>
            <office:change-info>
              <dc:creator>Autor desconocido</dc:creator>
              <dc:date>2016-04-19T21:01:00</dc:date>
            </office:change-info>
          </text:insertion>
        </text:changed-region>
        <text:changed-region xml:id="ct87144352" text:id="ct87144352">
          <text:insertion>
            <office:change-info>
              <dc:creator>Autor desconocido</dc:creator>
              <dc:date>2016-04-19T21:05:00</dc:date>
            </office:change-info>
          </text:insertion>
        </text:changed-region>
        <text:changed-region xml:id="ct87143904" text:id="ct87143904">
          <text:insertion>
            <office:change-info>
              <dc:creator>Autor desconocido</dc:creator>
              <dc:date>2016-04-19T21:06:00</dc:date>
            </office:change-info>
          </text:insertion>
        </text:changed-region>
        <text:changed-region xml:id="ct87144128" text:id="ct87144128">
          <text:insertion>
            <office:change-info>
              <dc:creator>Autor desconocido</dc:creator>
              <dc:date>2016-04-19T21:07:00</dc:date>
            </office:change-info>
          </text:insertion>
        </text:changed-region>
        <text:changed-region xml:id="ct87144864" text:id="ct87144864">
          <text:insertion>
            <office:change-info>
              <dc:creator>Autor desconocido</dc:creator>
              <dc:date>2016-04-19T21:19:00</dc:date>
            </office:change-info>
          </text:insertion>
        </text:changed-region>
        <text:changed-region xml:id="ct87145088" text:id="ct87145088">
          <text:insertion>
            <office:change-info>
              <dc:creator>Autor desconocido</dc:creator>
              <dc:date>2016-04-19T21:20:00</dc:date>
            </office:change-info>
          </text:insertion>
        </text:changed-region>
        <text:changed-region xml:id="ct87145312" text:id="ct87145312">
          <text:insertion>
            <office:change-info>
              <dc:creator>Autor desconocido</dc:creator>
              <dc:date>2016-04-19T21:21:00</dc:date>
            </office:change-info>
          </text:insertion>
        </text:changed-region>
        <text:changed-region xml:id="ct87146672" text:id="ct87146672">
          <text:insertion>
            <office:change-info>
              <dc:creator>Autor desconocido</dc:creator>
              <dc:date>2016-04-19T21:24:00</dc:date>
            </office:change-info>
          </text:insertion>
        </text:changed-region>
        <text:changed-region xml:id="ct87148048" text:id="ct87148048">
          <text:insertion>
            <office:change-info>
              <dc:creator>Autor desconocido</dc:creator>
              <dc:date>2016-04-19T21:25:00</dc:date>
            </office:change-info>
          </text:insertion>
        </text:changed-region>
        <text:changed-region xml:id="ct87148688" text:id="ct87148688">
          <text:insertion>
            <office:change-info>
              <dc:creator>Autor desconocido</dc:creator>
              <dc:date>2016-04-19T21:27:00</dc:date>
            </office:change-info>
          </text:insertion>
        </text:changed-region>
        <text:changed-region xml:id="ct87148272" text:id="ct87148272">
          <text:insertion>
            <office:change-info>
              <dc:creator>Autor desconocido</dc:creator>
              <dc:date>2016-04-19T21:28:00</dc:date>
            </office:change-info>
          </text:insertion>
        </text:changed-region>
        <text:changed-region xml:id="ct87148912" text:id="ct87148912">
          <text:insertion>
            <office:change-info>
              <dc:creator>Autor desconocido</dc:creator>
              <dc:date>2016-04-19T21:29:00</dc:date>
            </office:change-info>
          </text:insertion>
        </text:changed-region>
        <text:changed-region xml:id="ct87149136" text:id="ct87149136">
          <text:insertion>
            <office:change-info>
              <dc:creator>Autor desconocido</dc:creator>
              <dc:date>2016-04-19T21:30:00</dc:date>
            </office:change-info>
          </text:insertion>
        </text:changed-region>
        <text:changed-region xml:id="ct87063504" text:id="ct87063504">
          <text:insertion>
            <office:change-info>
              <dc:creator>Autor desconocido</dc:creator>
              <dc:date>2016-04-19T21:31:00</dc:date>
            </office:change-info>
          </text:insertion>
        </text:changed-region>
        <text:changed-region xml:id="ct87068080" text:id="ct87068080">
          <text:insertion>
            <office:change-info>
              <dc:creator>Autor desconocido</dc:creator>
              <dc:date>2016-04-20T22:05:00</dc:date>
            </office:change-info>
          </text:insertion>
        </text:changed-region>
        <text:changed-region xml:id="ct87134688" text:id="ct87134688">
          <text:insertion>
            <office:change-info>
              <dc:creator>Autor desconocido</dc:creator>
              <dc:date>2016-04-20T22:06:00</dc:date>
            </office:change-info>
          </text:insertion>
        </text:changed-region>
        <text:changed-region xml:id="ct87502240" text:id="ct87502240">
          <text:insertion>
            <office:change-info>
              <dc:creator>Autor desconocido</dc:creator>
              <dc:date>2016-04-20T22:07:00</dc:date>
            </office:change-info>
          </text:insertion>
        </text:changed-region>
        <text:changed-region xml:id="ct87059984" text:id="ct87059984">
          <text:insertion>
            <office:change-info>
              <dc:creator>Autor desconocido</dc:creator>
              <dc:date>2016-04-20T23:23:00</dc:date>
            </office:change-info>
          </text:insertion>
        </text:changed-region>
        <text:changed-region xml:id="ct87070544" text:id="ct87070544">
          <text:insertion>
            <office:change-info>
              <dc:creator>Autor desconocido</dc:creator>
              <dc:date>2016-04-21T21:20:00</dc:date>
            </office:change-info>
          </text:insertion>
        </text:changed-region>
        <text:changed-region xml:id="ct87504128" text:id="ct87504128">
          <text:insertion>
            <office:change-info>
              <dc:creator>Autor desconocido</dc:creator>
              <dc:date>2016-04-21T21:22:00</dc:date>
            </office:change-info>
          </text:insertion>
        </text:changed-region>
        <text:changed-region xml:id="ct87071248" text:id="ct87071248">
          <text:insertion>
            <office:change-info>
              <dc:creator>Autor desconocido</dc:creator>
              <dc:date>2016-04-21T21:23:00</dc:date>
            </office:change-info>
          </text:insertion>
        </text:changed-region>
        <text:changed-region xml:id="ct87071600" text:id="ct87071600">
          <text:insertion>
            <office:change-info>
              <dc:creator>Autor desconocido</dc:creator>
              <dc:date>2016-04-21T21:24:00</dc:date>
            </office:change-info>
          </text:insertion>
        </text:changed-region>
        <text:changed-region xml:id="ct87071952" text:id="ct87071952">
          <text:insertion>
            <office:change-info>
              <dc:creator>Autor desconocido</dc:creator>
              <dc:date>2016-04-21T21:25:00</dc:date>
            </office:change-info>
          </text:insertion>
        </text:changed-region>
        <text:changed-region xml:id="ct87072304" text:id="ct87072304">
          <text:insertion>
            <office:change-info>
              <dc:creator>Autor desconocido</dc:creator>
              <dc:date>2016-04-21T21:28:00</dc:date>
            </office:change-info>
          </text:insertion>
        </text:changed-region>
        <text:changed-region xml:id="ct87072656" text:id="ct87072656">
          <text:insertion>
            <office:change-info>
              <dc:creator>Autor desconocido</dc:creator>
              <dc:date>2016-04-21T21:29:00</dc:date>
            </office:change-info>
          </text:insertion>
        </text:changed-region>
        <text:changed-region xml:id="ct87507328" text:id="ct87507328">
          <text:insertion>
            <office:change-info>
              <dc:creator>Autor desconocido</dc:creator>
              <dc:date>2016-04-21T21:32:00</dc:date>
            </office:change-info>
          </text:insertion>
        </text:changed-region>
        <text:changed-region xml:id="ct85467072" text:id="ct85467072">
          <text:insertion>
            <office:change-info>
              <dc:creator>Autor desconocido</dc:creator>
              <dc:date>2016-04-21T21:50:00</dc:date>
            </office:change-info>
          </text:insertion>
        </text:changed-region>
        <text:changed-region xml:id="ct85467296" text:id="ct85467296">
          <text:insertion>
            <office:change-info>
              <dc:creator>Autor desconocido</dc:creator>
              <dc:date>2016-04-21T21:34:00</dc:date>
            </office:change-info>
          </text:insertion>
        </text:changed-region>
        <text:changed-region xml:id="ct85467792" text:id="ct85467792">
          <text:insertion>
            <office:change-info>
              <dc:creator>Autor desconocido</dc:creator>
              <dc:date>2016-04-21T21:35:00</dc:date>
            </office:change-info>
          </text:insertion>
        </text:changed-region>
        <text:changed-region xml:id="ct85467520" text:id="ct85467520">
          <text:insertion>
            <office:change-info>
              <dc:creator>Autor desconocido</dc:creator>
              <dc:date>2016-04-21T21:36:00</dc:date>
            </office:change-info>
          </text:insertion>
        </text:changed-region>
        <text:changed-region xml:id="ct85468016" text:id="ct85468016">
          <text:insertion>
            <office:change-info>
              <dc:creator>Autor desconocido</dc:creator>
              <dc:date>2016-04-21T21:37:00</dc:date>
            </office:change-info>
          </text:insertion>
        </text:changed-region>
        <text:changed-region xml:id="ct85469904" text:id="ct85469904">
          <text:insertion>
            <office:change-info>
              <dc:creator>Autor desconocido</dc:creator>
              <dc:date>2016-04-21T21:38:00</dc:date>
            </office:change-info>
          </text:insertion>
        </text:changed-region>
        <text:changed-region xml:id="ct85470128" text:id="ct85470128">
          <text:insertion>
            <office:change-info>
              <dc:creator>Autor desconocido</dc:creator>
              <dc:date>2016-04-21T21:39:00</dc:date>
            </office:change-info>
          </text:insertion>
        </text:changed-region>
        <text:changed-region xml:id="ct87073712" text:id="ct87073712">
          <text:insertion>
            <office:change-info>
              <dc:creator>Autor desconocido</dc:creator>
              <dc:date>2016-04-21T21:40:00</dc:date>
            </office:change-info>
          </text:insertion>
        </text:changed-region>
        <text:changed-region xml:id="ct87074064" text:id="ct87074064">
          <text:insertion>
            <office:change-info>
              <dc:creator>Autor desconocido</dc:creator>
              <dc:date>2016-04-21T21:41:00</dc:date>
            </office:change-info>
          </text:insertion>
        </text:changed-region>
        <text:changed-region xml:id="ct85469600" text:id="ct85469600">
          <text:insertion>
            <office:change-info>
              <dc:creator>Autor desconocido</dc:creator>
              <dc:date>2016-04-21T21:42:00</dc:date>
            </office:change-info>
          </text:insertion>
        </text:changed-region>
        <text:changed-region xml:id="ct87076880" text:id="ct87076880">
          <text:insertion>
            <office:change-info>
              <dc:creator>Autor desconocido</dc:creator>
              <dc:date>2016-04-21T21:43:00</dc:date>
            </office:change-info>
          </text:insertion>
        </text:changed-region>
        <text:changed-region xml:id="ct85468240" text:id="ct85468240">
          <text:insertion>
            <office:change-info>
              <dc:creator>Autor desconocido</dc:creator>
              <dc:date>2016-04-21T21:44:00</dc:date>
            </office:change-info>
          </text:insertion>
        </text:changed-region>
        <text:changed-region xml:id="ct85468560" text:id="ct85468560">
          <text:insertion>
            <office:change-info>
              <dc:creator>Autor desconocido</dc:creator>
              <dc:date>2016-04-21T21:45:00</dc:date>
            </office:change-info>
          </text:insertion>
        </text:changed-region>
        <text:changed-region xml:id="ct87508880" text:id="ct87508880">
          <text:insertion>
            <office:change-info>
              <dc:creator>Autor desconocido</dc:creator>
              <dc:date>2016-04-21T21:46:00</dc:date>
            </office:change-info>
          </text:insertion>
        </text:changed-region>
        <text:changed-region xml:id="ct87510112" text:id="ct87510112">
          <text:insertion>
            <office:change-info>
              <dc:creator>Autor desconocido</dc:creator>
              <dc:date>2016-04-21T21:47:00</dc:date>
            </office:change-info>
          </text:insertion>
        </text:changed-region>
        <text:changed-region xml:id="ct85469344" text:id="ct85469344">
          <text:insertion>
            <office:change-info>
              <dc:creator>Autor desconocido</dc:creator>
              <dc:date>2016-04-21T21:49:00</dc:date>
            </office:change-info>
          </text:insertion>
        </text:changed-region>
        <text:changed-region xml:id="ct87077936" text:id="ct87077936">
          <text:insertion>
            <office:change-info>
              <dc:creator>Autor desconocido</dc:creator>
              <dc:date>2016-04-21T21:50:00</dc:date>
            </office:change-info>
          </text:insertion>
        </text:changed-region>
        <text:changed-region xml:id="ct87077232" text:id="ct87077232">
          <text:insertion>
            <office:change-info>
              <dc:creator>Autor desconocido</dc:creator>
              <dc:date>2016-04-21T21:51:00</dc:date>
            </office:change-info>
          </text:insertion>
        </text:changed-region>
        <text:changed-region xml:id="ct87511888" text:id="ct87511888">
          <text:insertion>
            <office:change-info>
              <dc:creator>Autor desconocido</dc:creator>
              <dc:date>2016-04-21T21:52:00</dc:date>
            </office:change-info>
          </text:insertion>
        </text:changed-region>
        <text:changed-region xml:id="ct87509824" text:id="ct87509824">
          <text:insertion>
            <office:change-info>
              <dc:creator>Autor desconocido</dc:creator>
              <dc:date>2016-04-21T21:53:00</dc:date>
            </office:change-info>
          </text:insertion>
        </text:changed-region>
        <text:changed-region xml:id="ct87080048" text:id="ct87080048">
          <text:insertion>
            <office:change-info>
              <dc:creator>Autor desconocido</dc:creator>
              <dc:date>2016-04-21T21:54:00</dc:date>
            </office:change-info>
          </text:insertion>
        </text:changed-region>
        <text:changed-region xml:id="ct87080752" text:id="ct87080752">
          <text:insertion>
            <office:change-info>
              <dc:creator>Autor desconocido</dc:creator>
              <dc:date>2016-04-21T21:56:00</dc:date>
            </office:change-info>
          </text:insertion>
        </text:changed-region>
        <text:changed-region xml:id="ct87399680" text:id="ct87399680">
          <text:insertion>
            <office:change-info>
              <dc:creator>Autor desconocido</dc:creator>
              <dc:date>2016-04-21T21:57:00</dc:date>
            </office:change-info>
          </text:insertion>
        </text:changed-region>
        <text:changed-region xml:id="ct87400208" text:id="ct87400208">
          <text:insertion>
            <office:change-info>
              <dc:creator>Autor desconocido</dc:creator>
              <dc:date>2016-04-21T21:58:00</dc:date>
            </office:change-info>
          </text:insertion>
        </text:changed-region>
        <text:changed-region xml:id="ct87513488" text:id="ct87513488">
          <text:insertion>
            <office:change-info>
              <dc:creator>Autor desconocido</dc:creator>
              <dc:date>2016-04-23T16:20:00</dc:date>
            </office:change-info>
          </text:insertion>
        </text:changed-region>
        <text:changed-region xml:id="ct87513264" text:id="ct87513264">
          <text:insertion>
            <office:change-info>
              <dc:creator>Autor desconocido</dc:creator>
              <dc:date>2016-04-23T16:36:00</dc:date>
            </office:change-info>
          </text:insertion>
        </text:changed-region>
        <text:changed-region xml:id="ct87514272" text:id="ct87514272">
          <text:insertion>
            <office:change-info>
              <dc:creator>Autor desconocido</dc:creator>
              <dc:date>2016-04-23T16:37:00</dc:date>
            </office:change-info>
          </text:insertion>
        </text:changed-region>
        <text:changed-region xml:id="ct87516640" text:id="ct87516640">
          <text:insertion>
            <office:change-info>
              <dc:creator>Autor desconocido</dc:creator>
              <dc:date>2016-04-23T16:44:00</dc:date>
            </office:change-info>
          </text:insertion>
        </text:changed-region>
        <text:changed-region xml:id="ct87526704" text:id="ct87526704">
          <text:insertion>
            <office:change-info>
              <dc:creator>Autor desconocido</dc:creator>
              <dc:date>2016-04-23T16:40:00</dc:date>
            </office:change-info>
          </text:insertion>
        </text:changed-region>
        <text:changed-region xml:id="ct87517088" text:id="ct87517088">
          <text:insertion>
            <office:change-info>
              <dc:creator>Autor desconocido</dc:creator>
              <dc:date>2016-04-23T16:41:00</dc:date>
            </office:change-info>
          </text:insertion>
        </text:changed-region>
        <text:changed-region xml:id="ct87083216" text:id="ct87083216">
          <text:insertion>
            <office:change-info>
              <dc:creator>Autor desconocido</dc:creator>
              <dc:date>2016-04-23T16:52:00</dc:date>
            </office:change-info>
          </text:insertion>
        </text:changed-region>
        <text:changed-region xml:id="ct87527360" text:id="ct87527360">
          <text:insertion>
            <office:change-info>
              <dc:creator>Autor desconocido</dc:creator>
              <dc:date>2016-04-23T16:53:00</dc:date>
            </office:change-info>
          </text:insertion>
        </text:changed-region>
        <text:changed-region xml:id="ct87529440" text:id="ct87529440">
          <text:insertion>
            <office:change-info>
              <dc:creator>Autor desconocido</dc:creator>
              <dc:date>2016-04-23T16:54:00</dc:date>
            </office:change-info>
          </text:insertion>
        </text:changed-region>
        <text:changed-region xml:id="ct87533040" text:id="ct87533040">
          <text:insertion>
            <office:change-info>
              <dc:creator>Autor desconocido</dc:creator>
              <dc:date>2016-04-23T17:03:00</dc:date>
            </office:change-info>
          </text:insertion>
        </text:changed-region>
        <text:changed-region xml:id="ct87534288" text:id="ct87534288">
          <text:insertion>
            <office:change-info>
              <dc:creator>Autor desconocido</dc:creator>
              <dc:date>2016-04-23T17:04:00</dc:date>
            </office:change-info>
          </text:insertion>
        </text:changed-region>
        <text:changed-region xml:id="ct87538416" text:id="ct87538416">
          <text:insertion>
            <office:change-info>
              <dc:creator>Autor desconocido</dc:creator>
              <dc:date>2016-04-23T17:13:00</dc:date>
            </office:change-info>
          </text:insertion>
        </text:changed-region>
        <text:changed-region xml:id="ct87547344" text:id="ct87547344">
          <text:insertion>
            <office:change-info>
              <dc:creator>Autor desconocido</dc:creator>
              <dc:date>2016-04-23T17:14:00</dc:date>
            </office:change-info>
          </text:insertion>
        </text:changed-region>
        <text:changed-region xml:id="ct87548544" text:id="ct87548544">
          <text:insertion>
            <office:change-info>
              <dc:creator>Autor desconocido</dc:creator>
              <dc:date>2016-04-23T17:15:00</dc:date>
            </office:change-info>
          </text:insertion>
        </text:changed-region>
        <text:changed-region xml:id="ct87516864" text:id="ct87516864">
          <text:insertion>
            <office:change-info>
              <dc:creator>Autor desconocido</dc:creator>
              <dc:date>2016-04-23T17:22:00</dc:date>
            </office:change-info>
          </text:insertion>
        </text:changed-region>
        <text:changed-region xml:id="ct87519920" text:id="ct87519920">
          <text:insertion>
            <office:change-info>
              <dc:creator>Autor desconocido</dc:creator>
              <dc:date>2016-04-23T17:23:00</dc:date>
            </office:change-info>
          </text:insertion>
        </text:changed-region>
        <text:changed-region xml:id="ct87085680" text:id="ct87085680">
          <text:insertion>
            <office:change-info>
              <dc:creator>Autor desconocido</dc:creator>
              <dc:date>2016-04-23T17:24:00</dc:date>
            </office:change-info>
          </text:insertion>
        </text:changed-region>
        <text:changed-region xml:id="ct87083568" text:id="ct87083568">
          <text:insertion>
            <office:change-info>
              <dc:creator>Autor desconocido</dc:creator>
              <dc:date>2016-04-23T17:25:00</dc:date>
            </office:change-info>
          </text:insertion>
        </text:changed-region>
        <text:changed-region xml:id="ct87085328" text:id="ct87085328">
          <text:insertion>
            <office:change-info>
              <dc:creator>Autor desconocido</dc:creator>
              <dc:date>2016-04-23T17:46:00</dc:date>
            </office:change-info>
          </text:insertion>
        </text:changed-region>
        <text:changed-region xml:id="ct87515968" text:id="ct87515968">
          <text:insertion>
            <office:change-info>
              <dc:creator>Autor desconocido</dc:creator>
              <dc:date>2016-04-23T17:47:00</dc:date>
            </office:change-info>
          </text:insertion>
        </text:changed-region>
        <text:changed-region xml:id="ct87516192" text:id="ct87516192">
          <text:insertion>
            <office:change-info>
              <dc:creator>Eduardo Grosclaude</dc:creator>
              <dc:date>2016-04-25T15:49:00</dc:date>
            </office:change-info>
          </text:insertion>
        </text:changed-region>
        <text:changed-region xml:id="ct87548096" text:id="ct87548096">
          <text:insertion>
            <office:change-info>
              <dc:creator>Autor desconocido</dc:creator>
              <dc:date>2016-04-23T17:47:00</dc:date>
            </office:change-info>
          </text:insertion>
        </text:changed-region>
        <text:changed-region xml:id="ct87083920" text:id="ct87083920">
          <text:insertion>
            <office:change-info>
              <dc:creator>Autor desconocido</dc:creator>
              <dc:date>2016-04-21T21:48:00</dc:date>
            </office:change-info>
          </text:insertion>
        </text:changed-region>
        <text:changed-region xml:id="ct87546912" text:id="ct87546912">
          <text:insertion>
            <office:change-info>
              <dc:creator>Autor desconocido</dc:creator>
              <dc:date>2016-04-21T21: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8" text:outline-level="1"><text:change-start text:change-id="ct87107872"/>CAPITULO 3</text:h>
      <text:p text:style-name="P32"/>
      <text:p text:style-name="P32"><text:span text:style-name="T19">O</text:span>ptimización e implementación de multiprocesamiento <text:span text:style-name="T19">con OpenMP</text:span> <text:span text:style-name="T19">en Fortran </text:span>para una aplicación legacy de Dinámica de Fluidos.</text:p>
      <text:p text:style-name="P32"/>
      <text:h text:style-name="P199" text:outline-level="2">3.1 Introducción</text:h>
      <text:p text:style-name="P33"/>
      <text:p text:style-name="P1">En <text:span text:style-name="T1">los capítulos anteriores presentamos </text:span><text:change-end text:change-id="ct87107872"/><text:change text:change-id="ct87108144"/><text:change-start text:change-id="ct87112896"/><text:span text:style-name="T1">la problemática por la cual surge la idea y la necesidad de paraleliza</text:span><text:change-end text:change-id="ct87112896"/><text:change text:change-id="ct87113120"/><text:change-start text:change-id="ct87114544"/><text:span text:style-name="T1">r</text:span><text:change-end text:change-id="ct87114544"/><text:change-start text:change-id="ct87115920"/><text:span text:style-name="T1"> la programación, </text:span><text:change-end text:change-id="ct87115920"/><text:change-start text:change-id="ct87117328"/><text:span text:style-name="T1">a</text:span><text:change-end text:change-id="ct87117328"/><text:change-start text:change-id="ct87118736"/><text:span text:style-name="T1">sí </text:span><text:change-end text:change-id="ct87118736"/><text:change-start text:change-id="ct87120336"/><text:span text:style-name="T1">como </text:span><text:change-end text:change-id="ct87120336"/><text:change text:change-id="ct87120800"/><text:change-start text:change-id="ct87122288"/><text:span text:style-name="T1">las herramientas a utilizar, en nuestro caso OpenMP bajo Fortran. </text:span><text:change-end text:change-id="ct87122288"/><text:change text:change-id="ct87122592"/><text:change-start text:change-id="ct87123872"/><text:span text:style-name="T1">La elección del lenguaje Fortran </text:span><text:change-end text:change-id="ct87123872"/><text:change text:change-id="ct87124096"/><text:change-start text:change-id="ct87125680"/><text:span text:style-name="T1">se debe </text:span><text:change-end text:change-id="ct87125680"/><text:change-start text:change-id="ct86764848"/><text:span text:style-name="T1">a que el usuario de la aplicación utilizada es también su creador, de manera que</text:span><text:change-end text:change-id="ct86764848"/><text:change-start text:change-id="ct85785152"/><text:span text:style-name="T1">,</text:span><text:change-end text:change-id="ct85785152"/><text:change-start text:change-id="ct85787696"/><text:span text:style-name="T1"> para hacer </text:span><text:change-end text:change-id="ct85787696"/><text:change-start text:change-id="ct85789216"/><text:span text:style-name="T1">el cambio </text:span><text:change-end text:change-id="ct85789216"/><text:change-start text:change-id="ct87119552"/><text:span text:style-name="T1">lo m</text:span><text:change-end text:change-id="ct87119552"/><text:change-start text:change-id="ct85789472"/><text:span text:style-name="T1">á</text:span><text:change-end text:change-id="ct85789472"/><text:change text:change-id="ct85789696"/><text:change-start text:change-id="ct85793456"/><text:span text:style-name="T1">s transparente posible</text:span><text:change-end text:change-id="ct85793456"/><text:change-start text:change-id="ct85795072"/><text:span text:style-name="T1">,</text:span><text:change-end text:change-id="ct85795072"/><text:change-start text:change-id="ct85796528"/><text:span text:style-name="T1"> </text:span><text:change-end text:change-id="ct85796528"/><text:change text:change-id="ct85796752"/><text:change-start text:change-id="ct85799552"/><text:span text:style-name="T1">se decide no alterar este aspecto del programa.</text:span></text:p>
      <text:p text:style-name="P2">Con Fortran como base, y teniendo en cuenta la estructura del programa con un análisis inicial del mismo, debido a las características de programa estructurado, monolítico y no modularizado, se elige orientar la solución a aplicar concurrencia en un entorno de Memoria Compartida y <text:change-end text:change-id="ct85799552"/><text:change-start text:change-id="ct85789920"/><text:span text:style-name="T110">dejar habilitada la ejecución paralela en </text:span><text:change-end text:change-id="ct85789920"/><text:change text:change-id="ct85798560"/><text:change-start text:change-id="ct85801328"/>un equipo multiprocesador.<text:change-end text:change-id="ct85801328"/><text:change-start text:change-id="ct85801840"/></text:p>
      <text:p text:style-name="P3"><text:change-end text:change-id="ct85801840"/><text:change text:change-id="ct85802064"/><text:change-start text:change-id="ct85802288"/><text:s/><text:span text:style-name="T50">Ya agregado como sección en capitulo 2.</text:span><text:change-end text:change-id="ct85802288"/><text:change-start text:change-id="ct85786272"/></text:p>
      <text:p text:style-name="P4">La aplicación <text:change-end text:change-id="ct85786272"/><text:change text:change-id="ct85803328"/><text:change-start text:change-id="ct85803552"/><text:span text:style-name="T110">bajo estudio utiliza </text:span><text:change-end text:change-id="ct85803552"/><text:change-start text:change-id="ct85803776"/>archivos de datos <text:change-end text:change-id="ct85803776"/><text:change-start text:change-id="ct85804000"/><text:span text:style-name="T110">en disco </text:span><text:change-end text:change-id="ct85804000"/><text:change-start text:change-id="ct85804224"/>para guardar resultados<text:change-end text:change-id="ct85804224"/><text:change-start text:change-id="ct85804640"/>,<text:change-end text:change-id="ct85804640"/><text:change-start text:change-id="ct85805072"/> <text:change-end text:change-id="ct85805072"/><text:change-start text:change-id="ct85805504"/><text:span text:style-name="T110">tanto </text:span><text:change-end text:change-id="ct85805504"/><text:change-start text:change-id="ct85805968"/>parciales como <text:change-end text:change-id="ct85805968"/><text:change text:change-id="ct85806192"/><text:change-start text:change-id="ct85805728"/>finales.<text:change-end text:change-id="ct85805728"/><text:change-start text:change-id="ct85806416"/> <text:span text:style-name="T110">Esta actividad de entrada/salida introduce importantes demoras en el tiempo de respuesta, qu</text:span><text:change-end text:change-id="ct85806416"/><text:change-start text:change-id="ct85806640"/><text:span text:style-name="T110">e necesitamos considerar.</text:span><text:change-end text:change-id="ct85806640"/><text:change-start text:change-id="ct85807376"/> <text:change-end text:change-id="ct85807376"/><text:change text:change-id="ct85807600"/><text:change-start text:change-id="ct85806864"/><text:span text:style-name="T110">E</text:span><text:change-end text:change-id="ct85806864"/><text:change-start text:change-id="ct85807088"/>n este capítulo <text:change-end text:change-id="ct85807088"/><text:change text:change-id="ct85807824"/><text:change-start text:change-id="ct85808048"/><text:span text:style-name="T110">describiremos el proceso seguido para la </text:span><text:change-end text:change-id="ct85808048"/><text:change text:change-id="ct85808272"/><text:change-start text:change-id="ct85808496"/>optimización del código Fortran <text:change-end text:change-id="ct85808496"/><text:change-start text:change-id="ct85809456"/><text:span text:style-name="T110">en lo relacionado con </text:span><text:change-end text:change-id="ct85809456"/><text:change-start text:change-id="ct85808720"/><text:span text:style-name="T110">el </text:span><text:change-end text:change-id="ct85808720"/><text:change text:change-id="ct85808944"/><text:change-start text:change-id="ct85809168"/>manejo de los archivos en memoria<text:change-end text:change-id="ct85809168"/><text:change text:change-id="ct85809680"/><text:change-start text:change-id="ct85810768"/>. <text:span text:style-name="T110">Esta primera fase de optimización </text:span><text:change-end text:change-id="ct85810768"/><text:change-start text:change-id="ct85809904"/><text:span text:style-name="T110">permitirá la paralelización de segmentos de código</text:span><text:change-end text:change-id="ct85809904"/><text:change-start text:change-id="ct85810128"/><text:span text:style-name="T110">.</text:span><text:change-end text:change-id="ct85810128"/><text:change-start text:change-id="ct85811664"/></text:p>
      <text:p text:style-name="P4">También realizaremos un análisis del perfil de ejecución de la aplicación <text:change-end text:change-id="ct85811664"/><text:change text:change-id="ct85784928"/><text:change text:change-id="ct85810992"/><text:change-start text:change-id="ct86802672"/><text:span text:style-name="T38">una herramienta de perfilado (PARTICULARIZAR LO MAS TARDE POSIBLE) </text:span><text:change-end text:change-id="ct86802672"/><text:change text:change-id="ct86735376"/><text:change text:change-id="ct86786960"/><text:change-start text:change-id="ct87111744"/><text:s/><text:span text:style-name="T111">que permitirá identificar </text:span><text:change-end text:change-id="ct87111744"/><text:change-start text:change-id="ct86776800"/>qu<text:span text:style-name="T38">é</text:span> rutinas son las que m<text:span text:style-name="T38">á</text:span>s tiempo consumen y cu<text:span text:style-name="T38">á</text:span>les son las m<text:span text:style-name="T38">á</text:span>s indicadas para aplicar la paralelización.</text:p>
      <text:p text:style-name="P4">Por último veremos la <text:change-end text:change-id="ct86776800"/><text:change-start text:change-id="ct87120080"/><text:span text:style-name="T111">forma como se ha aplicado </text:span><text:change-end text:change-id="ct87120080"/><text:change text:change-id="ct86796288"/><text:change-start text:change-id="ct87125344"/>OpenMP a las partes seleccionadas de la aplicación<text:change-end text:change-id="ct87125344"/><text:change-start text:change-id="ct87091760"/>. <text:span text:style-name="T111">Explicaremos</text:span><text:change-end text:change-id="ct87091760"/><text:change-start text:change-id="ct87119776"/> <text:change-end text:change-id="ct87119776"/><text:change text:change-id="ct87102016"/><text:change-start text:change-id="ct85799776"/><text:span text:style-name="T111">por qué han sido seleccionadas </text:span><text:change-end text:change-id="ct85799776"/><text:change text:change-id="ct86785936"/><text:change-start text:change-id="ct85791648"/>ciertas construcciones especificas del código<text:change-end text:change-id="ct85791648"/><text:change-start text:change-id="ct85792032"/> <text:span text:style-name="T111">y las razones de </text:span><text:change-end text:change-id="ct85792032"/><text:change text:change-id="ct85795984"/><text:change-start text:change-id="ct85794496"/><text:span text:style-name="T111">modificar </text:span><text:change-end text:change-id="ct85794496"/><text:change-start text:change-id="ct87124320"/>algunas estructuras de control para <text:change-end text:change-id="ct87124320"/><text:change text:change-id="ct87118352"/><text:change-start text:change-id="ct87107456"/><text:span text:style-name="T111">hacer </text:span><text:change-end text:change-id="ct87107456"/><text:change-start text:change-id="ct87103520"/><text:s/>m<text:change-end text:change-id="ct87103520"/><text:change-start text:change-id="ct87103744"/><text:span text:style-name="T111">á</text:span><text:change-end text:change-id="ct87103744"/><text:change text:change-id="ct87118960"/><text:change-start text:change-id="ct87119184"/>s eficiente <text:change-end text:change-id="ct87119184"/><text:change-start text:change-id="ct85802512"/><text:span text:style-name="T111">la </text:span><text:change-end text:change-id="ct85802512"/><text:change-start text:change-id="ct86827600"/>utilización de la memoria y de la CPU.</text:p>
      <text:p text:style-name="P6"><text:change-end text:change-id="ct86827600"/><text:change text:change-id="ct86825456"/><text:change-start text:change-id="ct86830464"/></text:p>
      <text:p text:style-name="P33"/>
      <text:h text:style-name="P199" text:outline-level="2">3.<text:span text:style-name="T20">2</text:span> Análisis de la aplicación.</text:h>
      <text:p text:style-name="P33"/>
      <text:p text:style-name="P34"><text:soft-page-break/>-Vista inicial</text:p>
      <text:p text:style-name="P7">Lo primero <text:change-end text:change-id="ct86830464"/><text:change text:change-id="ct86737552"/><text:change-start text:change-id="ct64355360"/><text:span text:style-name="T2">será </text:span><text:change-end text:change-id="ct64355360"/><text:change-start text:change-id="ct84524848"/><text:span text:style-name="T2">analizar la aplicación para poder proceder con </text:span><text:change-end text:change-id="ct84524848"/><text:change text:change-id="ct46886208"/><text:change-start text:change-id="ct83850160"/><text:span text:style-name="T2">su</text:span><text:change-end text:change-id="ct83850160"/><text:change-start text:change-id="ct87122864"/><text:span text:style-name="T2"> optimización </text:span><text:change-end text:change-id="ct87122864"/><text:change text:change-id="ct87123088"/><text:change-start text:change-id="ct87123312"/><text:span text:style-name="T2">y </text:span><text:change-end text:change-id="ct87123312"/><text:change text:change-id="ct85792736"/><text:change-start text:change-id="ct85793184"/><text:span text:style-name="T2">paralelización. Como </text:span><text:change-end text:change-id="ct85793184"/><text:change-start text:change-id="ct85792960"/><text:span text:style-name="T2">se </text:span><text:change-end text:change-id="ct85792960"/><text:change-start text:change-id="ct85798784"/><text:span text:style-name="T2">explicó </text:span><text:change-end text:change-id="ct85798784"/><text:change text:change-id="ct85785632"/><text:change-start text:change-id="ct85785376"/><text:span text:style-name="T2"><text:s/>en la sección 2.5</text:span><text:change-end text:change-id="ct85785376"/><text:change-start text:change-id="ct87117104"/><text:span text:style-name="T2">, debemos identificar la plataforma en que corre</text:span><text:change-end text:change-id="ct87117104"/><text:change-start text:change-id="ct85785856"/><text:span text:style-name="T2">rá</text:span><text:change-end text:change-id="ct85785856"/><text:change-start text:change-id="ct87116848"/><text:span text:style-name="T2"> la aplicación</text:span><text:change-end text:change-id="ct87116848"/><text:change text:change-id="ct87112576"/><text:change-start text:change-id="ct87116432"/><text:span text:style-name="T2">, determinando versión de </text:span><text:change-end text:change-id="ct87116432"/><text:change-start text:change-id="ct85786656"/><text:span text:style-name="T2">sistema operativo </text:span><text:change-end text:change-id="ct85786656"/><text:change text:change-id="ct85786880"/><text:change-start text:change-id="ct85787104"/><text:span text:style-name="T2"><text:s/>y arquitectura. La aplicación recibida </text:span><text:change-end text:change-id="ct85787104"/><text:change text:change-id="ct85787328"/><text:change-start text:change-id="ct85788640"/><text:span text:style-name="T2">ha sido </text:span><text:change-end text:change-id="ct85788640"/><text:change-start text:change-id="ct85813760"/><text:span text:style-name="T2">utilizada en arquitectura x86 de 32 bits, bajo </text:span><text:change-end text:change-id="ct85813760"/><text:change text:change-id="ct85813984"/><text:change-start text:change-id="ct85815440"/><text:span text:style-name="T2">osistema operativo </text:span><text:change-end text:change-id="ct85815440"/><text:change-start text:change-id="ct85815664"/><text:span text:style-name="T2"><text:s/>GNU/Linux, específicamente </text:span><text:change-end text:change-id="ct85815664"/><text:change-start text:change-id="ct85816912"/><text:span text:style-name="T2">con la distribución </text:span><text:change-end text:change-id="ct85816912"/><text:change-start text:change-id="ct85195728"/><text:span text:style-name="T2">CentOS. </text:span><text:change-end text:change-id="ct85195728"/><text:change text:change-id="ct85195952"/><text:change-start text:change-id="ct85197856"/><text:span text:style-name="T2">Comenzamos obteniendo </text:span><text:change-end text:change-id="ct85197856"/><text:change-start text:change-id="ct85199200"/><text:span text:style-name="T2">resultados base </text:span><text:change-end text:change-id="ct85199200"/><text:change text:change-id="ct85199520"/><text:change-start text:change-id="ct86860064"/><text:span text:style-name="T2">de ejecuciones de la aplicación bajo este entorno</text:span><text:change-end text:change-id="ct86860064"/><text:change-start text:change-id="ct86859648"/><text:span text:style-name="T2">,</text:span><text:change-end text:change-id="ct86859648"/><text:change-start text:change-id="ct85199744"/><text:span text:style-name="T2"> para tener </text:span><text:change-end text:change-id="ct85199744"/><text:change text:change-id="ct85199968"/><text:change-start text:change-id="ct85200480"/><text:span text:style-name="T2">una </text:span><text:change-end text:change-id="ct85200480"/><text:change-start text:change-id="ct85202832"/><text:span text:style-name="T2">referencia</text:span><text:change-end text:change-id="ct85202832"/><text:change-start text:change-id="ct85204080"/><text:span text:style-name="T2"> para la comparación de resultados. El </text:span><text:change-end text:change-id="ct85204080"/><text:change text:change-id="ct85204304"/><text:change-start text:change-id="ct85205104"/><text:span text:style-name="T2">autor de la aplicación </text:span><text:change-end text:change-id="ct85205104"/><text:change-start text:change-id="ct85790656"/><text:span text:style-name="T2">nos indicó </text:span><text:change-end text:change-id="ct85790656"/><text:change-start text:change-id="ct85206112"/><text:span text:style-name="T2">que la misma es totalmente determinística, con lo cual la aplicación</text:span><text:change-end text:change-id="ct85206112"/><text:change-start text:change-id="ct85210592"/><text:span text:style-name="T2">,</text:span><text:change-end text:change-id="ct85210592"/><text:change-start text:change-id="ct85207888"/><text:span text:style-name="T2"> con los </text:span><text:change-end text:change-id="ct85207888"/><text:change-start text:change-id="ct85211760"/><text:span text:style-name="T2">mismos </text:span><text:change-end text:change-id="ct85211760"/><text:change-start text:change-id="ct85215968"/><text:span text:style-name="T2">datos de entrada provistos, </text:span><text:change-end text:change-id="ct85215968"/><text:change text:change-id="ct85216192"/><text:change-start text:change-id="ct85212800"/><text:span text:style-name="T2">debe </text:span><text:change-end text:change-id="ct85212800"/><text:change-start text:change-id="ct85216416"/><text:span text:style-name="T2">dar los mismos resultados </text:span><text:change-end text:change-id="ct85216416"/><text:change-start text:change-id="ct85213968"/><text:span text:style-name="T2">en todas las ejecuciones. </text:span><text:change-end text:change-id="ct85213968"/><text:change text:change-id="ct85214192"/><text:change-start text:change-id="ct85219632"/></text:p>
      <text:p text:style-name="P8">Para <text:change-end text:change-id="ct85219632"/><text:change text:change-id="ct85218672"/><text:change-start text:change-id="ct85206336"/><text:span text:style-name="T112">llevar a cabo </text:span><text:change-end text:change-id="ct85206336"/><text:change-start text:change-id="ct85206560"/>el trabajo de <text:change-end text:change-id="ct85206560"/><text:change-start text:change-id="ct85220464"/><text:span text:style-name="T112">la </text:span><text:change-end text:change-id="ct85220464"/><text:change-start text:change-id="ct85220688"/>Tesis <text:change-end text:change-id="ct85220688"/><text:change-start text:change-id="ct85220912"/><text:span text:style-name="T112">se </text:span><text:change-end text:change-id="ct85220912"/><text:change-start text:change-id="ct85221136"/>seleccion<text:change-end text:change-id="ct85221136"/><text:change-start text:change-id="ct85221360"/><text:span text:style-name="T112">ó </text:span><text:change-end text:change-id="ct85221360"/><text:change text:change-id="ct85221584"/><text:change-start text:change-id="ct85221808"/><text:span text:style-name="T112">el </text:span><text:change-end text:change-id="ct85221808"/><text:change-start text:change-id="ct85222032"/>entorno GNU/Linux, con la distribución Slackware de 64 bits como base, a la cual no fue necesario agregar <text:change-end text:change-id="ct85222032"/><text:change-start text:change-id="ct85222256"/><text:span text:style-name="T112">componentes </text:span><text:change-end text:change-id="ct85222256"/><text:change-start text:change-id="ct85222480"/>ni realizar ninguna compilación especial. Se verificó que la aplicación <text:change-end text:change-id="ct85222480"/><text:change-start text:change-id="ct85223328"/><text:span text:style-name="T112">entregada por el usuario </text:span>compilara correctamente <text:change-end text:change-id="ct85223328"/><text:change-start text:change-id="ct85222704"/>sin ninguna modificación <text:change-end text:change-id="ct85222704"/><text:change-start text:change-id="ct85222928"/><text:span text:style-name="T112">en esta plataforma </text:span><text:change-end text:change-id="ct85222928"/><text:change text:change-id="ct85223552"/><text:change-start text:change-id="ct85223776"/>y arrojara<text:change-end text:change-id="ct85223776"/><text:change-start text:change-id="ct85224736"/>,<text:change-end text:change-id="ct85224736"/><text:change-start text:change-id="ct85224000"/> para los datos de entrada<text:change-end text:change-id="ct85224000"/><text:change-start text:change-id="ct85224224"/>,<text:change-end text:change-id="ct85224224"/><text:change-start text:change-id="ct85224448"/> exactamente los mismos resultados que en su entorno original. Con esto ya verificado <text:change-end text:change-id="ct85224448"/><text:change text:change-id="ct85224960"/><text:change-start text:change-id="ct85226144"/><text:span text:style-name="T112">se </text:span><text:change-end text:change-id="ct85226144"/><text:change-start text:change-id="ct85225184"/>avanz<text:change-end text:change-id="ct85225184"/><text:change-start text:change-id="ct85225408"/><text:span text:style-name="T112">ó </text:span><text:change-end text:change-id="ct85225408"/><text:change text:change-id="ct85225632"/><text:change-start text:change-id="ct86885040"/>en el trabajo de Tesis hacia el <text:span text:style-name="T44">análisis</text:span> propiamente dicho de la aplicación. </text:p>
      <text:p text:style-name="P35">En nuestro caso, <text:span text:style-name="T21">como vimos en el capítulo anterior,</text:span> se nos presenta una aplicación ya depurada y funcionando correctamente, por lo cual no debemos preocuparnos por que el código produzca resultados correctos, sino pasar a la parte de optimización y seleccionar nuestros casos de test para validar que la optimización sigue produciendo resultados correctos.</text:p>
      <text:p text:style-name="P9">Contaremos con dos casos de test provistos por el creador de la aplicación, los cuales <text:change-end text:change-id="ct86885040"/><text:change text:change-id="ct86880912"/><text:change-start text:change-id="ct86849648"/>se identifican por <text:span text:style-name="T3">dos parámetros </text:span><text:change-end text:change-id="ct86849648"/><text:change-start text:change-id="ct86804864"/><text:span text:style-name="T3">(</text:span><text:span text:style-name="T15">nr</text:span><text:span text:style-name="T3"> y </text:span><text:span text:style-name="T15">no</text:span><text:span text:style-name="T3">) </text:span><text:change-end text:change-id="ct86804864"/><text:change-start text:change-id="ct86891296"/><text:span text:style-name="T3">que definen</text:span><text:change-end text:change-id="ct86891296"/><text:change-start text:change-id="ct83850384"/><text:span text:style-name="T3">, respectivamente,</text:span><text:change-end text:change-id="ct83850384"/><text:change-start text:change-id="ct87120560"/><text:span text:style-name="T3"> la cantidad total de </text:span><text:change-end text:change-id="ct87120560"/><text:change-start text:change-id="ct85198944"/><text:span text:style-name="T15">palas </text:span><text:change-end text:change-id="ct85198944"/><text:change-start text:change-id="ct86835600"/><text:span text:style-name="T3">y </text:span><text:change-end text:change-id="ct86835600"/><text:change-start text:change-id="ct87114288"/><text:span text:style-name="T15">nodos </text:span><text:change-end text:change-id="ct87114288"/><text:change-start text:change-id="ct85198592"/><text:span text:style-name="T3">sobre los cuales se va a realizar la simulación</text:span><text:change-end text:change-id="ct85198592"/><text:change-start text:change-id="ct85200192"/><text:span text:style-name="T3">. Con estos parámetros </text:span><text:change-end text:change-id="ct85200192"/><text:change-start text:change-id="ct85796208"/><text:span text:style-name="T3">se</text:span><text:change-end text:change-id="ct85796208"/><text:change-start text:change-id="ct85195376"/><text:span text:style-name="T3"> </text:span><text:change-end text:change-id="ct85195376"/><text:change text:change-id="ct87124832"/><text:change-start text:change-id="ct87125056"/><text:span text:style-name="T3">definen los casos de test</text:span><text:change-end text:change-id="ct87125056"/><text:change-start text:change-id="ct85814208"/><text:span text:style-name="T3">, con valores iguales para ambos datos: nr = no = 50 en el primer caso de test, y nr = no </text:span><text:change-end text:change-id="ct85814208"/><text:change-start text:change-id="ct85814432"/><text:span text:style-name="T3">= 80 en el segundo caso.</text:span><text:change-end text:change-id="ct85814432"/><text:change text:change-id="ct85817184"/><text:change-start text:change-id="ct85817408"/><text:span text:style-name="T3">ESTO NO SE SI LO ENTENDI BIEN - ES ASÍ?</text:span><text:change-end text:change-id="ct85817408"/><text:change-start text:change-id="ct85799280"/></text:p>
      <text:p text:style-name="P10">Estos valores también definen unas variables globales comunes de la aplicación llamadas “maxir” y “maxio” que se <text:change-end text:change-id="ct85799280"/><text:change text:change-id="ct87111968"/><text:change-start text:change-id="ct85799024"/><text:span text:style-name="T112">fijan </text:span><text:change-end text:change-id="ct85799024"/><text:change-start text:change-id="ct85196704"/>a nr+1 y no+1 respectivamente. Los valores están codificados directamente en la aplicación y no se utiliza ningún tipo de constante <text:change-end text:change-id="ct85196704"/><text:change text:change-id="ct85814752"/><text:change-start text:change-id="ct85814976"/><text:span text:style-name="T50">que los defina</text:span><text:change-end text:change-id="ct85814976"/><text:change-start text:change-id="ct85815200"/>, algo que sería mas adecuado para el tratamiento de dichos valores y para tener un código m<text:change-end text:change-id="ct85815200"/><text:change-start text:change-id="ct85196176"/><text:span text:style-name="T112">á</text:span><text:change-end text:change-id="ct85196176"/><text:change text:change-id="ct85196400"/><text:change-start text:change-id="ct87113488"/>s limpio; <text:span text:style-name="T50">esto</text:span> no se modific<text:change-end text:change-id="ct87113488"/><text:change-start text:change-id="ct85816688"/><text:span text:style-name="T112">ó</text:span><text:change-end text:change-id="ct85816688"/><text:change text:change-id="ct87113712"/><text:change-start text:change-id="ct87113936"/> y se mantuvo el tratamiento original de los valores para <text:change-end text:change-id="ct87113936"/><text:change text:change-id="ct85194608"/><text:change-start text:change-id="ct85194832"/>alterar <text:change-end text:change-id="ct85194832"/><text:change text:change-id="ct85815888"/><text:change-start text:change-id="ct85816112"/><text:span text:style-name="T112">lo meno</text:span><text:change-end text:change-id="ct85816112"/><text:change-start text:change-id="ct85816336"/><text:span text:style-name="T112">s posible </text:span><text:change-end text:change-id="ct85816336"/><text:change-start text:change-id="ct85193696"/>el código<text:change-end text:change-id="ct85193696"/><text:change text:change-id="ct85193920"/><text:change-start text:change-id="ct85226368"/>. </text:p>
      <text:p text:style-name="P11"><text:change-end text:change-id="ct85226368"/><text:change-start text:change-id="ct85226592"/><text:span text:style-name="T112">Por el mismo motivo, tampoco se modificó l</text:span><text:change-end text:change-id="ct85226592"/><text:change text:change-id="ct85226816"/><text:change-start text:change-id="ct85228352"/>a obtención de los valores de entrada para las simulaciones a partir de un archivo de texto<text:change-end text:change-id="ct85228352"/><text:change text:change-id="ct85228576"/><text:change-start text:change-id="ct85229376"/>.</text:p>
      <text:p text:style-name="P35"/>
      <text:h text:style-name="P12" text:outline-level="3"><text:span text:style-name="T23">3.2.1 </text:span>Análisis de <text:span text:style-name="T4">perfilado</text:span><text:change-end text:change-id="ct85229376"/><text:change text:change-id="ct85229600"/><text:change-start text:change-id="ct86899472"/></text:h>
      <text:p text:style-name="P11"><text:change-end text:change-id="ct86899472"/><text:change text:change-id="ct85790880"/><text:change-start text:change-id="ct86868192"/><text:span text:style-name="T113">Como paso preliminar de la optimización </text:span><text:change-end text:change-id="ct86868192"/><text:change-start text:change-id="ct86923184"/>realizamos análisis de la aplicación con <text:change-end text:change-id="ct86923184"/><text:change-start text:change-id="ct86903504"/><text:span text:style-name="T4">la herramienta de perfilado </text:span><text:change-end text:change-id="ct86903504"/><text:change-start text:change-id="ct86911712"/>gprof<text:change-end text:change-id="ct86911712"/><text:change-start text:change-id="ct86912400"/>,<text:change-end text:change-id="ct86912400"/><text:change-start text:change-id="ct86898416"/> para poder comparar los principales puntos de consumo de tiempo <text:change-end text:change-id="ct86898416"/><text:change text:change-id="ct86898064"/><text:change-start text:change-id="ct86872144"/><text:span text:style-name="T113">con anterioridad a la optimización </text:span><text:change-end text:change-id="ct86872144"/><text:change-start text:change-id="ct85203552"/>y luego de la misma<text:change-end text:change-id="ct85203552"/><text:change-start text:change-id="ct85212528"/>. <text:span text:style-name="T113">De esta forma se pretende </text:span><text:change-end text:change-id="ct85212528"/><text:change text:change-id="ct85213024"/><text:change text:change-id="ct86865456"/><text:change text:change-id="ct86898768"/><text:change text:change-id="ct86871088"/><text:change text:change-id="ct86867456"/><text:change-start text:change-id="ct85790208"/>seleccionar <text:change-end text:change-id="ct85790208"/><text:change-start text:change-id="ct85211440"/><text:span text:style-name="T114">una o varias rutinas </text:span><text:change-end text:change-id="ct85211440"/><text:change-start text:change-id="ct85213392"/>para <text:change-end text:change-id="ct85213392"/><text:change-start text:change-id="ct85788864"/><text:span text:style-name="T114">la </text:span><text:change-end text:change-id="ct85788864"/><text:change-start text:change-id="ct85208112"/>paralelización<text:change-end text:change-id="ct85208112"/><text:change-start text:change-id="ct85204528"/> <text:change-end text:change-id="ct85204528"/><text:change text:change-id="ct85207440"/><text:change-start text:change-id="ct85207664"/>y <text:change-end text:change-id="ct85207664"/><text:change text:change-id="ct85203056"/><text:change-start text:change-id="ct85203280"/>observar si <text:change-end text:change-id="ct85203280"/><text:change text:change-id="ct85198080"/><text:change-start text:change-id="ct85198304"/><text:span text:style-name="T114">de qué manera cambia el </text:span><text:change-end text:change-id="ct85198304"/><text:change-start text:change-id="ct85211984"/>comportamiento de la aplicación con la optimización<text:change-end text:change-id="ct85211984"/><text:change text:change-id="ct85212208"/><text:change-start text:change-id="ct86969136"/>.</text:p>
      <text:p text:style-name="P11">Los datos obtenidos por gprof en <text:change-end text:change-id="ct86969136"/><text:change text:change-id="ct86963328"/><text:change-start text:change-id="ct86919216"/><text:span text:style-name="T114">esta etapa </text:span><text:change-end text:change-id="ct86919216"/><text:change-start text:change-id="ct85206784"/>se pueden observar en la figura 3.x</text:p>
      <text:p text:style-name="P11"><text:soft-page-break/></text:p>
      <text:p text:style-name="P11"/>
      <text:p text:style-name="P148"><text:span text:style-name="T22">Agregar imagen 3.x</text:span><text:change-end text:change-id="ct85206784"/><text:change-start text:change-id="ct85207008"/><text:span text:style-name="T22"> (Dropbox/Tesis/andres_scripts/tesis/oso_fortran/salida.gprof)</text:span><text:change-end text:change-id="ct85207008"/><text:change-start text:change-id="ct85230112"/></text:p>
      <text:p text:style-name="P34"><text:change-end text:change-id="ct85230112"/><text:change-start text:change-id="ct106888240"/>--<text:span text:style-name="T117">ex</text:span><text:change-end text:change-id="ct106888240"/><text:change-start text:change-id="ct108123488"/><text:span text:style-name="T117">plicar los datos y luego apuntar al gráfico y no al reves--</text:span><text:change-end text:change-id="ct108123488"/><text:change-start text:change-id="ct106888464"/></text:p>
      <text:p text:style-name="P13">Como <text:change-end text:change-id="ct106888464"/><text:change-start text:change-id="ct85230336"/><text:span text:style-name="T115">se </text:span><text:change-end text:change-id="ct85230336"/><text:change-start text:change-id="ct85230560"/>ve<text:change-end text:change-id="ct85230560"/><text:change text:change-id="ct85200704"/><text:change-start text:change-id="ct85200928"/> <text:span text:style-name="T115">en dicha figura,</text:span><text:change-end text:change-id="ct85200928"/><text:change-start text:change-id="ct85201152"/> la rutina <text:change-end text:change-id="ct85201152"/><text:change-start text:change-id="ct85201376"/><text:span text:style-name="T16">estela()</text:span><text:span text:style-name="T115"> resulta ser la que consume el m</text:span><text:change-end text:change-id="ct85201376"/><text:change-start text:change-id="ct85201920"/><text:span text:style-name="T115">ayor porcentaje (casi un 80%) del tiempo de ejecución de la aplicación. </text:span><text:change-end text:change-id="ct85201920"/><text:change text:change-id="ct85202144"/><text:change-start text:change-id="ct85201600"/><text:span text:style-name="T115">Le sigue la rutina </text:span><text:span text:style-name="T17">solgauss()</text:span><text:span text:style-name="T6"> con un 14.3</text:span><text:change-end text:change-id="ct85201600"/><text:change-start text:change-id="ct85202368"/><text:span text:style-name="T6">6%. </text:span><text:change-end text:change-id="ct85202368"/><text:change text:change-id="ct85235488"/><text:change-start text:change-id="ct85235712"/><text:span text:style-name="T6">Con estos resultados podemos inferir en esta primer revisión que estas dos rutinas son las candidatas a ser optimizadas con procesamiento paralelo.</text:span></text:p>
      <text:p text:style-name="P14"><text:change-end text:change-id="ct85235712"/><text:change-start text:change-id="ct85237056"/>La <text:change-end text:change-id="ct85237056"/><text:change-start text:change-id="ct85237280"/>salida de la imagen 3.x fue obtenida de un equipo equipado con un procesador AMD con 4 <text:change-end text:change-id="ct85237280"/><text:change-start text:change-id="ct85237728"/>núcleos<text:change-end text:change-id="ct85237728"/><text:change-start text:change-id="ct85237504"/> <text:change-end text:change-id="ct85237504"/><text:change-start text:change-id="ct85237952"/>sobre un hardware <text:change-end text:change-id="ct85237952"/><text:change text:change-id="ct85238432"/><text:change-start text:change-id="ct85238176"/><text:span text:style-name="T115">CUAL?</text:span><text:change-end text:change-id="ct85238176"/><text:change-start text:change-id="ct85238656"/>. <text:change-end text:change-id="ct85238656"/><text:change-start text:change-id="ct85238880"/>Si realizamos el mismo análisis sobre un procesador Intel dos generaciones m<text:change-end text:change-id="ct85238880"/><text:change-start text:change-id="ct85239104"/><text:span text:style-name="T115">á</text:span><text:change-end text:change-id="ct85239104"/><text:change text:change-id="ct85239328"/><text:change-start text:change-id="ct85239552"/>s moderno <text:change-end text:change-id="ct85239552"/><text:change-start text:change-id="ct85241712"/>con la misma cantidad de núcleos pero el doble de hilos de ejecución, obtenemos lo mostrado en la figura 3.x1:</text:p>
      <text:p text:style-name="P14"/>
      <text:p text:style-name="P149">Agregar imagen 3.x1 (tesis/oldone/omg2k14gprof)</text:p>
      <text:p text:style-name="P27"/>
      <text:p text:style-name="P15"><text:change-end text:change-id="ct85241712"/><text:change text:change-id="ct85241936"/><text:change-start text:change-id="ct85242160"/><text:span text:style-name="T116">S</text:span><text:change-end text:change-id="ct85242160"/><text:change-start text:change-id="ct85242384"/>i bien los tiempos mejora<text:change-end text:change-id="ct85242384"/><text:change text:change-id="ct85242608"/><text:change-start text:change-id="ct85242832"/>n notablemente, <text:change-end text:change-id="ct85242832"/><text:change text:change-id="ct85243056"/><text:change-start text:change-id="ct85243280"/><text:span text:style-name="T116">la mayor </text:span><text:change-end text:change-id="ct85243280"/><text:change-start text:change-id="ct85243744"/><text:span text:style-name="T116">porción del tiempo sigue siendo consumida por la rutina </text:span><text:change-end text:change-id="ct85243744"/><text:change text:change-id="ct85243968"/><text:change-start text:change-id="ct85243504"/><text:span text:style-name="T7">estela</text:span><text:change-end text:change-id="ct85243504"/><text:change text:change-id="ct85244448"/><text:change-start text:change-id="ct85244192"/><text:span text:style-name="T18">()</text:span><text:change-end text:change-id="ct85244192"/><text:change-start text:change-id="ct85244672"/> seguida por <text:change-end text:change-id="ct85244672"/><text:change text:change-id="ct85245216"/><text:change-start text:change-id="ct85244896"/><text:span text:style-name="T7">solgauss</text:span><text:change-end text:change-id="ct85244896"/><text:change text:change-id="ct85245744"/><text:change-start text:change-id="ct85245440"/><text:span text:style-name="T116">()</text:span><text:change-end text:change-id="ct85245440"/><text:change-start text:change-id="ct85245968"/> casí en <text:change-end text:change-id="ct85245968"/><text:change text:change-id="ct85246592"/><text:change-start text:change-id="ct85246192"/><text:span text:style-name="T116">los </text:span><text:change-end text:change-id="ct85246192"/><text:change-start text:change-id="ct85246816"/>mismo<text:change-end text:change-id="ct85246816"/><text:change-start text:change-id="ct85247040"/><text:span text:style-name="T116">s</text:span><text:change-end text:change-id="ct85247040"/><text:change-start text:change-id="ct85247264"/> porcentaje<text:change-end text:change-id="ct85247264"/><text:change-start text:change-id="ct85247488"/><text:span text:style-name="T116">s</text:span><text:change-end text:change-id="ct85247488"/><text:change-start text:change-id="ct85248080"/>, 7<text:change-end text:change-id="ct85248080"/><text:change-start text:change-id="ct85247712"/>4,26% y 16,84% respectivamente.<text:change-end text:change-id="ct85247712"/><text:change-start text:change-id="ct86976384"/></text:p>
      <text:p text:style-name="P34"/>
      <text:p text:style-name="P98">-Selección estrategia de optimización</text:p>
      <text:p text:style-name="P36">Según el siguiente gráfico de <text:span text:style-name="T2">Garg y Sharapov [ref Techniques for Optimizing Apps: HPC] </text:span></text:p>
      <text:p text:style-name="P36"/>
      <text:p text:style-name="P36"><text:tab/><text:tab/><text:tab/><text:tab/>imagen 3.x del pdf de estos muchachos <text:span text:style-name="T24">(figura 1-1, hoja 51 del pdf)</text:span></text:p>
      <text:p text:style-name="P36"/>
      <text:p text:style-name="P36">Tendríamos “código correcto no optimizado” (Unoptimized Correct Code), así que siguiendo este esquema debemos realizar una optimización serial para obtener código optimizado, y luego de esto pasamos a la etapa de “Optimización Paralela” donde aplicamos paralelización al código para obtener justamente código paralelo optimizado.</text:p>
      <text:p text:style-name="P37">En las siguientes secciones veremos como realizamos estas dos etapas del proceso para obtener nuestra aplicación de estudio optimizada paralelamente.</text:p>
      <text:p text:style-name="P33"/>
      <text:h text:style-name="P199" text:outline-level="2">3.<text:span text:style-name="T20">3</text:span> Optimización lineal del código Fortran.</text:h>
      <text:p text:style-name="P38">Como indican <text:span text:style-name="T2">Garg y Sharapov [ref Techniques for Optimizing Apps: HPC] “</text:span>la optimización serial es un proceso iterativo que involucra medir repetidamente un programa seguido de optimizar sus porciones críticas”. Con esto hecho debemos optimizar las opciones de compilación y luego linkear librerías optimizadas. En nuestra aplicación se intenta reducir al mínimo las modificaciones al código por lo cual las opciones que se utilizaran para el compilador, ya sea directivas u opciones por linea de comando, serán las de OpenMP solamente; además la aplicación no hace uso de ninguna librería externa expresamente, solo las que utiliza el compilador. Como buscamos observar el impacto de aplicar paralelización sobre el código<text:change-end text:change-id="ct86976384"/><text:change-start text:change-id="ct87011680"/>,<text:change-end text:change-id="ct87011680"/><text:change-start text:change-id="ct86941424"/> no se buscan, ni utilizan, librerías que pudieran optimizar otras partes del programa, entendiendo/<text:span text:style-name="T25">suponiendo</text:span> además que las librerías propias del compilador están lo suficientemente optimizadas para la plataforma donde se ejecuta.</text:p>
      <text:p text:style-name="P39"/>
      <text:h text:style-name="P12" text:outline-level="3"><text:soft-page-break/>3.3.1 Análisis del acceso a datos de la aplicación</text:h>
      <text:p text:style-name="P39">Al analizar los resultados que arroja la aplicación luego de ser ejecutada se puede ver que maneja muchos archivos en disco tanto de texto como binarios (temporales). Con un simple “ls” en el directorio de la aplicación podemos ver que aparecen <text:span text:style-name="T26">34 archivos TXT, 9 archivos PLT, 5 archivos OUT y por ultimo 8 archivos TMP; no contamos el archivo fuente .for, el ejecutable invisidosExe, ni el archivo con los datos de entrada entvis2f.in ni el que guardamos los datos de gprof invisidosExegprof.</text:span></text:p>
      <text:p text:style-name="P39"/>
      <text:p text:style-name="P150">h4ndr3s@gondolin:~/pruebas/oldone$ ls</text:p>
      <text:p text:style-name="P150">alfa.txt <text:s text:c="3"/><text:tab/>cp2.txt <text:s text:c="5"/><text:tab/>integ1.txt <text:s text:c="8"/><text:tab/><text:tab/>vel02int.txt</text:p>
      <text:p text:style-name="P150">arco.txt <text:s text:c="3"/><text:tab/>cpei.plt <text:s text:c="4"/><text:tab/>integ2.txt <text:s text:c="8"/><text:tab/><text:tab/>vel02pvn.txt</text:p>
      <text:p text:style-name="P150">cindg.tmp <text:s text:c="2"/><text:tab/>cpei.txt <text:s text:c="4"/><text:tab/>invisidos2fin.for <text:s/><text:tab/>velcapae.txt</text:p>
      <text:p text:style-name="P150">circo.txt <text:s text:c="2"/><text:tab/>cr.txt <text:s text:c="6"/><text:tab/>invisidosExe* <text:s text:c="10"/><text:tab/>velcapai.txt</text:p>
      <text:p text:style-name="P150">cix1.tmp <text:s text:c="3"/><text:tab/>entvis2f.in <text:s/><text:tab/>invisidosExegprof <text:s text:c="4"/><text:tab/>velindad.plt</text:p>
      <text:p text:style-name="P150">cix2.tmp <text:s text:c="3"/><text:tab/>estel1.txt <text:s text:c="2"/><text:tab/>palas.plt <text:s text:c="9"/><text:tab/><text:tab/>velindad.txt</text:p>
      <text:p text:style-name="P150">ciy1.tmp <text:s text:c="3"/><text:tab/>estel2.txt <text:s text:c="2"/><text:tab/>palest.plt <text:s text:c="8"/><text:tab/><text:tab/>velpotad.txt</text:p>
      <text:p text:style-name="P150">ciy2.tmp <text:s text:c="3"/><text:tab/>estel3.txt <text:s text:c="2"/><text:tab/>panel.plt <text:s text:c="9"/><text:tab/><text:tab/>velresad.plt</text:p>
      <text:p text:style-name="P150">ciz1.tmp <text:s text:c="3"/><text:tab/>fuerza.plt <text:s text:c="2"/><text:tab/>panel.txt <text:s text:c="9"/><text:tab/><text:tab/>veltotal.txt</text:p>
      <text:p text:style-name="P150">ciz2.tmp <text:s text:c="3"/><text:tab/>fzas.txt <text:s text:c="4"/><text:tab/>pres.plt <text:s text:c="10"/><text:tab/><text:tab/>velxyz.txt</text:p>
      <text:p text:style-name="P150">co.txt <text:s text:c="5"/><text:tab/>gama.txt <text:s text:c="4"/><text:tab/>salida2.out <text:s text:c="7"/><text:tab/><text:tab/>vix.txt</text:p>
      <text:p text:style-name="P150">coefg.tmp <text:s text:c="2"/><text:tab/>gdifo.out <text:s text:c="3"/><text:tab/>subr.out <text:s text:c="10"/><text:tab/><text:tab/>viy.txt</text:p>
      <text:p text:style-name="P150">coefp.txt <text:s text:c="2"/><text:tab/>gdifr.out <text:s text:c="3"/><text:tab/>vector.plt <text:s text:c="8"/><text:tab/><text:tab/>viz.txt</text:p>
      <text:p text:style-name="P150">coord.txt <text:s text:c="2"/><text:tab/>gmon.out <text:s text:c="4"/><text:tab/>vel01ext.txt <text:s text:c="6"/><text:tab/><text:tab/>vn.txt</text:p>
      <text:p text:style-name="P150">cp075c.txt <text:s/><text:tab/>go.out <text:s text:c="6"/><text:tab/>vel01int.txt</text:p>
      <text:p text:style-name="P150">cp1.txt <text:s text:c="4"/><text:tab/>gr.out <text:s text:c="6"/><text:tab/>vel02ext.txt</text:p>
      <text:p text:style-name="P39"/>
      <text:p text:style-name="P40">Los archivos en su mayoría tienen tamaños que van desde 8 Kb hasta 2 Mb, pero los archivos TMP pueden pesar varios Mb dependiendo el File System utilizado por el SO <text:span text:style-name="T33">y su configuración particular (tamaño de bloques)</text:span>, viendose 96 Mb en algunos y hasta 192 Mb o mas de 200 Mb <text:span text:style-name="T27">en otros</text:span>. Esto indica un gran volumen de datos que son escritos a, y leidos desde disco por la aplicación.</text:p>
      <text:p text:style-name="P41">En la tabla 3.y podemos ver la correspondencia entre archivo y subrutina que accede al mismo, indicando si escribe, lee, hace ambas cosas <text:span text:style-name="T30">o hace rewind</text:span>. De dicha tabla podemos obtener los archivos que son escritos a disco unicamente y cuales además son leídos por la misma u otras subrutinas.</text:p>
      <text:p text:style-name="P41"/>
      <text:p text:style-name="P41"><text:tab/><text:tab/><text:tab/>Agregar Tabla 3.y de archivos y subrutinas y sus operaciones</text:p>
      <text:p text:style-name="P41"/>
      <text:p text:style-name="P16">Para Fortran los archivos escritos en disco son External Files, pero también podemos llevar<text:change-end text:change-id="ct86941424"/><text:change-start text:change-id="ct86994448"/> <text:span text:style-name="T93">la misma información</text:span><text:change-end text:change-id="ct86994448"/><text:change text:change-id="ct86978224"/><text:change-start text:change-id="ct86911072"/> en Internal Files, que <text:span text:style-name="T32">son cadenas de caracteres o arreglos de cadenas de caracteres que en Fortran</text:span> poseen las mismas características de los archivos comunes (i.e. responden a las mismas funciones) solo que son ubicados en memoria RAM. En este caso la decisión es simple, la velocidad ganada al acceder a la información en memoria RAM en lugar de en disco es grande, por lo cual al manejar archivos en memoria para lectura y escritura estamos consiguiendo mejorar la performance de nuestra aplicación.<text:change-end text:change-id="ct86911072"/><text:change-start text:change-id="ct86929952"/></text:p>
      <text:p text:style-name="P16"/>
      <text:h text:style-name="P12" text:outline-level="3"><text:soft-page-break/>3.3.2 Optimización por adaptación de archivos externos a i<text:change-end text:change-id="ct86929952"/><text:change-start text:change-id="ct86980160"/>nternos</text:h>
      <text:p text:style-name="P42"><text:change-end text:change-id="ct86980160"/><text:change-start text:change-id="ct86943360"/></text:p>
      <text:p text:style-name="P43">Las primeras decisiones tomadas en cuanto a la optimización del código es hacer desaparecer <text:span text:style-name="T28">del código, o demorar,</text:span> la mayor cantidad de archivos que son tanto escritos como leídos por la aplicación <text:span text:style-name="T29">en disco</text:span> durante su instancia de ejecución, de lo cual se desprende que no haremos ningún cambio sobre los archivos que son unicamente escritos por las subrutinas con unas excepciones, el archivo salida2.out y subr.<text:span text:style-name="T27">out que guardan resultados de la ejecución a medida que avanza y lo mostrado en salida estándar respectivamente. Estos archivos se guardaran en Internal Files de Fortran y su escritura se demorara hasta el fin del programa.</text:span></text:p>
      <text:p text:style-name="P44">Luego todo archivo o External File que es escrito y leído durante la ejecución de la aplicación será mantenido por un Internal File, donde solo deberemos cambiar en cada “write”, “read” <text:span text:style-name="T30">y “rewind”</text:span> las referencias al primero por el segundo, <text:span text:style-name="T30">como por ejemplo vemos en la imagen 3.xxx el código previo a la modificación y en la 3.xxy el código ya modificado.</text:span></text:p>
      <text:p text:style-name="P44"/>
      <text:p text:style-name="P45">Imagen 3.xxx mostraría:</text:p>
      <text:p text:style-name="P47"><text:s text:c="6"/>open(unit=15,file='subr.out')</text:p>
      <text:p text:style-name="P47"><text:s text:c="6"/>...</text:p>
      <text:p text:style-name="P48"><text:s text:c="6"/>write(15,1)</text:p>
      <text:p text:style-name="P48"><text:s text:c="6"/>write(6,1)</text:p>
      <text:p text:style-name="P45"/>
      <text:p text:style-name="P46">Imagen 3.xx<text:span text:style-name="T31">y</text:span> mostraría:</text:p>
      <text:p text:style-name="P47"><text:s text:c="6"/>character subrout(500)*60</text:p>
      <text:p text:style-name="P47"><text:s text:c="6"/>...</text:p>
      <text:p text:style-name="P48"><text:s text:c="6"/>write(subrout(nsubr),1)</text:p>
      <text:p text:style-name="P48"><text:s text:c="6"/>nsubr=nsubr+1</text:p>
      <text:p text:style-name="P48">! <text:s text:c="5"/>write(15,1)</text:p>
      <text:p text:style-name="P48"><text:s text:c="6"/>write(6,1)</text:p>
      <text:p text:style-name="P44"/>
      <text:p text:style-name="P49">Como se ve reemplazamos el archivo “subr.out” representado por el identificador de unidad 15 por el Internal File denominado subrout.</text:p>
      <text:p text:style-name="P47">Un par de aclaraciones sobre las imagenes, como dijimos el External File subr.out sería manejado con un Internal File que como vemos en la declaración de la imagen 3.xxy es un arreglo de 500 cadenas de 60 caracteres como máximo. <text:span text:style-name="T32">Todos nuestros Internal Files como se había explicado en parrafos previos son arreglos de cadenas de caracteres. La variable nsubr mantiene la posición en el internal file a ser escrita, y el “1” en los comandos write es un formato de escritura definido dentro del programa como se explicaba en el capitulo anterior.</text:span></text:p>
      <text:p text:style-name="P50">En la <text:span text:style-name="T33">tabla </text:span>3.yy vemos como quedan las equivalencias de los External Files y su correspondiente cambio a Internal File.</text:p>
      <text:p text:style-name="P50"/>
      <text:p text:style-name="P47"><text:tab/><text:tab/><text:span text:style-name="T33">Tabla 3.yy con tabla de External a Internal file</text:span></text:p>
      <text:p text:style-name="P49"/>
      <text:p text:style-name="P51">El proceso fue realizado primero en la subrutina Estela, buscando mejorar sus tiempos al convertir el manejo de los archivos integ1.txt e integ2.txt en internal files, retrasando la escritura en disco de los datos hasta el final de la subrutina. Lo primero observado en este cambio es un incremento comprensible del uso de memoria de la aplicación, pasando de un uso originalmente de 202Mb sin aplicar ningún cambio a utilizar 203Mb con el cambio en el tratamiento de los archivos indicados. Es un cambio mínimo, pero con los cambios sucesivos se verá el impacto en la utilización de memoria.</text:p>
      <text:p text:style-name="P52"><text:soft-page-break/>De acuerdo a nuestro listado de funciones y archivos, y al análisis de gprof realizado, procedemos a modificar las subrutinas Solgauss y Circulac que son las que <text:span text:style-name="T34">leen</text:span> y <text:span text:style-name="T34">escriben</text:span> los archivos TMP <text:span text:style-name="T34">respectivamente, archivos </text:span>que consumen la mayor cantidad de espacio en disco de los utilizados por la aplicación.</text:p>
      <text:p text:style-name="P53">Antes de realizar el cambio directamente, debemos analizar que estructura será la mas adecuada para llevar los resultados, ya que los archivos TMP son binarios y sin formato, llevando valores calculados de una subrutina a otra.</text:p>
      <text:p text:style-name="P17"><text:change-end text:change-id="ct86943360"/><text:change text:change-id="ct86980560"/><text:change-start text:change-id="ct87019776"/></text:p>
      <text:p text:style-name="P54">Seleccionamos primero los archivos coefg.tmp y cindg.tmp (definidos como units 40 y 41 <text:span text:style-name="T36">respectivamente </text:span>al principio de la aplicación) ya que son los mas pequeños de todos los archivos tipo TMP. Como observamos en la tabla 3.y los archivos mencionados son escritos en la subrutina “circulac” y leidos en “solgauss” (además de los rewind).<text:change-end text:change-id="ct87019776"/><text:change-start text:change-id="ct87019472"/></text:p>
      <text:p text:style-name="P55">La subrutina circulac<text:change-end text:change-id="ct87019472"/><text:change-start text:change-id="ct86975104"/>, como indica en sus comentarios realiza el “calculo de la circulación asociada a la estela y a cada anillo vorticoso”.<text:change-end text:change-id="ct86975104"/><text:change-start text:change-id="ct87020464"/> Está dividida en tres partes, siendo la primer parte la que realiza la escritura de los archivos coefg.tmp y cindg.tmp, y donde para estos cálculos lee los archivos tmp <text:change-end text:change-id="ct87020464"/><text:change-start text:change-id="ct87018688"/>cix2.tmp, ciy2.tmp y ciz2.tmp, de los cuales nos encargaremos mas adelante. La segunda parte <text:change-end text:change-id="ct87018688"/><text:change-start text:change-id="ct87358000"/>realiza la resolución de un sistema de npa*npa ecuaciones algebraicas<text:change-end text:change-id="ct87358000"/><text:change-start text:change-id="ct87357504"/> y lo hace llamando a la subrutina solgauss que veremos a continuación.<text:change-end text:change-id="ct87357504"/><text:change-start text:change-id="ct87357728"/> En la tercer parte con los resultados obtenidos se calculan otros valores que se escriben en otros archivo<text:change-end text:change-id="ct87357728"/><text:change-start text:change-id="ct87023328"/>s de resultados.<text:change-end text:change-id="ct87023328"/><text:change-start text:change-id="ct87371136"/></text:p>
      <text:p text:style-name="P54">Como la subrutina “circulac” es la que crea los archivos coefg.tmp y cindg.tmp analizamos las estructuras de control utilizadas para generar dichos archivos. En el siguiente extracto de código observamos las estructuras DO <text:span text:style-name="T35">mencionadas que aparecen al principio de “circulac” [Prado2005 – lineas 2806-2841]:</text:span></text:p>
      <text:p text:style-name="P54"/>
      <text:p text:style-name="P177"><text:s text:c="6"/>do 1 npa=1,npan</text:p>
      <text:p text:style-name="P177"><text:s text:c="6"/>do 2 nv =1,npan <text:s/></text:p>
      <text:p text:style-name="P177"><text:s text:c="6"/>[...]</text:p>
      <text:p text:style-name="P177"><text:s text:c="6"/>coefg= sumbcx*vnx(npa)+sumbcy*vny(npa)+sumbcz*vnz(npa) </text:p>
      <text:p text:style-name="P177"><text:s text:c="6"/>write(40)coefg</text:p>
      <text:p text:style-name="P177"><text:s text:c="4"/>2 continue </text:p>
      <text:p text:style-name="P177"><text:s text:c="6"/>[...] <text:s text:c="5"/></text:p>
      <text:p text:style-name="P177"><text:s text:c="6"/>cindg= (-1.)*(vtgx(npa,1)*vnx(npa)+vtgy(npa,1)*vny(npa)+</text:p>
      <text:p text:style-name="P177"><text:s text:c="5"/>&amp; <text:s text:c="13"/>UU*vnz(npa))</text:p>
      <text:p text:style-name="P177"><text:s text:c="6"/>write(41)cindg</text:p>
      <text:p text:style-name="P177"><text:s text:c="4"/>1 continue</text:p>
      <text:p text:style-name="P54"/>
      <text:p text:style-name="P56">El bucle externo controlado por el “do 1” realiza el equivalente a npan iteraciones, con lo cual podemos concluir que el archivo determinado por la unit 41 (lo sabemos por el write(41)), es decir cindg.tmp, almacena un total de npan resultados. El bucle interno controlado por el “do 2” realiza npan*npan iteraciones, por lo tanto el archivo determinado por la unit 40 (write(40)), i.e. coefg.tmp, almacena npan*npan resultados. </text:p>
      <text:p text:style-name="P56">Analizado esto podemos definir que el tamaño de nuestros internal files para dichos archivos serán de npan y npan*npan. Luego podemos ver que las variables coefg y cindg que almacenan los resultados para escribir en los archivos no están tipificadas explicitamente en el código, con lo cual observamos en el bloque common de toda la aplicación (repetido en cada subrutina) que se realiza la siguiente declaración:</text:p>
      <text:p text:style-name="P56"/>
      <text:p text:style-name="P178"><text:soft-page-break/><text:s text:c="6"/>implicit real*8 (a-h,o-z)</text:p>
      <text:p text:style-name="P54"/>
      <text:p text:style-name="P56">la que indica que cualquier variable no tipificada definida en el código cuyo nombre comience con una letra entre los rangos indicados (a-h y o-z) será declarada, implicitamente, como real*8, por lo cual podemos asegurar que coefg y cindg son de tipo real*8. <text:span text:style-name="T37">Con esto determinado podemos declarar internal files de tipo real*8 de tamaños npan y npan*npan para reemplazar a cindg.tmp y coefg.tmp respectivamente:</text:span></text:p>
      <text:p text:style-name="P56"/>
      <text:p text:style-name="P179"><text:s text:c="6"/>real*8 <text:change-end text:change-id="ct87371136"/><text:change-start text:change-id="ct87371456"/><text:span text:style-name="T39">cindgtmp</text:span><text:change-end text:change-id="ct87371456"/><text:change-start text:change-id="ct87372560"/>(npan),<text:change-end text:change-id="ct87372560"/><text:change-start text:change-id="ct87024736"/><text:span text:style-name="T39">coefgtmp</text:span><text:change-end text:change-id="ct87024736"/><text:change-start text:change-id="ct87373360"/>(npan*npan)</text:p>
      <text:p text:style-name="P54"/>
      <text:p text:style-name="P57">siendo <text:change-end text:change-id="ct87373360"/><text:change-start text:change-id="ct87373584"/><text:span text:style-name="T39">cindgtmp</text:span><text:change-end text:change-id="ct87373584"/><text:change-start text:change-id="ct87026144"/> el internal file para cindg.tmp y <text:change-end text:change-id="ct87026144"/><text:change-start text:change-id="ct87373808"/><text:span text:style-name="T39">coefgtmp</text:span><text:change-end text:change-id="ct87373808"/><text:change-start text:change-id="ct87374032"/> el internal file para coefg.tmp.</text:p>
      <text:p text:style-name="P58"><text:change-end text:change-id="ct87374032"/><text:change-start text:change-id="ct87027200"/>Ahora debemos reemplazar <text:change-end text:change-id="ct87027200"/><text:change-start text:change-id="ct87027552"/>las escrituras de los archivos binarios en disco con los internal files de la siguiente manera, donde <text:change-end text:change-id="ct87027552"/><text:change-start text:change-id="ct87375760"/>existían las siguientes escrituras:</text:p>
      <text:p text:style-name="P58"/>
      <text:p text:style-name="P151">write(40)coefg</text:p>
      <text:p text:style-name="P151">write(41)cindg</text:p>
      <text:p text:style-name="P151"/>
      <text:p text:style-name="P58">reemplazamos con el siguiente código:</text:p>
      <text:p text:style-name="P58"/>
      <text:p text:style-name="P151"><text:change-end text:change-id="ct87375760"/><text:change-start text:change-id="ct87375984"/><text:span text:style-name="T39">coefgtmp</text:span><text:change-end text:change-id="ct87375984"/><text:change-start text:change-id="ct87376496"/>(incoefg)=coefg</text:p>
      <text:p text:style-name="P151"><text:change-end text:change-id="ct87376496"/><text:change-start text:change-id="ct87376720"/><text:span text:style-name="T39">cindgtmp</text:span><text:change-end text:change-id="ct87376720"/><text:change-start text:change-id="ct87376944"/>(npa)=cindg</text:p>
      <text:p text:style-name="P58"><text:change-end text:change-id="ct87376944"/><text:change-start text:change-id="ct87028608"/></text:p>
      <text:p text:style-name="P58">respectivamente. La variable “incoefg” es utilizada para marcar la posición en el array de npan*npan elementos<text:change-end text:change-id="ct87028608"/><text:change-start text:change-id="ct87029312"/>, <text:span text:style-name="T43">internal file </text:span><text:change-end text:change-id="ct87029312"/><text:change-start text:change-id="ct87029664"/><text:span text:style-name="T41">coefgtmp</text:span><text:change-end text:change-id="ct87029664"/><text:change-start text:change-id="ct87028256"/><text:span text:style-name="T43">,</text:span><text:change-end text:change-id="ct87028256"/><text:change-start text:change-id="ct87030016"/> por cada vez <text:span text:style-name="T39">que entramos en el bucle interior, como es un array de una dimensión (igual al archivo binario que reemplaza) es necesario tener guardada la ultima posición por cada iteración del bucle externo. Para el internal file </text:span><text:change-end text:change-id="ct87030016"/><text:change-start text:change-id="ct87030720"/><text:span text:style-name="T39">cindgtmp</text:span><text:change-end text:change-id="ct87030720"/><text:change-start text:change-id="ct87031072"/><text:span text:style-name="T39"> que reemplaza a cindg.tmp con utilizar la variable “npa” es suficiente, ya que lleva exactamente la posición en el array por cada iteración (es la variable de control</text:span><text:change-end text:change-id="ct87031072"/><text:change-start text:change-id="ct87031776"/><text:span text:style-name="T39"> </text:span><text:span text:style-name="T40">del bucle</text:span><text:change-end text:change-id="ct87031776"/><text:change-start text:change-id="ct87032480"/><text:span text:style-name="T39">).</text:span></text:p>
      <text:p text:style-name="P99"><text:change-end text:change-id="ct87032480"/><text:change-start text:change-id="ct87377952"/></text:p>
      <text:p text:style-name="P18"><text:change-end text:change-id="ct87377952"/><text:change text:change-id="ct87378400"/><text:change-start text:change-id="ct87378912"/></text:p>
      <text:p text:style-name="P59"><text:change-end text:change-id="ct87378912"/><text:change-start text:change-id="ct87379136"/>Como explicabamos antes, la <text:change-end text:change-id="ct87379136"/><text:change-start text:change-id="ct87379360"/>segunda parte de “circulac” llama a la subrutina “solgauss”, y previo a esto habiamos dicho que los archivos cindg.tmp y coefg.tmp que estamos reemplazando son escritos por la primera y leidos por la segunda.<text:change-end text:change-id="ct87379360"/><text:change-start text:change-id="ct86947744"/> En “solgauss” el cambio es simple, tenemos dos bucles anidados que iteran de la misma manera que en “circulac<text:change-end text:change-id="ct86947744"/><text:change-start text:change-id="ct87033184"/>” solo que leen los datos almacenados en los archivos TMP. Luego de esto hacen rewind de los archivos para que vuelvan a quedar disponibles para lectura al principio de los mismos. A continuación podemos ver el código<text:change-end text:change-id="ct87033184"/><text:change-start text:change-id="ct87378176"/> <text:span text:style-name="T46">original</text:span><text:change-end text:change-id="ct87378176"/><text:change-start text:change-id="ct87037424"/>:</text:p>
      <text:p text:style-name="P60"/>
      <text:p text:style-name="P103"><text:s text:c="6"/>m=npan+1</text:p>
      <text:p text:style-name="P103"/>
      <text:p text:style-name="P103"><text:s text:c="6"/>do 1 i=1,npan </text:p>
      <text:p text:style-name="P103"><text:s text:c="6"/>do 2 j=1,npan </text:p>
      <text:p text:style-name="P103"><text:s text:c="6"/>read(40)cfg <text:s/></text:p>
      <text:p text:style-name="P103"><text:s text:c="6"/>coefg(i,j)=cfg</text:p>
      <text:p text:style-name="P103"><text:s text:c="4"/>2 continue</text:p>
      <text:p text:style-name="P103"><text:s text:c="6"/>read(41)cig</text:p>
      <text:p text:style-name="P103"><text:s text:c="6"/>coefg(i,m)=cig</text:p>
      <text:p text:style-name="P103"><text:s text:c="4"/>1 continue <text:s/></text:p>
      <text:p text:style-name="P103"/>
      <text:p text:style-name="P103"><text:soft-page-break/><text:s text:c="6"/>rewind(40) </text:p>
      <text:p text:style-name="P103"><text:s text:c="6"/>rewind(41)</text:p>
      <text:p text:style-name="P60"><text:change-end text:change-id="ct87037424"/><text:change-start text:change-id="ct86953344"/></text:p>
      <text:p text:style-name="P60">Como vemos <text:change-end text:change-id="ct86953344"/><text:change-start text:change-id="ct86953568"/>aquí se lee<text:change-end text:change-id="ct86953568"/><text:change-start text:change-id="ct86954032"/>n ambos archivos para armar una matriz con la variable denominada coefg, la cual <text:change-end text:change-id="ct86954032"/><text:change-start text:change-id="ct86953792"/>tiene npan filas y npan+1 columnas, <text:change-end text:change-id="ct86953792"/><text:change-start text:change-id="ct86954352"/><text:span text:style-name="T45">realizando lo siguiente,</text:span><text:change-end text:change-id="ct86954352"/><text:change-start text:change-id="ct86954576"/> en cada fila<text:change-end text:change-id="ct86954576"/><text:change-start text:change-id="ct87030368"/> <text:change-end text:change-id="ct87030368"/><text:change-start text:change-id="ct87038576"/><text:span text:style-name="T45">almacena</text:span><text:change-end text:change-id="ct87038576"/><text:change-start text:change-id="ct86949984"/> en los primeros npan valores<text:change-end text:change-id="ct86949984"/><text:change-start text:change-id="ct87038224"/>, <text:span text:style-name="T45">o primeras npan columnas,</text:span><text:change-end text:change-id="ct87038224"/><text:change-start text:change-id="ct87041040"/> los <text:change-end text:change-id="ct87041040"/><text:change-start text:change-id="ct87041392"/><text:span text:style-name="T45">datos </text:span><text:change-end text:change-id="ct87041392"/><text:change-start text:change-id="ct87041744"/>obtenidos de coefg.tmp<text:change-end text:change-id="ct87041744"/><text:change-start text:change-id="ct86955536"/>, <text:change-end text:change-id="ct86955536"/><text:change-start text:change-id="ct87042800"/><text:span text:style-name="T45">y en último lugar, </text:span><text:change-end text:change-id="ct87042800"/><text:change-start text:change-id="ct87042448"/>columna<text:change-end text:change-id="ct87042448"/><text:change-start text:change-id="ct86954896"/> npan+1<text:change-end text:change-id="ct86954896"/><text:change-start text:change-id="ct87043504"/>,<text:change-end text:change-id="ct87043504"/><text:change-start text:change-id="ct87043856"/> el <text:change-end text:change-id="ct87043856"/><text:change-start text:change-id="ct87397232"/><text:span text:style-name="T45">dato </text:span><text:change-end text:change-id="ct87397232"/><text:change-start text:change-id="ct86955120"/>obtenido de cindg.tmp.<text:change-end text:change-id="ct86955120"/><text:change-start text:change-id="ct87039280"/></text:p>
      <text:p text:style-name="P33"/>
      <text:p text:style-name="P61"><text:change-end text:change-id="ct87039280"/><text:change-start text:change-id="ct87042096"/>Para permitir que “solgauss” pueda trabajar con el cambio que introdujimos es necesario que reciba <text:change-end text:change-id="ct87042096"/><text:change-start text:change-id="ct87045616"/>de alguna manera las referencias a los internal files. Esto lo conseguimos simplemente pasandole por parametro los mismos. El cambio en el códig<text:change-end text:change-id="ct87045616"/><text:change-start text:change-id="ct87400752"/>o sería el siguiente:</text:p>
      <text:p text:style-name="P61"/>
      <text:p text:style-name="P180">Código original definición de subrutina</text:p>
      <text:p text:style-name="P152">subroutine solgauss(npan,gama)</text:p>
      <text:p text:style-name="P152">...</text:p>
      <text:p text:style-name="P180">Código modificado</text:p>
      <text:p text:style-name="P152">subroutine solgauss(npan,gama,<text:span text:style-name="T39">tmpcoefg</text:span>,<text:span text:style-name="T39">tmpcindg</text:span><text:span text:style-name="T49">)</text:span></text:p>
      <text:p text:style-name="P165">…</text:p>
      <text:p text:style-name="P165">real*8 tmpcoefg(mxro*mxro),tmpcindg(mxro)</text:p>
      <text:p text:style-name="P61"><text:change-end text:change-id="ct87400752"/><text:change-start text:change-id="ct87401264"/></text:p>
      <text:p text:style-name="P61"><text:change-end text:change-id="ct87401264"/><text:change-start text:change-id="ct87401488"/>Ahora que solgauss conoce la existencia de los internal files necesarios, podemos modificar los bucles de control para <text:change-end text:change-id="ct87401488"/><text:change-start text:change-id="ct87047376"/>que los utilice.</text:p>
      <text:p text:style-name="P63">El código visto previamente de solgauss quedaría de la siguiente manera:</text:p>
      <text:p text:style-name="P63"/>
      <text:p text:style-name="P106"><text:s text:c="6"/>m=npan+1 <text:s text:c="52"/></text:p>
      <text:p text:style-name="P106"><text:s text:c="6"/>incfg=1 <text:s text:c="53"/></text:p>
      <text:p text:style-name="P106"/>
      <text:p text:style-name="P106"><text:s text:c="6"/><text:tab/>do 1 i=1,npan</text:p>
      <text:p text:style-name="P106"><text:s text:c="6"/><text:tab/>do 2 j=1,npan <text:s text:c="47"/></text:p>
      <text:p text:style-name="P106"><text:s text:c="6"/><text:tab/>!read(40)cfg</text:p>
      <text:p text:style-name="P106"><text:s text:c="6"/><text:tab/>incfg=((i-1)*npan)+j <text:s text:c="40"/></text:p>
      <text:p text:style-name="P106"><text:s text:c="6"/><text:tab/>cfg=<text:span text:style-name="T39">tmpcoefg</text:span>(incfg) <text:s text:c="43"/></text:p>
      <text:p text:style-name="P106"><text:s text:c="6"/><text:tab/>coefg(i,j)=cfg <text:s text:c="46"/></text:p>
      <text:p text:style-name="P106"><text:s text:c="6"/><text:tab/>incfg=incfg+1 <text:s text:c="47"/></text:p>
      <text:p text:style-name="P106"><text:s text:c="4"/>2 continue</text:p>
      <text:p text:style-name="P106"><text:s text:c="6"/><text:tab/>!read(41)cig <text:s text:c="48"/></text:p>
      <text:p text:style-name="P106"><text:s text:c="6"/><text:tab/>cig=<text:span text:style-name="T39">tmpcindg</text:span>(i) <text:s text:c="47"/></text:p>
      <text:p text:style-name="P106"><text:s text:c="6"/><text:tab/>coefg(i,m)=cig <text:s text:c="46"/></text:p>
      <text:p text:style-name="P106"><text:s text:c="4"/>1 continue <text:s text:c="52"/></text:p>
      <text:p text:style-name="P106"/>
      <text:p text:style-name="P106"><text:s text:c="6"/>!rewind(40) <text:s text:c="49"/></text:p>
      <text:p text:style-name="P106"><text:s text:c="6"/>!rewind(41)</text:p>
      <text:p text:style-name="P61"><text:change-end text:change-id="ct87047376"/><text:change-start text:change-id="ct87438768"/></text:p>
      <text:p text:style-name="P64">Como <text:span text:style-name="T47">indicábamos</text:span>, el cambio es simple, lo primero que se realiza es la inclusión de una variable de control “incfg” inicializada en 1 (uno) con la cual <text:span text:style-name="T47">mantener la posición de la cual debe leerse del </text:span><text:span text:style-name="T42">tmpcoefg</text:span><text:span text:style-name="T47"> (que reemplaza a coefg.tmp) la próxima vez que se ingresa al bucle de control; luego se cambian los read en disco de los archivos de texto por el acceso a los internal files (en memoria), utilizando una variable auxiliar extra para leer el dato y luego ingresarlo en la matriz “coefg”. La variable auxiliar es utilizada para salvar errores aleatorios encontrados en los datos asignados al utilizar </text:span><text:soft-page-break/><text:span text:style-name="T47">una asignación directa del internal file a la matriz “coefg”. La variable “incfg” es solo utilizada para seguir la posición del internal file “</text:span><text:span text:style-name="T42">tmpcoefg</text:span><text:span text:style-name="T47">”, ya que la posición del internal file “</text:span><text:span text:style-name="T42">tmpcindg</text:span><text:span text:style-name="T47">” puede ser llevada utilizando la variable de control del bucle, en este caso “i”.</text:span></text:p>
      <text:p text:style-name="P64"/>
      <text:p text:style-name="P65">Estos cambios y ajustes para el recambio de archivos de texto por archivos internos (arrays en memoria) se debe realizar por cada uno de los archivos indicados en la tabla 3.yy. </text:p>
      <text:p text:style-name="P67">En su mayoría el cambio es simple y consiste en cambiar unas lineas de código, como por ejemplo los que mantienen los archivos subr.out y salida2.out para postergar la escritura en disco de dichos archivos. Esos archivos internos son subrout y salida2out respectivamente, para los cuales agregamos la siguiente definición en el bloque “common”:</text:p>
      <text:p text:style-name="P65"/>
      <text:p text:style-name="P153">character salida2out(102)*95, subrout(500)*60</text:p>
      <text:p text:style-name="P66"/>
      <text:p text:style-name="P68">Y luego al utilizarlos llevar junto con ellos un contador que lleve la posición siguiente para escribir, <text:span text:style-name="T48">al cual llamamos nsubr para subrout:</text:span></text:p>
      <text:p text:style-name="P68"/>
      <text:p text:style-name="P153">write(subrout(nsubr),1)</text:p>
      <text:p text:style-name="P153">nsubr=nsubr+1</text:p>
      <text:p text:style-name="P68"/>
      <text:p text:style-name="P68">y <text:span text:style-name="T48">nsld2 para salida2out:</text:span></text:p>
      <text:p text:style-name="P68"/>
      <text:p text:style-name="P154">write(salida2out(nsld2),21)indice,ncapa</text:p>
      <text:p text:style-name="P154">write(salida2out(nsld2+1),'(a1)') ""</text:p>
      <text:p text:style-name="P154">nsld2=nsld2+2</text:p>
      <text:p text:style-name="P64"/>
      <text:p text:style-name="P69">En estos ejemplos, recordamos de la sección 2.4 que el número ubicado en el comando “write” al lado del archivo interno es una etiqueta de formato.</text:p>
      <text:p text:style-name="P69">En el resto del código el tratamiento de estos archivos es similar, variando solamente de acuerdo a que datos deben ser escritos en el mismo, <text:span text:style-name="T51">como observamos en los</text:span> archivos internos que vimos previamente, los que reemplazan a coefg.tmp y cindg.tmp.</text:p>
      <text:p text:style-name="P70">Un caso especial son los archivos <text:span text:style-name="T52">internos </text:span>cix1tmp, cix2.tmp, ciy1tmp, ciy2.tmp, ciz1tmp y ciz2.tmp, <text:span text:style-name="T52">para </text:span>los cuales <text:span text:style-name="T52">sus homonimos archivos en disco (cix1.tmp, cix2.tmp, y así sucesivamente) </text:span>son definidos en el programa original como “unformatted”, i.e., sin formato, con lo cual se generan archivos en disco de tipo binario. <text:span text:style-name="T52">Para obtener el mismo comportamiento en nuestros archivos internos solo debemos tener el cuidado de escribir en ellos sin dar formato a lo ingresado, i.e., los valores ingresan tal cual son generados por el programa. Veamos un ejemplo con cix1tmp. </text:span></text:p>
      <text:p text:style-name="P70"/>
      <text:p text:style-name="P71">El código para escribir los valores en el programa original es el siguiente:</text:p>
      <text:p text:style-name="P72"/>
      <text:p text:style-name="P155"><text:tab/>do 114 npa=1,npan</text:p>
      <text:p text:style-name="P155"><text:tab/>do 113 nv=1,npan</text:p>
      <text:p text:style-name="P155"/>
      <text:p text:style-name="P155"><text:tab/>write(42)cix(npa,nv)</text:p>
      <text:p text:style-name="P166"><text:tab/>…</text:p>
      <text:p text:style-name="P168">113 continue</text:p>
      <text:p text:style-name="P168">114 continue</text:p>
      <text:p text:style-name="P72"/>
      <text:p text:style-name="P73">La apertura del archivo le asigna al principio del programa la uni<text:span text:style-name="T54">dad</text:span> 42 para referencia posterior en el programa y de ahí el descriptor utilizado por el write, mientras que la matriz “cix” es generada por <text:soft-page-break/>calculos previos. Al asígnar directamente y no dar un formato a utilizar en el comando write, estamos escribiendo los valores crudos para ser almacenados.</text:p>
      <text:p text:style-name="P72"/>
      <text:p text:style-name="P72">El código en el programa optimizado es:</text:p>
      <text:p text:style-name="P72"/>
      <text:p text:style-name="P155">common <text:s/><text:span text:style-name="T39">…</text:span> cix<text:span text:style-name="T53">1</text:span>tmp(maxro*maxro), <text:span text:style-name="T39">…</text:span></text:p>
      <text:p text:style-name="P168">…</text:p>
      <text:p text:style-name="P168"><text:tab/>kon=1</text:p>
      <text:p text:style-name="P155"><text:tab/>do 114 npa=1,npan</text:p>
      <text:p text:style-name="P155"><text:tab/>do 113 nv=1,npan</text:p>
      <text:p text:style-name="P155"/>
      <text:p text:style-name="P155"><text:tab/>cix1tmp(kon)=cix(npa,nv)</text:p>
      <text:p text:style-name="P167"><text:tab/>…</text:p>
      <text:p text:style-name="P155"><text:tab/>kon=kon+1</text:p>
      <text:p text:style-name="P168">113 continue</text:p>
      <text:p text:style-name="P168">114 continue</text:p>
      <text:p text:style-name="P72"/>
      <text:p text:style-name="P74">Aquí referenciamos primero la definición del archivo interno cix1tmp, viendo que no se define un tipo por defecto, por lo que como explicamos en parrafos anteriores, toma el tipo implicito real*8 definido en el bloque “common” de cada subrutina. El tamaño del archivo interno lo define el mismo bucle que lo genera, que itera desde 1 a “npan” dentro de otro bucle que itera la misma cantidad de veces, i.e., está generando npan*npan elementos en cix1tmp. La variable maxro definida “common” y con valor preasignado es equivalente a npan, con diferencia de que npan toma su valor una vez iniciado el programa, por lo cual no nos sirve para definir el archivo interno. Por último la variable “kon” oficia de contador de posiciones para el archivo interno.</text:p>
      <text:p text:style-name="P75">Luego de igual manera modificamos el código donde el archivo interno es leido por su equivalente interno. </text:p>
      <text:p text:style-name="P75">El código original sería:</text:p>
      <text:p text:style-name="P75"/>
      <text:p text:style-name="P156">read(42)cinfx</text:p>
      <text:p text:style-name="P75"/>
      <text:p text:style-name="P75">Optimizado con archivo interno:</text:p>
      <text:p text:style-name="P75"/>
      <text:p text:style-name="P156">cinfx=cix1tmp(kon)</text:p>
      <text:p text:style-name="P75"/>
      <text:p text:style-name="P75">Donde nuevamente la variable “kon” lleva la posición dentro del archivo interno.</text:p>
      <text:p text:style-name="P75"/>
      <text:p text:style-name="P76">De igual manera son manejados los demás archivos externos binarios como archivos internos, los cuales mantendrán la información necesaria en memoria y no en disco, incrementando nuestro tiempo de lectura y escritura de dichos archivos considerablemente, pasando de tiempos de acceso medidos en milisegundos para un disco rigido, a tiempos de acceso en nanosegundos, lo cual implica un aumento de velocidad en un orden de 1000 veces, <text:span text:style-name="T55">al menos en teoria</text:span>. </text:p>
      <text:p text:style-name="P76">Obviamente esto trae aparejado una necesidad mayor de memoria RAM para el proceso ya que debe ser capaz de contener la totalidad de los datos <text:span text:style-name="T55">temporales que antes se contenían en disco, creciendo dicha necesidad proporcionalmente con el tamaño del problema calculado. Esto nos lleva a verificar que es posible que ante un tamaño suficientemente grande del problema, el calculo del mismo no sea viable en ciertos equipos. Se amplía sobre este tema en el capítulo 5.</text:span></text:p>
      <text:p text:style-name="P76"/>
      <text:p text:style-name="P77"><text:soft-page-break/>Debido a lo indicado en el párrafo anterior es que en el trabajo de optimización se decidió no pasar la totalidad de los archivos externos a archivos internos y diferir su escritura al final de la ejecución del programa, sino que se seleccionaron los mas críticos a efectos del cálculo, aquellos que eran escritos y leídos durante la ejecución del programa, y manteniendo como archivos externos todo aquel que solo era escrito o leído.</text:p>
      <text:p text:style-name="P79">Podemos observar en la <text:span text:style-name="T58">tabla 3.3.2.yy cuales son los archivos que se decidió manejar mediante un archivo interno y el motivo de dicha decisión:</text:span></text:p>
      <text:p text:style-name="P79"/>
      <text:p text:style-name="P157">Tabla 3.3.2.yy con los archivos modificados con archivos internos.</text:p>
      <text:p text:style-name="P158"><text:span text:style-name="T58">Tendra archivo externo </text:span><text:change-end text:change-id="ct87438768"/><text:change-start text:change-id="ct87048016"/><text:span text:style-name="T58">–</text:span><text:change-end text:change-id="ct87048016"/><text:change-start text:change-id="ct87048368"/><text:span text:style-name="T58"> archivo interno </text:span><text:change-end text:change-id="ct87048368"/><text:change-start text:change-id="ct87440560"/><text:span text:style-name="T58">–</text:span><text:change-end text:change-id="ct87440560"/><text:change-start text:change-id="ct87048720"/><text:span text:style-name="T58"> tipo de cambio/observaciones: ej, solo utilizado en memoria, o escritura diferida</text:span></text:p>
      <text:p text:style-name="P79"/>
      <text:p text:style-name="P62"><text:change-end text:change-id="ct87048720"/><text:change-start text:change-id="ct87441936"/></text:p>
      <text:p text:style-name="P33"/>
      <text:h text:style-name="P199" text:outline-level="2">3.<text:span text:style-name="T20">4</text:span> Optimización Paralela para Multiprocesamiento</text:h>
      <text:p text:style-name="P33"><text:change-end text:change-id="ct87441936"/><text:change-start text:change-id="ct87049776"/></text:p>
      <text:p text:style-name="P77">Con el primer paso de optimización realizado es posible llevar a cabo la optimización paralela del código con el modelo seleccionado, como se explicó en el capítulo 2, OpenMP.<text:change-end text:change-id="ct87049776"/><text:change-start text:change-id="ct87050128"/></text:p>
      <text:p text:style-name="P78">Como vimos en la sección 3.2.1, de acuerdo al resultado de la herramienta gprof, <text:change-end text:change-id="ct87050128"/><text:change-start text:change-id="ct87050480"/>el código candidato<text:span text:style-name="T57"> </text:span>para ser optimizado <text:s/><text:span text:style-name="T57">en ese primer momento </text:span>e<text:span text:style-name="T57">ra</text:span> principalmente la subrutina “<text:span text:style-name="T56">estela</text:span>”<text:change-end text:change-id="ct87050480"/><text:change-start text:change-id="ct87050832"/>, <text:span text:style-name="T56">seguida de “solgauss”.</text:span><text:change-end text:change-id="ct87050832"/><text:change-start text:change-id="ct87443536"/></text:p>
      <text:p text:style-name="P80">Si compilamos nuestro programa nuevamente con el profiler de GNU (gprof), pero con la optimización de los archivos internos, obtenemos l<text:change-end text:change-id="ct87443536"/><text:change-start text:change-id="ct87051536"/>o mostrado por la imagen 3.4.x, donde podemos ver que la subrutina “estela”<text:change-end text:change-id="ct87051536"/><text:change-start text:change-id="ct87051888"/> sigue siendo la mas pesada, seguida de solgauss, incluso por porcentajes casí similares a los obtenidos <text:change-end text:change-id="ct87051888"/><text:change-start text:change-id="ct87052240"/>en el programa original. </text:p>
      <text:p text:style-name="P80"/>
      <text:p text:style-name="P81">Imagen 3.4.x (pruebas/newone/estela_intfiles)</text:p>
      <text:p text:style-name="P80"/>
      <text:h text:style-name="P12" text:outline-level="3">3.4.1 Análisis de la subrutina Estela</text:h>
      <text:p text:style-name="P82"><text:change-end text:change-id="ct87052240"/><text:change-start text:change-id="ct87052592"/></text:p>
      <text:p text:style-name="P83">En su definición la subrutina “estela” indica que realizá “Calculo de los coeficientes de influencia de los hilos libres”. <text:span text:style-name="T59">Los calculos realizados dentro de la subrutina son numerosos y complejos, por lo cual utilizaremos un pseudocódigo para poder observar los puntos mas importantes dentro de la subrutina que pueden ser candidatos de ser paralelizados. En la figura 3.4.xx podemos observar este pseudocódigo.</text:span></text:p>
      <text:p text:style-name="P83"/>
      <text:p text:style-name="P107"><text:change-end text:change-id="ct87052592"/><text:change-start text:change-id="ct87052944"/>Figura 3.4.<text:span text:style-name="T71">1.</text:span>xx</text:p>
      <text:p text:style-name="P107"/>
      <text:p text:style-name="P107">subrutina estela()</text:p>
      <text:p text:style-name="P107">definicion variables globales y constantes;</text:p>
      <text:p text:style-name="P107"/>
      <text:p text:style-name="P107">begin</text:p>
      <text:p text:style-name="P107"><text:tab/><text:span text:style-name="T60">Do</text:span> de i=1 a 2500</text:p>
      <text:p text:style-name="P107"><text:tab/><text:span text:style-name="T60">Do</text:span> de j=1 a 51</text:p>
      <text:p text:style-name="P107"><text:tab/><text:tab/>ciex(i,j) = 0</text:p>
      <text:p text:style-name="P107"><text:tab/><text:tab/>ciey(i,j) = 0</text:p>
      <text:p text:style-name="P107"><text:soft-page-break/><text:tab/><text:tab/>ciez(i,j) = 0</text:p>
      <text:p text:style-name="P108"><text:tab/><text:span text:style-name="T60">end do</text:span></text:p>
      <text:p text:style-name="P108"><text:tab/><text:span text:style-name="T60">end do</text:span></text:p>
      <text:p text:style-name="P109"><text:tab/>calculos parciales</text:p>
      <text:p text:style-name="P109"><text:tab/><text:span text:style-name="T68">ib = 1</text:span></text:p>
      <text:p text:style-name="P109"/>
      <text:p text:style-name="P109">Do de i=1 a 2500</text:p>
      <text:p text:style-name="P109">Do de j=1 a 51</text:p>
      <text:p text:style-name="P109"><text:tab/>Do de k=1 a 2001</text:p>
      <text:p text:style-name="P109"><text:tab/><text:tab/>genera fx(k), fy(k), fz(k), dista(k), denom(k)</text:p>
      <text:p text:style-name="P109"><text:tab/>end do</text:p>
      <text:p text:style-name="P109"/>
      <text:p text:style-name="P118">## sumatoria terminos impares six, siy, siz</text:p>
      <text:p text:style-name="P115"><text:tab/>six,siy,siz = 0</text:p>
      <text:p text:style-name="P115"><text:tab/>Do de i<text:span text:style-name="T61">k</text:span>=2 a 2000</text:p>
      <text:p text:style-name="P115"><text:tab/><text:tab/>six = six + fx(i<text:span text:style-name="T61">k</text:span>)/denom(i<text:span text:style-name="T61">k</text:span>)</text:p>
      <text:p text:style-name="P115"><text:tab/><text:tab/>siy = siy + fy(i<text:span text:style-name="T61">k</text:span>)/denom(i<text:span text:style-name="T61">k</text:span>)</text:p>
      <text:p text:style-name="P115"><text:tab/><text:tab/>siz = siz + fz(i<text:span text:style-name="T61">k</text:span>)/denom(i<text:span text:style-name="T61">k</text:span>)</text:p>
      <text:p text:style-name="P115"><text:tab/><text:tab/>i<text:span text:style-name="T61">k</text:span> = i<text:span text:style-name="T61">k</text:span> +2</text:p>
      <text:p text:style-name="P115"><text:tab/>end do</text:p>
      <text:p text:style-name="P118">## sumatoria terminos pares spx, spy, spz</text:p>
      <text:p text:style-name="P115"><text:tab/>spx,spy,spz = 0</text:p>
      <text:p text:style-name="P115"><text:tab/>Do de i<text:span text:style-name="T61">k</text:span>=3 a 2000</text:p>
      <text:p text:style-name="P115"><text:tab/><text:tab/>spx = spx + fx(i<text:span text:style-name="T61">k</text:span>)/denom(i<text:span text:style-name="T61">k</text:span>)</text:p>
      <text:p text:style-name="P115"><text:tab/><text:tab/>spy = spy + fy(i<text:span text:style-name="T61">k</text:span>)/denom(i<text:span text:style-name="T61">k</text:span>)</text:p>
      <text:p text:style-name="P115"><text:tab/><text:tab/>spz = spz + fz(i<text:span text:style-name="T61">k</text:span>)/denom(i<text:span text:style-name="T61">k</text:span>)</text:p>
      <text:p text:style-name="P115"><text:tab/><text:tab/>i<text:span text:style-name="T61">k</text:span> = i<text:span text:style-name="T61">k</text:span> +2</text:p>
      <text:p text:style-name="P115"><text:tab/>end do</text:p>
      <text:p text:style-name="P110"><text:tab/><text:span text:style-name="T62">calculo ciex(i,j), ciey(i,j), ciez(i,j)</text:span></text:p>
      <text:p text:style-name="P110"><text:tab/><text:span text:style-name="T62">if (indice = 1) and (ib = 1) then <text:s/>## se ejecuta solo 1 vez</text:span></text:p>
      <text:p text:style-name="P110"><text:tab/><text:span text:style-name="T66">## calculo coeficientes de la estela x, y, z</text:span></text:p>
      <text:p text:style-name="P111"><text:tab/><text:tab/><text:span text:style-name="T62">if (i = nr) and (j = nr/2) then <text:s/></text:span></text:p>
      <text:p text:style-name="P112"><text:span text:style-name="T62"><text:tab/><text:tab/></text:span><text:span text:style-name="T66">## calculo para i=50 y j=25 (nr depende del tamaño del problema,</text:span></text:p>
      <text:p text:style-name="P119"><text:tab/><text:tab/>## en este caso el tamaño es 50)</text:p>
      <text:p text:style-name="P111"><text:tab/><text:tab/><text:tab/><text:span text:style-name="T64">inicializa valx,valy,valz</text:span></text:p>
      <text:p text:style-name="P111"><text:tab/><text:tab/><text:tab/><text:span text:style-name="T64">Do de ik=1 a 2001</text:span></text:p>
      <text:p text:style-name="P111"><text:tab/><text:tab/><text:tab/><text:tab/><text:span text:style-name="T64">escribe archivo integ1.txt con varios valores incluyendo valx,valy,valz</text:span></text:p>
      <text:p text:style-name="P111"><text:tab/><text:tab/><text:tab/><text:tab/><text:span text:style-name="T64">if (ik =/= 2001) then</text:span></text:p>
      <text:p text:style-name="P111"><text:tab/><text:tab/><text:tab/><text:tab/><text:tab/><text:span text:style-name="T64">const=1</text:span></text:p>
      <text:p text:style-name="P111"><text:tab/><text:tab/><text:tab/><text:tab/><text:tab/><text:span text:style-name="T64">if (ik == 2000) then</text:span></text:p>
      <text:p text:style-name="P111"><text:tab/><text:tab/><text:tab/><text:tab/><text:tab/><text:tab/><text:span text:style-name="T64">const=0.5</text:span></text:p>
      <text:p text:style-name="P111"><text:tab/><text:tab/><text:tab/><text:tab/><text:tab/><text:span text:style-name="T64">endif</text:span></text:p>
      <text:p text:style-name="P113"><text:tab/><text:tab/><text:tab/><text:tab/><text:tab/><text:span text:style-name="T65">valx = valx + fx(ik+1)/denom(ik+1)*otros valores</text:span></text:p>
      <text:p text:style-name="P114"><text:tab/><text:tab/><text:tab/><text:tab/><text:tab/><text:span text:style-name="T65">valy = valy + fy(ik+1)/denom(ik+1)*otros valores</text:span></text:p>
      <text:p text:style-name="P114"><text:tab/><text:tab/><text:tab/><text:tab/><text:tab/><text:span text:style-name="T65">valz = valz + fz(ik+1)/denom(ik+1)*otros valores</text:span></text:p>
      <text:p text:style-name="P111"><text:tab/><text:tab/><text:tab/><text:tab/><text:span text:style-name="T65">else </text:span></text:p>
      <text:p text:style-name="P111"><text:tab/><text:tab/><text:tab/><text:tab/><text:tab/><text:span text:style-name="T65">escribe integ1.txt con varios valores sin valx,valy,valz pero con ciex,ciey,ciez(i,j)</text:span></text:p>
      <text:p text:style-name="P111"><text:soft-page-break/><text:tab/><text:tab/><text:tab/><text:tab/><text:span text:style-name="T64">endif</text:span></text:p>
      <text:p text:style-name="P111"><text:tab/><text:tab/><text:span text:style-name="T63">else</text:span></text:p>
      <text:p text:style-name="P111"><text:tab/><text:tab/><text:tab/><text:span text:style-name="T63">if (i = nr/2) and (j = nr+1) then </text:span></text:p>
      <text:p text:style-name="P111"><text:tab/><text:tab/><text:tab/><text:span text:style-name="T67">## Luego (si no entró en el anterior if) el calculo es para i = 25 y j=51</text:span></text:p>
      <text:p text:style-name="P111"><text:tab/><text:tab/><text:tab/><text:tab/><text:span text:style-name="T65">Repite mismo trabajo pero escribiendo integ2.txt</text:span></text:p>
      <text:p text:style-name="P111"><text:tab/><text:tab/><text:tab/><text:span text:style-name="T63">endif</text:span></text:p>
      <text:p text:style-name="P116"><text:tab/><text:tab/>endif</text:p>
      <text:p text:style-name="P110"><text:tab/><text:span text:style-name="T62">endif</text:span></text:p>
      <text:p text:style-name="P116">end do</text:p>
      <text:p text:style-name="P116">end do</text:p>
      <text:p text:style-name="P107">end</text:p>
      <text:p text:style-name="P117"><text:change-end text:change-id="ct87052944"/><text:change-start text:change-id="ct85266464"/></text:p>
      <text:p text:style-name="P85">Analizando el pseudocódigo podemos observar que la subrutina tiene partes bien diferenciadas. Un inicio con seteo de valores iniciales y calculos parciales, y luego vemos un bloque conformado por dos bucles principales; dentro de ellos es donde se encuentran las estructuras que pueden ser paralelizadas.</text:p>
      <text:p text:style-name="P86">Inicia con un bucle que calcula los datos en fx, fy, fz, denom y dista; luego calcula terminos pares e impares; finaliza con el denominado calculo de coeficientes de la estela x,y,z. </text:p>
      <text:p text:style-name="P86"/>
      <text:p text:style-name="P86">El calculo de coeficientes parece ser el mas complejo de los puntos indicados, pero si observamos bien solo se ejecuta una vez en todo el programa, cuando “indice” es igual a uno (la variable “ib” siempre tiene valor uno, por lo cual no la contamos). Dicha variable “indice” es global al programa <text:span text:style-name="T69">y controla las etapas por las que pasa</text:span>, toma valores de uno a diez y no repite los valores.</text:p>
      <text:p text:style-name="P87">Por otra parte, el calculo de coeficientes se hace sobre los valores valx, valy y valz, realizando sobre ellos una sumatoria, con lo cual se crea una dependencia de datos entre el calculo de un valor y los <text:span text:style-name="T70">cálculos</text:span> previos (cap<text:span text:style-name="T70">í</text:span>tul<text:span text:style-name="T70">o</text:span> 2 <text:change-end text:change-id="ct85266464"/><text:change-start text:change-id="ct87473136"/>–<text:change-end text:change-id="ct87473136"/><text:change-start text:change-id="ct87473936"/> openmp), <text:span text:style-name="T70">ya que para obtener el valor de valx en un momento, debo tener el valor previo de valx. Si realizamos una paralelización del código tendríamos un problema en los limites de los distintos threads, por ejemplo al dividirlos en porciones de 100 elementos el thread calculando los valores 101 a 200 de un bucle necesita conocer el valor de la sumatoria en el valor 100 para poder iniciar con valores correctos su calculo, y dicho valor 100 puede no existir aún en el momento que lo necesita (porque el thread encargado de su calculo puede no haber finalizado o siquiera iniciado).</text:span></text:p>
      <text:p text:style-name="P87"/>
      <text:p text:style-name="P88">Si observamos bien el calculo de los terminos pares e impares, se presenta el mismo problema de dependencias de datos que aparece en el calculo de coeficientes. Cuando calculamos por ejemplo six, necesitamos conocer el valor previo de six en ese momento.</text:p>
      <text:p text:style-name="P88"/>
      <text:p text:style-name="P88">Existen técnicas y formas de transformar el código que permiten en algunos casos poder reprogramar una porción de código para que pueda ser paralelizable a pesar de tener estas dependencias de datos. Debido al potencial gran cambio necesario en el código para subsanar el problema de la dependencia de datos y a los requisitos de no <text:span text:style-name="T87">(</text:span><text:span text:style-name="T83">y los peligros de</text:span><text:span text:style-name="T87">)</text:span> tornar ilegible el código para el usuario del programa es que no se avanzó sobre estas áreas de la subrutina. La solución a este problema puede ser motivo de un trabajo futuro que se pondrá a consideración en el capitulo 5.</text:p>
      <text:p text:style-name="P88"/>
      <text:p text:style-name="P84"/>
      <text:p text:style-name="P89">Luego de descartar estos puntos como las zonas a paralelizar en la subrutina “estela” nos quedamos con el bucle de la figura 3.4.<text:span text:style-name="T71">1.</text:span>xx que genera los arrays fx, fy, fz, denom y dista, <text:span text:style-name="T71">ya que cada valor generado de estos arrays no depende de otros previos dentro de los arrays.</text:span></text:p>
      <text:p text:style-name="P95">---<text:span text:style-name="T92">agregar figura 3.4.1.xx---???</text:span></text:p>
      <text:p text:style-name="P89"/>
      <text:p text:style-name="P89"><text:soft-page-break/></text:p>
      <text:h text:style-name="P12" text:outline-level="3">3.4.2 Optimización <text:span text:style-name="T72">con OpenMP</text:span> de subrutina Estela</text:h>
      <text:p text:style-name="P90"/>
      <text:p text:style-name="P91">Seleccionado el bucle a paralelizar debemos hacer un analisis de los datos que intervienen para poder realizar una optimización correcta. <text:span text:style-name="T74">Se realizan varias pruebas para paralelizar que veremos en el capitulo 4, quedando definido un conjunto de datos que debe ser compartido por cada thread lanzado por OpenMP y ciertas variables que deben ser privadas de cada uno de ellos.</text:span></text:p>
      <text:p text:style-name="P91"/>
      <text:p text:style-name="P91">El <text:span text:style-name="T74">bloque de </text:span>código seleccionado para <text:span text:style-name="T74">optimizar</text:span> es similar al siguiente:</text:p>
      <text:p text:style-name="P91"/>
      <text:p text:style-name="P159"><text:change-end text:change-id="ct87473936"/><text:change-start text:change-id="ct87482608"/><text:span text:style-name="T84">1</text:span> <text:s/><text:change-end text:change-id="ct87482608"/><text:change-start text:change-id="ct87483952"/><text:s text:c="6"/>do 3 ik=1,kult</text:p>
      <text:p text:style-name="P159"><text:change-end text:change-id="ct87483952"/><text:change-start text:change-id="ct87484176"/><text:span text:style-name="T84">2</text:span> <text:s/><text:change-end text:change-id="ct87484176"/><text:change-start text:change-id="ct87055408"/><text:s text:c="6"/>fx(ik)=<text:span text:style-name="T73">[calculo con valores de varias matrices]</text:span></text:p>
      <text:p text:style-name="P159"><text:change-end text:change-id="ct87055408"/><text:change-start text:change-id="ct87484688"/><text:span text:style-name="T84">3</text:span> <text:s/><text:change-end text:change-id="ct87484688"/><text:change-start text:change-id="ct87485200"/><text:s text:c="6"/>fy(ik)=<text:span text:style-name="T73">[calculo con valores de varias matrices]</text:span></text:p>
      <text:p text:style-name="P159"><text:change-end text:change-id="ct87485200"/><text:change-start text:change-id="ct87485424"/><text:span text:style-name="T84">4</text:span> <text:s/><text:change-end text:change-id="ct87485424"/><text:change-start text:change-id="ct87485936"/><text:s text:c="6"/>fz(ik)=<text:span text:style-name="T73">[calculo con valores de varias matrices]</text:span></text:p>
      <text:p text:style-name="P159"><text:change-end text:change-id="ct87485936"/><text:change-start text:change-id="ct87486160"/><text:span text:style-name="T84">5</text:span> <text:s/><text:change-end text:change-id="ct87486160"/><text:change-start text:change-id="ct87486672"/><text:s text:c="6"/>fz(ik)=(-1.)*fz(ik)</text:p>
      <text:p text:style-name="P159"><text:change-end text:change-id="ct87486672"/><text:change-start text:change-id="ct87486896"/><text:span text:style-name="T84">6</text:span> <text:s/><text:change-end text:change-id="ct87486896"/><text:change-start text:change-id="ct87487408"/><text:s text:c="6"/>dist2=<text:span text:style-name="T73">[calculo con valores de varias matrices]</text:span></text:p>
      <text:p text:style-name="P159"><text:change-end text:change-id="ct87487408"/><text:change-start text:change-id="ct87487824"/><text:span text:style-name="T84">7</text:span> <text:s/><text:change-end text:change-id="ct87487824"/><text:change-start text:change-id="ct87488336"/><text:s text:c="6"/>dista(ik)=dsqrt(dist2) <text:s text:c="33"/></text:p>
      <text:p text:style-name="P159"><text:change-end text:change-id="ct87488336"/><text:change-start text:change-id="ct87488560"/><text:span text:style-name="T84">8</text:span> <text:s/><text:change-end text:change-id="ct87488560"/><text:change-start text:change-id="ct87489072"/><text:s text:c="6"/>denom(ik)=dista(ik)**3 <text:s text:c="18"/></text:p>
      <text:p text:style-name="P159"><text:change-end text:change-id="ct87489072"/><text:change-start text:change-id="ct87489296"/><text:span text:style-name="T84">9</text:span> <text:s/><text:change-end text:change-id="ct87489296"/><text:change-start text:change-id="ct87489520"/><text:s text:c="3"/>3 continue<text:change-end text:change-id="ct87489520"/><text:change-start text:change-id="ct87131264"/></text:p>
      <text:p text:style-name="P92"><text:change-end text:change-id="ct87131264"/><text:change-start text:change-id="ct87131968"/></text:p>
      <text:p text:style-name="P120"><text:change-end text:change-id="ct87131968"/><text:change-start text:change-id="ct87132192"/>Este bucle es e<text:change-end text:change-id="ct87132192"/><text:change-start text:change-id="ct87132640"/>l primer bucle interno de dos iteraciones mayores que incluyen mas calculos con otr<text:change-end text:change-id="ct87132640"/><text:change-start text:change-id="ct87132416"/>as estructuras, las cuales dependen de los resultados obtenidos en este primer bucle.<text:change-end text:change-id="ct87132416"/><text:change-start text:change-id="ct87133712"/></text:p>
      <text:p text:style-name="P120">Se calulan tres arrays llamados <text:span text:style-name="T75">fx</text:span>, <text:span text:style-name="T75">fy</text:span> y <text:span text:style-name="T75">fz</text:span><text:change-end text:change-id="ct87133712"/><text:change-start text:change-id="ct87140528"/>, un valor <text:span text:style-name="T75">dist2</text:span>, y dos arrays mas basados en el valor de <text:span text:style-name="T75">dist2</text:span>, <text:span text:style-name="T81">llamados </text:span><text:span text:style-name="T75">dista</text:span> y <text:span text:style-name="T75">denom</text:span>.<text:change-end text:change-id="ct87140528"/><text:change-start text:change-id="ct87141328"/></text:p>
      <text:p text:style-name="P121">Los cálculos de los tres primeros arrays y del valor dist2 dependen de varios otros arrays<text:change-end text:change-id="ct87141328"/><text:change-start text:change-id="ct87142208"/> ya calculados previamente y que la subrutina obtiene por el área de datos común con el resto de partes del programa<text:change-end text:change-id="ct87142208"/><text:change-start text:change-id="ct87142720"/> Fortran, además de utilizar funciones propias del lenguaje. <text:s/><text:span text:style-name="T82">-------se puede ser mas especifico y detallar cuales son los arrays previos----</text:span></text:p>
      <text:p text:style-name="P122"><text:change-end text:change-id="ct87142720"/><text:change-start text:change-id="ct87142944"/>En un primer análisis del bloque de código podemos observar una fuerte dependencia de datos <text:change-end text:change-id="ct87142944"/><text:change-start text:change-id="ct87144352"/>en las lineas<text:change-end text:change-id="ct87144352"/><text:change-start text:change-id="ct87143904"/> (5) y (8) <text:span text:style-name="T85">de la fig. 3.4.2.xx</text:span>. En la primera el calculo de fz(ik) depende de si mismo y en la segunda el valor de denom(ik) depende del va<text:change-end text:change-id="ct87143904"/><text:change-start text:change-id="ct87144128"/>lor de dista(ik).<text:change-end text:change-id="ct87144128"/><text:change-start text:change-id="ct87144864"/></text:p>
      <text:p text:style-name="P123">La dependencia de datos en la linea (5) <text:change-end text:change-id="ct87144864"/><text:change-start text:change-id="ct87145088"/>es posible solucionarla rápida y elegantemente <text:span text:style-name="T87">¿</text:span>?. La linea lo que hace es <text:change-end text:change-id="ct87145088"/><text:change-start text:change-id="ct87145312"/>al valor en fz(ik) multiplicarlo por -1, por lo cual es posible este c<text:span text:style-name="T86">á</text:span>lculo agregarlo <text:span text:style-name="T86">al final d</text:span>e la linea (4) <text:change-end text:change-id="ct87145312"/><text:change-start text:change-id="ct87146672"/><text:span text:style-name="T86">quedando la linea de la siguiente manera:</text:span><text:change-end text:change-id="ct87146672"/><text:change-start text:change-id="ct87148048"/></text:p>
      <text:p text:style-name="P123"/>
      <text:p text:style-name="P160"><text:s text:c="8"/>fz(ik)=<text:span text:style-name="T86">([calculo con valores de varias matrices])*(-1.)</text:span></text:p>
      <text:p text:style-name="P123"/>
      <text:p text:style-name="P124"><text:change-end text:change-id="ct87148048"/><text:change-start text:change-id="ct87148688"/>En el caso de la linea (8) el análisis es distinto, la dependencia se encuentra en el valor<text:change-end text:change-id="ct87148688"/><text:change-start text:change-id="ct87148272"/> de dista(ik) el cual es calculado en el paso previo y depende del cálculo del valor dist2<text:change-end text:change-id="ct87148272"/><text:change-start text:change-id="ct87148912"/>, <text:change-end text:change-id="ct87148912"/><text:change-start text:change-id="ct87149136"/>además es un calculo simple con una función interna del lenguaje Fortran. Se podría utilizar un calcul<text:change-end text:change-id="ct87149136"/><text:change-start text:change-id="ct87063504"/>o intermedio y luego asignar el resultado a dista(ik) y denom(ik), por ej:</text:p>
      <text:p text:style-name="P124"/>
      <text:p text:style-name="P104">var_aux = dsqrt(dist2)</text:p>
      <text:p text:style-name="P104">dista(ik) = var_aux</text:p>
      <text:p text:style-name="P104">denom(ik) = var_aux**3</text:p>
      <text:p text:style-name="P124"/>
      <text:p text:style-name="P125">Pero enfrentamos la indeterminación del valor inicial de var_aux y como afecta a cada bloque paralelo cuando realicemos la optimización con OpenMP. Se puede resolver llevando un control de la variable <text:soft-page-break/>en el bloque declarativo de OpenMP e inicializando la variable cada vez que es utilizada, lo que agrega carga de control al bloque de código (tanto en OpenMP como en el código Fortran normal). Si el cálculo a realizar con dist2 fuera de mayor complejidad podría justificarse la utilización de una variable auxiliar intermedia, pero como es un calculo sencillo <text:span text:style-name="T87">que </text:span>utiliz<text:span text:style-name="T87">a</text:span> una función interna de Fortran a la cual se le envía un solo valor, se puede resolver de la siguiente manera:</text:p>
      <text:p text:style-name="P125"/>
      <text:p text:style-name="P105">dista(ik) = dsqrt(dist2)</text:p>
      <text:p text:style-name="P105">denom(ik) = (dsqrt(dist2))**3</text:p>
      <text:p text:style-name="P125"/>
      <text:p text:style-name="P126">----</text:p>
      <text:p text:style-name="P94"><text:span text:style-name="T89">Se puede entender mejor la dependencia de datos y la necesidad de controlar ciertas variables en los bloques paralelizados al observar un problema importante que surgió durante el trabajo de tesis, el cual</text:span> incluso no esta<text:span text:style-name="T90">ba</text:span> simple vista. </text:p>
      <text:p text:style-name="P94"><text:span text:style-name="T90">A</text:span>l realizar la optimización paralela los resultados del programa eran distintos a los de la ejecución normal. Los resultados deb<text:span text:style-name="T90">en</text:span> ser iguales, el programa es totalmente determinístico, por lo cual se buscaron muchas formas diferentes con directivas de OpenMP de controlar la ejecución de los threads <text:span text:style-name="T90">en este bloque seleccionado para optimización, </text:span>para que los datos no se contaminaran, <text:span text:style-name="T90">pero </text:span>siempre <text:span text:style-name="T90">arribando al</text:span> mismo resultado erroneo. </text:p>
      <text:p text:style-name="P93">El problema se encontró en otra porción de código que parecía bastante simple de paralelizar y <text:span text:style-name="T90">sin</text:span> necesi<text:span text:style-name="T90">dad de</text:span> control alguno. Al iniciar, la subrutina estela utiliza dos estructuras DO anidadas que inicializan con valor 0 tres arrays (ciex, ciey y ciez), por lo cual con una estructura OMP PARALLEL DO de OpenMP <text:span text:style-name="T89">debería bastar </text:span>para paralelizar el calculo y <text:span text:style-name="T89">obtener una ganancia en performance.</text:span></text:p>
      <text:p text:style-name="P96">El problema surg<text:span text:style-name="T90">e</text:span> porque la inicialización a 0 se realiza a través de una <text:span text:style-name="T108">variable</text:span> llamada “cero” definida en otra parte del código con el valor 0. Al lanzarse los threads de OpenMP dicha <text:span text:style-name="T108">variable</text:span> pas<text:span text:style-name="T107">ó</text:span> a <text:span text:style-name="T90">tener</text:span> un valor indeterminado para cada thread, trayendo consigo datos <text:span text:style-name="T90">espurios</text:span> a los cálculos siguientes donde los arrays intervienen. Al comentar las directivas OpenMP que encerraban dichos bloques DO los resultados volvieron a ser correctos.</text:p>
      <text:p text:style-name="P97">Si bien el comportamiento por defecto de OpenMP debería ser compartir entre todos los threads las variables en memoria del programa principal, no ocurre en este caso con la <text:span text:style-name="T108">variable</text:span> <text:span text:style-name="T75">“cero”</text:span><text:span text:style-name="T95">. Investigar estas particularidades, </text:span><text:span text:style-name="T101">como una implementación del estándar OpenMP difiere de otras y que problemas trae,</text:span><text:span text:style-name="T95"> puede ser motivo de una extensión futura de este trabajo de tesis.</text:span></text:p>
      <text:p text:style-name="P130"/>
      <text:p text:style-name="P125"/>
      <text:p text:style-name="P127"><text:change-end text:change-id="ct87063504"/><text:change-start text:change-id="ct87068080"/>Con las modificaciones indicadas ya está el bucle en condiciones de ser paralelizado con OpenMP.</text:p>
      <text:p text:style-name="P127">Lo primero que <text:change-end text:change-id="ct87068080"/><text:change-start text:change-id="ct87134688"/>realizamos<text:change-end text:change-id="ct87134688"/><text:change-start text:change-id="ct87502240"/>, c<text:span text:style-name="T73">omo vimos en el capitulo 2, </text:span>es indicar el comienzo de la región paralela y su final<text:span text:style-name="T73">:</text:span></text:p>
      <text:p text:style-name="P100"/>
      <text:p text:style-name="P169">!$OMP PARALLEL</text:p>
      <text:p text:style-name="P173">[bucle paralelizado]</text:p>
      <text:p text:style-name="P169">!$OMP END PARALLEL</text:p>
      <text:p text:style-name="P145"/>
      <text:p text:style-name="P127">Con esto no es suficiente, a su vez debemos agregar las instrucciones para indicar que la región paralela deberá ser una estructura DO, por lo que además debemos agregar esta definición:</text:p>
      <text:p text:style-name="P127"/>
      <text:p text:style-name="P170">!$OMP PARALLEL</text:p>
      <text:p text:style-name="P170">!$OMP DO</text:p>
      <text:p text:style-name="P170"/>
      <text:p text:style-name="P174">[bucle paralelizado]</text:p>
      <text:p text:style-name="P174"/>
      <text:p text:style-name="P170"><text:soft-page-break/>!$OMP END DO</text:p>
      <text:p text:style-name="P161">!$OMP END PARALLEL</text:p>
      <text:p text:style-name="P127"/>
      <text:p text:style-name="P129">Al realizar estos cambios en el código para el bloque indicado, mas allá de conseguir una gran mejoría en el tiempo empleado, <text:span text:style-name="T91">por aún existir una dependencia de datos </text:span>nos encontramos con resultados con variaciones <text:span text:style-name="T88">significativas con</text:span> respecto a los originales <text:span text:style-name="T106">como veremos en el capítulo 4</text:span>. Teniendo en cuenta esto debemos realizar un <text:span text:style-name="T91">análisis</text:span> de que <text:span text:style-name="T88">variables</text:span> son compartid<text:span text:style-name="T88">a</text:span>s por los <text:span text:style-name="T88">distintos threads del proceso y cual es su alcance para evitar discrepancias en los resultados, ya que como indicamos el programa es totalmente determinístico.</text:span><text:change-end text:change-id="ct87502240"/><text:change-start text:change-id="ct87059984"/></text:p>
      <text:p text:style-name="P146"/>
      <text:p text:style-name="P147">-----</text:p>
      <text:p text:style-name="P131"><text:change-end text:change-id="ct87059984"/><text:change-start text:change-id="ct87070544"/>El bloque de código <text:change-end text:change-id="ct87070544"/><text:change-start text:change-id="ct87504128"/>nos muestra que para realizar el cal<text:change-end text:change-id="ct87504128"/><text:change-start text:change-id="ct87071248"/>culo de los arrays son necesarios varios otros arrays y variables <text:span text:style-name="T94">los que ya poseen valores previos</text:span>.<text:change-end text:change-id="ct87071248"/><text:change-start text:change-id="ct87071600"/> Podemos ver en la figura 3.4.<text:change-end text:change-id="ct87071600"/><text:change-start text:change-id="ct87071952"/>2.yy cuales son:</text:p>
      <text:p text:style-name="P131"/>
      <text:p text:style-name="P164">arrays:</text:p>
      <text:p text:style-name="P164">pcx, pcy, pcz, xe, ye, ze, re, fi</text:p>
      <text:p text:style-name="P164">Variable:</text:p>
      <text:p text:style-name="P164">c0</text:p>
      <text:p text:style-name="P132"><text:change-end text:change-id="ct87071952"/><text:change-start text:change-id="ct87072304"/></text:p>
      <text:p text:style-name="P132">Además se utilizan las variables de control <text:span text:style-name="T75">ir</text:span> y <text:span text:style-name="T75">npa</text:span> de los bloques DO exteriores<text:change-end text:change-id="ct87072304"/><text:change-start text:change-id="ct87072656"/> donde está anidado nuestro bloque de código, utilizadas para recorrer los arrays indicados en la figura 3.4.2.yy<text:change-end text:change-id="ct87072656"/><text:change-start text:change-id="ct87507328"/>.</text:p>
      <text:p text:style-name="P133"><text:change-end text:change-id="ct87507328"/><text:change-start text:change-id="ct85467072"/></text:p>
      <text:p text:style-name="P133"><text:change-end text:change-id="ct85467072"/><text:change-start text:change-id="ct85467296"/>El primer interrogante es saber si los datos se deben compartir entre todos los <text:change-end text:change-id="ct85467296"/><text:change-start text:change-id="ct85467792"/>threads o deben ser privados. Si observamos <text:change-end text:change-id="ct85467792"/><text:change-start text:change-id="ct85467520"/>todos los arrays y variables externos que <text:change-end text:change-id="ct85467520"/><text:change-start text:change-id="ct85468016"/>se utilizan para el cálculo, los threads deben c<text:change-end text:change-id="ct85468016"/><text:change-start text:change-id="ct85469904"/>ompartir su valor, si se los definiera como PRIVATE su valor sería indefinido para cada thread, <text:change-end text:change-id="ct85469904"/><text:change-start text:change-id="ct85470128"/>y si fuera como FIRSTPRIVATE por mas que los valores fueran correctos, la cantidad de recursos necesarios para la ejecución se multiplicaría por la cantidad de threads que <text:change-end text:change-id="ct85470128"/><text:change-start text:change-id="ct87073712"/>estuvieran en ejecución<text:change-end text:change-id="ct87073712"/><text:change-start text:change-id="ct87074064"/>. </text:p>
      <text:p text:style-name="P133"/>
      <text:p text:style-name="P133">Luego, los <text:change-end text:change-id="ct87074064"/><text:change-start text:change-id="ct85469600"/>arrays modificados dentro del bloque <text:change-end text:change-id="ct85469600"/><text:change-start text:change-id="ct87076880"/>son escritos por cada thread, pero cada thread accede a las posiciones definidas por la variable de control del bloque DO que estamos paralelizando, <text:span text:style-name="T75">ik</text:span><text:span text:style-name="T95">, </text:span><text:change-end text:change-id="ct87076880"/><text:change-start text:change-id="ct85468240"/><text:span text:style-name="T96">la cual </text:span><text:change-end text:change-id="ct85468240"/><text:change-start text:change-id="ct85468560"/><text:span text:style-name="T96">tendrá un valor para cada thread específico; por ejemplo si dividimos un DO de 100 iteraciones</text:span><text:change-end text:change-id="ct85468560"/><text:change-start text:change-id="ct87508880"/><text:span text:style-name="T96"> en 2 threads, la variable de control </text:span><text:span text:style-name="T76">ik</text:span><text:span text:style-name="T96"> tendrá valor inicial de 0 </text:span><text:change-end text:change-id="ct87508880"/><text:change-start text:change-id="ct87510112"/><text:span text:style-name="T96">para un thread y 50 para el otro</text:span><text:change-end text:change-id="ct87510112"/><text:change-start text:change-id="ct85469344"/><text:span text:style-name="T96">.</text:span></text:p>
      <text:p text:style-name="P133"><text:span text:style-name="T96">Esto nos lleva a que los arrays modificados dentro del bloque también pueden ser compartidos por todos los threads</text:span><text:change-end text:change-id="ct85469344"/><text:change-start text:change-id="ct87077936"/><text:span text:style-name="T96">, ya que solo son accedidos indexados por la variable </text:span><text:span text:style-name="T76">ik</text:span><text:span text:style-name="T96"> </text:span><text:change-end text:change-id="ct87077936"/><text:change-start text:change-id="ct87077232"/><text:span text:style-name="T96">la cual como vimos será disjunta pa</text:span><text:change-end text:change-id="ct87077232"/><text:change-start text:change-id="ct87511888"/><text:span text:style-name="T96">ra cada thread, con lo cual cada thread accede a posiciones de los arrays distintas para modificar.</text:span></text:p>
      <text:p text:style-name="P134"><text:span text:style-name="T95">Explicado todo esto, vemos que la gran mayoría de arrays y variables son compartidas por todos los </text:span><text:change-end text:change-id="ct87511888"/><text:change-start text:change-id="ct87509824"/><text:span text:style-name="T95">threads, y la dependencia de datos entre estos es inexistente (los arrays escritos no son </text:span><text:change-end text:change-id="ct87509824"/><text:change-start text:change-id="ct87080048"/><text:span text:style-name="T95">leidos, los arrays y variables leidas no son modificados), con lo cual definimos en la instrucción OpenMP de inicio del bloque paralelo como DEFAULT(SHARED) para </text:span><text:change-end text:change-id="ct87080048"/><text:change-start text:change-id="ct87080752"/><text:span text:style-name="T95">todas las variables utilizadas dentro </text:span><text:span text:style-name="T98">(si bien es el comportamiento por defecto que el estándar OpenMP toma, lo dejamos declarado </text:span><text:span text:style-name="T100">explícitamente</text:span><text:span text:style-name="T98">, no solo p</text:span><text:span text:style-name="T99">o</text:span><text:span text:style-name="T98">r legibilidad, sino para evitar que una implementación extraña de OpenMP de un compilador genere resultados incorrectos, </text:span><text:span text:style-name="T100">por ejemplo con la </text:span><text:span text:style-name="T103">variable</text:span><text:span text:style-name="T100"> </text:span><text:span text:style-name="T78">“cero”</text:span><text:span text:style-name="T100"> que vimos en el problema </text:span><text:span text:style-name="T101">explicado previamente en esta misma sección</text:span><text:span text:style-name="T98">).</text:span></text:p>
      <text:p text:style-name="P138"/>
      <text:p text:style-name="P171">!$OMP PARALLEL <text:span text:style-name="T105">DEFAULT(SHARED)</text:span></text:p>
      <text:p text:style-name="P171">!$OMP DO</text:p>
      <text:p text:style-name="P171"/>
      <text:p text:style-name="P175">[bucle paralelizado]</text:p>
      <text:p text:style-name="P175"><text:soft-page-break/></text:p>
      <text:p text:style-name="P171">!$OMP END DO</text:p>
      <text:p text:style-name="P162">!$OMP END PARALLEL</text:p>
      <text:p text:style-name="P128"/>
      <text:p text:style-name="P135"><text:change-end text:change-id="ct87080752"/><text:change-start text:change-id="ct87399680"/><text:span text:style-name="T95">Con esta definición tenemos que todas </text:span><text:change-end text:change-id="ct87399680"/><text:change-start text:change-id="ct87400208"/><text:span text:style-name="T95">las variables (arrays y variables comunes) serán compartidas por todos los threads. </text:span></text:p>
      <text:p text:style-name="P135"><text:span text:style-name="T95">Si analizamos mas fino, podemos ver que hay variables que necesitan </text:span><text:change-end text:change-id="ct87400208"/><text:change-start text:change-id="ct87513488"/><text:span text:style-name="T97">definirse privadas de cada thread</text:span><text:change-end text:change-id="ct87513488"/><text:change-start text:change-id="ct87513264"/><text:span text:style-name="T97">, </text:span><text:span text:style-name="T98">principalmente la variable </text:span><text:span text:style-name="T77">dist</text:span><text:change-end text:change-id="ct87513264"/><text:change-start text:change-id="ct87514272"/><text:span text:style-name="T77">2</text:span><text:span text:style-name="T98"> que es calculada dentro de cada thread en cada una de las iteraciones</text:span><text:change-end text:change-id="ct87514272"/><text:change-start text:change-id="ct87516640"/><text:span text:style-name="T98">. </text:span><text:span text:style-name="T99">S</text:span><text:change-end text:change-id="ct87516640"/><text:change-start text:change-id="ct87526704"/><text:span text:style-name="T98">i fu</text:span><text:change-end text:change-id="ct87526704"/><text:change-start text:change-id="ct87517088"/><text:span text:style-name="T98">era una variable compartida </text:span><text:change-end text:change-id="ct87517088"/><text:change-start text:change-id="ct87083216"/><text:span text:style-name="T100">todos los threads escribirían en ella en </text:span><text:change-end text:change-id="ct87083216"/><text:change-start text:change-id="ct87527360"/><text:span text:style-name="T100">cualquier orden llevando a resultados </text:span><text:change-end text:change-id="ct87527360"/><text:change-start text:change-id="ct87529440"/><text:span text:style-name="T100">erróneos. Solo para ejemplificar</text:span><text:change-end text:change-id="ct87529440"/><text:change-start text:change-id="ct87533040"/><text:span text:style-name="T100"> </text:span><text:span text:style-name="T101">supongamos que el thread 1 calcula la variable </text:span><text:span text:style-name="T79">dist2</text:span><text:change-end text:change-id="ct87533040"/><text:change-start text:change-id="ct87534288"/><text:span text:style-name="T101"> en una iteración, </text:span><text:change-end text:change-id="ct87534288"/><text:change-start text:change-id="ct87538416"/><text:span text:style-name="T102">luego escribe el valor de </text:span><text:span text:style-name="T80">dista(ik)</text:span><text:span text:style-name="T102"> con </text:span><text:span text:style-name="T80">dist2</text:span><text:span text:style-name="T102">, en ese momento el thread 4 </text:span><text:change-end text:change-id="ct87538416"/><text:change-start text:change-id="ct87547344"/><text:span text:style-name="T102">calcula y escribe </text:span><text:span text:style-name="T80">dist2</text:span><text:span text:style-name="T102">, cuando el thread 1 va a escribir el valor de </text:span><text:span text:style-name="T80">denom(ik)</text:span><text:span text:style-name="T102">, </text:span><text:span text:style-name="T80">dist2</text:span><text:span text:style-name="T102"> ya tiene un valor completam</text:span><text:change-end text:change-id="ct87547344"/><text:change-start text:change-id="ct87548544"/><text:span text:style-name="T102">ente distinto al que había calculado el thread 1 previamente.</text:span><text:change-end text:change-id="ct87548544"/><text:change-start text:change-id="ct87516864"/></text:p>
      <text:p text:style-name="P136"><text:span text:style-name="T102">P</text:span><text:span text:style-name="T95">ara evitar un problema similar al de la variable “</text:span><text:change-end text:change-id="ct87516864"/><text:change-start text:change-id="ct87519920"/><text:span text:style-name="T95">cero” decidimos declarar las variables de control ir y npa, </text:span><text:span text:style-name="T104">y la variable ncapa</text:span><text:span text:style-name="T95"> como FIRSTPRIVATE</text:span><text:change-end text:change-id="ct87519920"/><text:change-start text:change-id="ct87085680"/><text:span text:style-name="T95">, de manera que sean privadas de cada thread y tengan desde el principio </text:span><text:change-end text:change-id="ct87085680"/><text:change-start text:change-id="ct87083568"/><text:span text:style-name="T95">su valor.</text:span><text:change-end text:change-id="ct87083568"/><text:change-start text:change-id="ct87085328"/></text:p>
      <text:p text:style-name="P137"><text:span text:style-name="T95">El código queda como vemos en </text:span><text:change-end text:change-id="ct87085328"/><text:change-start text:change-id="ct87515968"/><text:span text:style-name="T95">la figura 3.4.2.zz</text:span></text:p>
      <text:p text:style-name="P140"/>
      <text:p text:style-name="P172">!$OMP PARALLEL <text:span text:style-name="T105">DEFAULT(SHARED)</text:span></text:p>
      <text:p text:style-name="P172">!$OMP DO <text:span text:style-name="T109">FIRSTPRIVATE(ir,npa,ncapa) PRIVATE(dist2)</text:span></text:p>
      <text:p text:style-name="P172"/>
      <text:p text:style-name="P176">[bucle paralelizado]</text:p>
      <text:p text:style-name="P176"/>
      <text:p text:style-name="P172">!$OMP END DO</text:p>
      <text:p text:style-name="P163">!$OMP END PARALLEL</text:p>
      <text:p text:style-name="P141"/>
      <text:p text:style-name="P142">Con estos cambios la ejecución del nuevo código da los resultados correctos comparados con la ejecución original y con la ejecución del código optimizado linealmente, teniendo paralelizado parte del bloque de código que más tiempo consumía de toda la aplicación. En el capitulo 4 podremos ver la comparativa de tiempos de cada uno de los códigos.</text:p>
      <text:p text:style-name="P142"/>
      <text:p text:style-name="P144">¿¿¿ponemos como he venido mechando, que aplicar openmp al resto de estela podría ser trabajo futuro o lo dejo para el final???</text:p>
      <text:p text:style-name="P143"><text:change-end text:change-id="ct87515968"/><text:change-start text:change-id="ct87516192"/>Esto iría en las conclusiones y trabajos futuros<text:change-end text:change-id="ct87516192"/><text:change-start text:change-id="ct87548096"/></text:p>
      <text:p text:style-name="P140"><text:change-end text:change-id="ct87548096"/><text:change-start text:change-id="ct87083920"/></text:p>
      <text:p text:style-name="P139"><text:change-end text:change-id="ct87083920"/><text:change-start text:change-id="ct87546912"/></text:p>
      <text:p text:style-name="P129"><text:change-end text:change-id="ct875469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ormal" style:family="paragraph" style:default-outline-level="">
      <style:paragraph-properties fo:margin-top="0cm" fo:margin-bottom="0cm" loext: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8T19:36:41.930547916</meta:creation-date>
    <dc:date>2016-04-26T15:26:15.341931129</dc:date>
    <meta:editing-duration>P1DT17H45M54S</meta:editing-duration>
    <meta:editing-cycles>172</meta:editing-cycles>
    <meta:generator>LibreOffice/5.1.2.2$Linux_X86_64 LibreOffice_project/10m0$Build-2</meta:generator>
    <dc:creator>Andres Huayquil </dc:creator>
    <meta:document-statistic meta:table-count="0" meta:image-count="0" meta:object-count="0" meta:page-count="17" meta:paragraph-count="340" meta:word-count="6640" meta:character-count="42973" meta:non-whitespace-character-count="35202"/>
  </office:meta>
</office:document-meta>
</file>